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Pictures/10000000000004EC0000031A29820AA52E9CFEA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3" svg:font-family="'Segoe UI'" style:font-adornments="Regular"/>
    <style:font-face style:name="Arial2" svg:font-family="Arial" style:font-adornments="Regular" style:font-family-generic="swiss"/>
    <style:font-face style:name="Segoe UI2" svg:font-family="'Segoe UI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37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36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35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3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gr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7.42cm"/>
    </style:style>
    <style:style style:name="gr4" style:family="graphic" style:parent-style-name="Default_5f_6">
      <style:graphic-properties draw:stroke="none" svg:stroke-color="#000000" draw:fill="none" draw:fill-color="#ffffff" draw:auto-grow-height="true" draw:auto-grow-width="false" fo:max-height="0cm" fo:min-height="2.925cm"/>
    </style:style>
    <style:style style:name="gr5" style:family="graphic" style:parent-style-name="Default_5f_6">
      <style:graphic-properties draw:stroke="none" svg:stroke-color="#000000" draw:fill="none" draw:fill-color="#ffffff" draw:auto-grow-height="true" draw:auto-grow-width="false" fo:max-height="0cm" fo:min-height="6.197cm"/>
    </style:style>
    <style:style style:name="gr6" style:family="graphic" style:parent-style-name="Default_5f_6">
      <style:graphic-properties draw:stroke="none" svg:stroke-color="#000000" draw:fill="none" draw:fill-color="#ffffff" draw:auto-grow-height="true" draw:auto-grow-width="false" fo:max-height="0cm" fo:min-height="5.128cm"/>
    </style:style>
    <style:style style:name="gr7" style:family="graphic" style:parent-style-name="Default_5f_6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Default_5f_6">
      <style:graphic-properties draw:stroke="none" svg:stroke-color="#000000" draw:fill="none" draw:fill-color="#ffffff" draw:auto-grow-height="true" draw:auto-grow-width="false" fo:max-height="0cm" fo:min-height="5.3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6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9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8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34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128cm"/>
    </style:style>
    <style:style style:name="gr25" style:family="graphic" style:parent-style-name="Default_5f_7">
      <style:graphic-properties draw:stroke="none" svg:stroke-color="#000000" draw:fill="none" draw:fill-color="#ffffff" draw:auto-grow-height="true" draw:auto-grow-width="false" fo:max-height="0cm" fo:min-height="2.813cm"/>
    </style:style>
    <style:style style:name="gr26" style:family="graphic" style:parent-style-name="Default_5f_7">
      <style:graphic-properties draw:stroke="none" svg:stroke-color="#000000" draw:fill="none" draw:fill-color="#ffffff" draw:auto-grow-height="true" draw:auto-grow-width="false" fo:max-height="0cm" fo:min-height="6.387cm"/>
    </style:style>
    <style:style style:name="gr27" style:family="graphic" style:parent-style-name="Default_5f_7">
      <style:graphic-properties draw:stroke="none" svg:stroke-color="#000000" draw:fill="none" draw:fill-color="#ffffff" draw:auto-grow-height="true" draw:auto-grow-width="false" fo:max-height="0cm" fo:min-height="5.592cm"/>
    </style:style>
    <style:style style:name="gr28" style:family="graphic" style:parent-style-name="Default_5f_7">
      <style:graphic-properties draw:stroke="none" svg:stroke-color="#000000" draw:fill="none" draw:fill-color="#ffffff" draw:auto-grow-height="true" draw:auto-grow-width="false" fo:max-height="0cm" fo:min-height="5.338cm"/>
    </style:style>
    <style:style style:name="gr29" style:family="graphic" style:parent-style-name="Default_5f_7">
      <style:graphic-properties draw:stroke="none" svg:stroke-color="#000000" draw:fill="none" draw:fill-color="#ffffff" draw:auto-grow-height="true" draw:auto-grow-width="false" fo:max-height="0cm" fo:min-height="7.89cm"/>
    </style:style>
    <style:style style:name="gr30" style:family="graphic" style:parent-style-name="Default_5f_7">
      <style:graphic-properties draw:stroke="none" svg:stroke-color="#000000" draw:fill="none" draw:fill-color="#ffffff" draw:auto-grow-height="true" draw:auto-grow-width="false" fo:max-height="0cm" fo:min-height="7.516cm"/>
    </style:style>
    <style:style style:name="gr31" style:family="graphic" style:parent-style-name="Default_5f_7">
      <style:graphic-properties draw:stroke="none" svg:stroke-color="#000000" draw:fill="none" draw:fill-color="#ffffff" draw:auto-grow-height="true" draw:auto-grow-width="false" fo:max-height="0cm" fo:min-height="6.60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7.017cm"/>
    </style:style>
    <style:style style:name="gr36" style:family="graphic" style:parent-style-name="Default_5f_8">
      <style:graphic-properties draw:stroke="none" svg:stroke-color="#000000" draw:fill="none" draw:fill-color="#ffffff" draw:auto-grow-height="true" draw:auto-grow-width="false" fo:max-height="0cm" fo:min-height="3.306cm"/>
    </style:style>
    <style:style style:name="gr37" style:family="graphic" style:parent-style-name="Default_5f_8">
      <style:graphic-properties draw:stroke="none" svg:stroke-color="#000000" draw:fill="none" draw:fill-color="#ffffff" draw:auto-grow-height="true" draw:auto-grow-width="false" fo:max-height="0cm" fo:min-height="6.862cm"/>
    </style:style>
    <style:style style:name="gr38" style:family="graphic" style:parent-style-name="Default_5f_8">
      <style:graphic-properties draw:stroke="none" svg:stroke-color="#000000" draw:fill="none" draw:fill-color="#ffffff" draw:auto-grow-height="true" draw:auto-grow-width="false" fo:max-height="0cm" fo:min-height="3.56cm"/>
    </style:style>
    <style:style style:name="gr39" style:family="graphic" style:parent-style-name="Default_5f_8">
      <style:graphic-properties draw:stroke="none" svg:stroke-color="#000000" draw:fill="none" draw:fill-color="#ffffff" draw:auto-grow-height="true" draw:auto-grow-width="false" fo:max-height="0cm" fo:min-height="6.883cm"/>
    </style:style>
    <style:style style:name="gr40" style:family="graphic" style:parent-style-name="Default_5f_8">
      <style:graphic-properties draw:stroke="none" svg:stroke-color="#000000" draw:fill="none" draw:fill-color="#ffffff" draw:auto-grow-height="true" draw:auto-grow-width="false" fo:max-height="0cm" fo:min-height="3.83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80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01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03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11cm"/>
    </style:style>
    <style:style style:name="gr45" style:family="graphic" style:parent-style-name="Default_5f_9">
      <style:graphic-properties draw:stroke="none" svg:stroke-color="#000000" draw:fill="none" draw:fill-color="#ffffff" draw:auto-grow-height="true" draw:auto-grow-width="false" fo:max-height="0cm" fo:min-height="2.813cm"/>
    </style:style>
    <style:style style:name="gr46" style:family="graphic" style:parent-style-name="Default_5f_9">
      <style:graphic-properties draw:stroke="none" svg:stroke-color="#000000" draw:fill="none" draw:fill-color="#ffffff" draw:auto-grow-height="true" draw:auto-grow-width="false" fo:max-height="0cm" fo:min-height="5.084cm"/>
    </style:style>
    <style:style style:name="gr47" style:family="graphic" style:parent-style-name="Default_5f_9">
      <style:graphic-properties draw:stroke="none" svg:stroke-color="#000000" draw:fill="none" draw:fill-color="#ffffff" draw:auto-grow-height="true" draw:auto-grow-width="false" fo:max-height="0cm" fo:min-height="4.576cm"/>
    </style:style>
    <style:style style:name="gr48" style:family="graphic" style:parent-style-name="Default_5f_9">
      <style:graphic-properties draw:stroke="none" svg:stroke-color="#000000" draw:fill="none" draw:fill-color="#ffffff" draw:auto-grow-height="true" draw:auto-grow-width="false" fo:max-height="0cm" fo:min-height="4.5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51" style:family="graphic" style:parent-style-name="standard">
      <style:graphic-properties draw:stroke="none" svg:stroke-color="#000000" draw:fill="none" draw:fill-color="#ffffff" fo:min-height="3.557cm"/>
    </style:style>
    <style:style style:name="gr52" style:family="graphic" style:parent-style-name="Default_5f_10">
      <style:graphic-properties draw:stroke="none" svg:stroke-color="#000000" draw:fill="none" draw:fill-color="#ffffff" draw:auto-grow-height="true" draw:auto-grow-width="false" fo:max-height="0cm" fo:min-height="2.53cm"/>
    </style:style>
    <style:style style:name="gr53" style:family="graphic" style:parent-style-name="Default_5f_10">
      <style:graphic-properties draw:stroke="none" svg:stroke-color="#000000" draw:fill="none" draw:fill-color="#ffffff" draw:auto-grow-height="true" draw:auto-grow-width="false" fo:max-height="0cm" fo:min-height="2.813cm"/>
    </style:style>
    <style:style style:name="gr54" style:family="graphic" style:parent-style-name="Default_5f_10">
      <style:graphic-properties draw:stroke="none" svg:stroke-color="#000000" draw:fill="none" draw:fill-color="#ffffff" draw:auto-grow-height="true" draw:auto-grow-width="false" fo:max-height="0cm" fo:min-height="4.51cm"/>
    </style:style>
    <style:style style:name="gr55" style:family="graphic" style:parent-style-name="Default_5f_10">
      <style:graphic-properties draw:stroke="none" svg:stroke-color="#000000" draw:fill="none" draw:fill-color="#ffffff" draw:auto-grow-height="true" draw:auto-grow-width="false" fo:max-height="0cm" fo:min-height="6.01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59" style:family="graphic" style:parent-style-name="Default_5f_11">
      <style:graphic-properties draw:stroke="none" svg:stroke-color="#000000" draw:fill="none" draw:fill-color="#ffffff" draw:auto-grow-height="true" draw:auto-grow-width="false" fo:max-height="0cm" fo:min-height="2.53cm"/>
    </style:style>
    <style:style style:name="gr60" style:family="graphic" style:parent-style-name="Default_5f_11">
      <style:graphic-properties draw:stroke="none" svg:stroke-color="#000000" draw:fill="none" draw:fill-color="#ffffff" draw:auto-grow-height="true" draw:auto-grow-width="false" fo:max-height="0cm" fo:min-height="2.813cm"/>
    </style:style>
    <style:style style:name="gr61" style:family="graphic" style:parent-style-name="Default_5f_11">
      <style:graphic-properties draw:stroke="none" svg:stroke-color="#000000" draw:fill="none" draw:fill-color="#ffffff" draw:auto-grow-height="true" draw:auto-grow-width="false" fo:max-height="0cm" fo:min-height="4.51cm"/>
    </style:style>
    <style:style style:name="gr62" style:family="graphic" style:parent-style-name="Default_5f_11">
      <style:graphic-properties draw:stroke="none" svg:stroke-color="#000000" draw:fill="none" draw:fill-color="#ffffff" draw:auto-grow-height="true" draw:auto-grow-width="false" fo:max-height="0cm" fo:min-height="6.354cm"/>
    </style:style>
    <style:style style:name="gr63" style:family="graphic" style:parent-style-name="Default_5f_11">
      <style:graphic-properties draw:stroke="none" svg:stroke-color="#000000" draw:fill="none" draw:fill-color="#ffffff" draw:auto-grow-height="true" draw:auto-grow-width="false" fo:max-height="0cm" fo:min-height="4.8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8cm"/>
    </style:style>
    <style:style style:name="gr68" style:family="graphic" style:parent-style-name="Default_5f_12">
      <style:graphic-properties draw:stroke="none" svg:stroke-color="#000000" draw:fill="none" draw:fill-color="#ffffff" draw:auto-grow-height="true" draw:auto-grow-width="false" fo:max-height="0cm" fo:min-height="2.813cm"/>
    </style:style>
    <style:style style:name="gr69" style:family="graphic" style:parent-style-name="Default_5f_12">
      <style:graphic-properties draw:stroke="none" svg:stroke-color="#000000" draw:fill="none" draw:fill-color="#ffffff" draw:auto-grow-height="true" draw:auto-grow-width="false" fo:max-height="0cm" fo:min-height="6.761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3.481cm"/>
    </style:style>
    <style:style style:name="gr71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6.608cm"/>
    </style:style>
    <style:style style:name="gr72" style:family="graphic" style:parent-style-name="Default_5f_13">
      <style:graphic-properties draw:stroke="none" svg:stroke-color="#000000" draw:fill="none" draw:fill-color="#ffffff" draw:auto-grow-height="true" draw:auto-grow-width="false" fo:max-height="0cm" fo:min-height="2.813cm"/>
    </style:style>
    <style:style style:name="gr73" style:family="graphic" style:parent-style-name="Default_5f_13">
      <style:graphic-properties draw:stroke="none" svg:stroke-color="#000000" draw:fill="none" draw:fill-color="#ffffff" draw:auto-grow-height="true" draw:auto-grow-width="false" fo:max-height="0cm" fo:min-height="6.761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6.782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5.6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916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7.304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7.696cm"/>
    </style:style>
    <style:style style:name="gr81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4.503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7.509cm"/>
    </style:style>
    <style:style style:name="gr8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38-notes">
      <style:graphic-properties draw:fill-color="#ffffff" draw:auto-grow-height="true" fo:min-height="12.572cm"/>
    </style:style>
    <style:style style:name="pr2" style:family="presentation" style:parent-style-name="Default39-notes">
      <style:graphic-properties draw:fill-color="#ffffff" draw:auto-grow-height="true" fo:min-height="12.572cm"/>
    </style:style>
    <style:style style:name="pr3" style:family="presentation" style:parent-style-name="Default40-notes">
      <style:graphic-properties draw:fill-color="#ffffff" draw:auto-grow-height="true" fo:min-height="12.572cm"/>
    </style:style>
    <style:style style:name="pr4" style:family="presentation" style:parent-style-name="Default41-notes">
      <style:graphic-properties draw:fill-color="#ffffff" draw:auto-grow-height="true" fo:min-height="12.572cm"/>
    </style:style>
    <style:style style:name="pr5" style:family="presentation" style:parent-style-name="Default42-notes">
      <style:graphic-properties draw:fill-color="#ffffff" draw:auto-grow-height="true" fo:min-height="12.572cm"/>
    </style:style>
    <style:style style:name="pr6" style:family="presentation" style:parent-style-name="Default43-notes">
      <style:graphic-properties draw:fill-color="#ffffff" draw:auto-grow-height="true" fo:min-height="12.572cm"/>
    </style:style>
    <style:style style:name="pr7" style:family="presentation" style:parent-style-name="Default44-notes">
      <style:graphic-properties draw:fill-color="#ffffff" draw:auto-grow-height="true" fo:min-height="12.572cm"/>
    </style:style>
    <style:style style:name="pr8" style:family="presentation" style:parent-style-name="Default45-notes">
      <style:graphic-properties draw:fill-color="#ffffff" draw:auto-grow-height="true" fo:min-height="12.572cm"/>
    </style:style>
    <style:style style:name="pr9" style:family="presentation" style:parent-style-name="Default46-notes">
      <style:graphic-properties draw:fill-color="#ffffff" draw:auto-grow-height="true" fo:min-height="12.572cm"/>
    </style:style>
    <style:style style:name="pr10" style:family="presentation" style:parent-style-name="Default47-notes">
      <style:graphic-properties draw:fill-color="#ffffff" draw:auto-grow-height="true" fo:min-height="12.572cm"/>
    </style:style>
    <style:style style:name="pr11" style:family="presentation" style:parent-style-name="Default48-notes">
      <style:graphic-properties draw:fill-color="#ffffff" draw:auto-grow-height="true" fo:min-height="12.572cm"/>
    </style:style>
    <style:style style:name="pr12" style:family="presentation" style:parent-style-name="Default49-notes">
      <style:graphic-properties draw:fill-color="#ffffff" draw:auto-grow-height="true" fo:min-height="12.572cm"/>
    </style:style>
    <style:style style:name="pr13" style:family="presentation" style:parent-style-name="Default50-notes">
      <style:graphic-properties draw:fill-color="#ffffff" draw:auto-grow-height="true" fo:min-height="12.572cm"/>
    </style:style>
    <style:style style:name="pr14" style:family="presentation" style:parent-style-name="Default51-notes">
      <style:graphic-properties draw:fill-color="#ffffff" draw:auto-grow-height="true" fo:min-height="12.572cm"/>
    </style:style>
    <style:style style:name="pr15" style:family="presentation" style:parent-style-name="Default52-notes">
      <style:graphic-properties draw:fill-color="#ffffff" draw:auto-grow-height="true" fo:min-height="12.572cm"/>
    </style:style>
    <style:style style:name="pr16" style:family="presentation" style:parent-style-name="Default53-notes">
      <style:graphic-properties draw:fill-color="#ffffff" draw:auto-grow-height="true" fo:min-height="12.572cm"/>
    </style:style>
    <style:style style:name="pr17" style:family="presentation" style:parent-style-name="Default54-notes">
      <style:graphic-properties draw:fill-color="#ffffff" draw:auto-grow-height="true" fo:min-height="12.572cm"/>
    </style:style>
    <style:style style:name="pr18" style:family="presentation" style:parent-style-name="Default55-notes">
      <style:graphic-properties draw:fill-color="#ffffff" draw:auto-grow-height="true" fo:min-height="12.572cm"/>
    </style:style>
    <style:style style:name="pr19" style:family="presentation" style:parent-style-name="Default56-notes">
      <style:graphic-properties draw:fill-color="#ffffff" draw:auto-grow-height="true" fo:min-height="12.572cm"/>
    </style:style>
    <style:style style:name="pr20" style:family="presentation" style:parent-style-name="Default57-notes">
      <style:graphic-properties draw:fill-color="#ffffff" draw:auto-grow-height="true" fo:min-height="12.572cm"/>
    </style:style>
    <style:style style:name="pr21" style:family="presentation" style:parent-style-name="Default58-notes">
      <style:graphic-properties draw:fill-color="#ffffff" draw:auto-grow-height="true" fo:min-height="12.572cm"/>
    </style:style>
    <style:style style:name="pr22" style:family="presentation" style:parent-style-name="Default59-notes">
      <style:graphic-properties draw:fill-color="#ffffff" draw:auto-grow-height="true" fo:min-height="12.572cm"/>
    </style:style>
    <style:style style:name="pr23" style:family="presentation" style:parent-style-name="Default60-notes">
      <style:graphic-properties draw:fill-color="#ffffff" draw:auto-grow-height="true" fo:min-height="12.572cm"/>
    </style:style>
    <style:style style:name="pr24" style:family="presentation" style:parent-style-name="Default61-notes">
      <style:graphic-properties draw:fill-color="#ffffff" draw:auto-grow-height="true" fo:min-height="12.572cm"/>
    </style:style>
    <style:style style:name="pr25" style:family="presentation" style:parent-style-name="Default62-notes">
      <style:graphic-properties draw:fill-color="#ffffff" draw:auto-grow-height="true" fo:min-height="12.572cm"/>
    </style:style>
    <style:style style:name="pr26" style:family="presentation" style:parent-style-name="Default63-notes">
      <style:graphic-properties draw:fill-color="#ffffff" draw:auto-grow-height="true" fo:min-height="12.572cm"/>
    </style:style>
    <style:style style:name="pr27" style:family="presentation" style:parent-style-name="Default64-notes">
      <style:graphic-properties draw:fill-color="#ffffff" draw:auto-grow-height="true" fo:min-height="12.572cm"/>
    </style:style>
    <style:style style:name="pr28" style:family="presentation" style:parent-style-name="Default65-notes">
      <style:graphic-properties draw:fill-color="#ffffff" draw:auto-grow-height="true" fo:min-height="12.572cm"/>
    </style:style>
    <style:style style:name="pr29" style:family="presentation" style:parent-style-name="Default66-notes">
      <style:graphic-properties draw:fill-color="#ffffff" draw:auto-grow-height="true" fo:min-height="12.572cm"/>
    </style:style>
    <style:style style:name="pr30" style:family="presentation" style:parent-style-name="Default67-notes">
      <style:graphic-properties draw:fill-color="#ffffff" draw:auto-grow-height="true" fo:min-height="12.572cm"/>
    </style:style>
    <style:style style:name="pr31" style:family="presentation" style:parent-style-name="Default68-notes">
      <style:graphic-properties draw:fill-color="#ffffff" draw:auto-grow-height="true" fo:min-height="12.572cm"/>
    </style:style>
    <style:style style:name="pr32" style:family="presentation" style:parent-style-name="Default69-notes">
      <style:graphic-properties draw:fill-color="#ffffff" draw:auto-grow-height="true" fo:min-height="12.572cm"/>
    </style:style>
    <style:style style:name="pr33" style:family="presentation" style:parent-style-name="Default70-notes">
      <style:graphic-properties draw:fill-color="#ffffff" draw:auto-grow-height="true" fo:min-height="12.572cm"/>
    </style:style>
    <style:style style:name="pr34" style:family="presentation" style:parent-style-name="Default71-notes">
      <style:graphic-properties draw:fill-color="#ffffff" draw:auto-grow-height="true" fo:min-height="12.572cm"/>
    </style:style>
    <style:style style:name="pr35" style:family="presentation" style:parent-style-name="Default72-notes">
      <style:graphic-properties draw:fill-color="#ffffff" draw:auto-grow-height="true" fo:min-height="12.572cm"/>
    </style:style>
    <style:style style:name="pr36" style:family="presentation" style:parent-style-name="Default73-notes">
      <style:graphic-properties draw:fill-color="#ffffff" draw:auto-grow-height="true" fo:min-height="12.572cm"/>
    </style:style>
    <style:style style:name="pr37" style:family="presentation" style:parent-style-name="Default74-notes">
      <style:graphic-properties draw:fill-color="#ffffff" draw:auto-grow-height="true" fo:min-height="12.572cm"/>
    </style:style>
    <style:style style:name="pr38" style:family="presentation" style:parent-style-name="Default75-notes">
      <style:graphic-properties draw:fill-color="#ffffff" draw:auto-grow-height="true" fo:min-height="12.572cm"/>
    </style:style>
    <style:style style:name="pr39" style:family="presentation" style:parent-style-name="Default76-notes">
      <style:graphic-properties draw:fill-color="#ffffff" draw:auto-grow-height="true" fo:min-height="12.572cm"/>
    </style:style>
    <style:style style:name="pr40" style:family="presentation" style:parent-style-name="Default77-notes">
      <style:graphic-properties draw:fill-color="#ffffff" draw:auto-grow-height="true" fo:min-height="12.572cm"/>
    </style:style>
    <style:style style:name="pr41" style:family="presentation" style:parent-style-name="Default78-notes">
      <style:graphic-properties draw:fill-color="#ffffff" draw:auto-grow-height="true" fo:min-height="12.572cm"/>
    </style:style>
    <style:style style:name="pr42" style:family="presentation" style:parent-style-name="Default79-notes">
      <style:graphic-properties draw:fill-color="#ffffff" draw:auto-grow-height="true" fo:min-height="12.572cm"/>
    </style:style>
    <style:style style:name="pr43" style:family="presentation" style:parent-style-name="Default80-notes">
      <style:graphic-properties draw:fill-color="#ffffff" draw:auto-grow-height="true" fo:min-height="12.572cm"/>
    </style:style>
    <style:style style:name="pr44" style:family="presentation" style:parent-style-name="Default81-notes">
      <style:graphic-properties draw:fill-color="#ffffff" draw:auto-grow-height="true" fo:min-height="12.572cm"/>
    </style:style>
    <style:style style:name="pr45" style:family="presentation" style:parent-style-name="Default84-notes">
      <style:graphic-properties draw:fill-color="#ffffff" draw:auto-grow-height="true" fo:min-height="12.572cm"/>
    </style:style>
    <style:style style:name="pr46" style:family="presentation" style:parent-style-name="Default86-notes">
      <style:graphic-properties draw:fill-color="#ffffff" draw:auto-grow-height="true" fo:min-height="12.572cm"/>
    </style:style>
    <style:style style:name="pr47" style:family="presentation" style:parent-style-name="Default88-notes">
      <style:graphic-properties draw:fill-color="#ffffff" draw:auto-grow-height="true" fo:min-height="12.572cm"/>
    </style:style>
    <style:style style:name="pr48" style:family="presentation" style:parent-style-name="Default90-notes">
      <style:graphic-properties draw:fill-color="#ffffff" draw:auto-grow-height="true" fo:min-height="12.572cm"/>
    </style:style>
    <style:style style:name="pr49" style:family="presentation" style:parent-style-name="Default92-notes">
      <style:graphic-properties draw:fill-color="#ffffff" draw:auto-grow-height="true" fo:min-height="12.572cm"/>
    </style:style>
    <style:style style:name="pr50" style:family="presentation" style:parent-style-name="Default93-notes">
      <style:graphic-properties draw:fill-color="#ffffff" draw:auto-grow-height="true" fo:min-height="12.572cm"/>
    </style:style>
    <style:style style:name="pr51" style:family="presentation" style:parent-style-name="Default94-notes">
      <style:graphic-properties draw:fill-color="#ffffff" draw:auto-grow-height="true" fo:min-height="12.572cm"/>
    </style:style>
    <style:style style:name="pr52" style:family="presentation" style:parent-style-name="Default95-notes">
      <style:graphic-properties draw:fill-color="#ffffff" draw:auto-grow-height="true" fo:min-height="12.572cm"/>
    </style:style>
    <style:style style:name="pr53" style:family="presentation" style:parent-style-name="Default96-notes">
      <style:graphic-properties draw:fill-color="#ffffff" draw:auto-grow-height="true" fo:min-height="12.572cm"/>
    </style:style>
    <style:style style:name="pr54" style:family="presentation" style:parent-style-name="Default97-notes">
      <style:graphic-properties draw:fill-color="#ffffff" draw:auto-grow-height="true" fo:min-height="12.572cm"/>
    </style:style>
    <style:style style:name="pr55" style:family="presentation" style:parent-style-name="Default98-notes">
      <style:graphic-properties draw:fill-color="#ffffff" draw:auto-grow-height="true" fo:min-height="12.572cm"/>
    </style:style>
    <style:style style:name="pr56" style:family="presentation" style:parent-style-name="Default99-notes">
      <style:graphic-properties draw:fill-color="#ffffff" draw:auto-grow-height="true" fo:min-height="12.572cm"/>
    </style:style>
    <style:style style:name="pr57" style:family="presentation" style:parent-style-name="Default100-notes">
      <style:graphic-properties draw:fill-color="#ffffff" draw:auto-grow-height="true" fo:min-height="12.572cm"/>
    </style:style>
    <style:style style:name="pr58" style:family="presentation" style:parent-style-name="Default101-notes">
      <style:graphic-properties draw:fill-color="#ffffff" draw:auto-grow-height="true" fo:min-height="12.572cm"/>
    </style:style>
    <style:style style:name="pr59" style:family="presentation" style:parent-style-name="Default102-notes">
      <style:graphic-properties draw:fill-color="#ffffff" draw:auto-grow-height="true" fo:min-height="12.572cm"/>
    </style:style>
    <style:style style:name="pr60" style:family="presentation" style:parent-style-name="Default103-notes">
      <style:graphic-properties draw:fill-color="#ffffff" draw:auto-grow-height="true" fo:min-height="12.572cm"/>
    </style:style>
    <style:style style:name="pr61" style:family="presentation" style:parent-style-name="Default104-notes">
      <style:graphic-properties draw:fill-color="#ffffff" draw:auto-grow-height="true" fo:min-height="12.572cm"/>
    </style:style>
    <style:style style:name="pr62" style:family="presentation" style:parent-style-name="Default105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" fo:font-size="24pt" fo:text-shadow="none" style:font-size-asian="24pt" style:font-size-complex="24pt"/>
    </style:style>
    <style:style style:name="P5" style:family="paragraph">
      <style:paragraph-properties fo:margin-left="2.011cm" fo:margin-right="0cm" fo:line-height="100%" fo:text-align="center" fo:text-indent="-1.693cm"/>
    </style:style>
    <style:style style:name="P6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ffffff" style:font-name="Segoe UI" fo:font-size="24pt" fo:text-shadow="1pt 1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2.062cm" fo:margin-right="0cm" fo:line-height="150%" fo:text-align="start" fo:text-indent="-2.062cm"/>
    </style:style>
    <style:style style:name="P1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line-height="100%" fo:text-align="start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Segoe UI" fo:font-size="24pt" fo:text-shadow="1pt 1pt" fo:font-weight="normal" style:font-size-asian="32pt" style:font-weight-asian="normal" style:font-size-complex="32pt" style:font-weight-complex="normal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9" style:family="paragraph">
      <style:paragraph-properties fo:margin-left="0.635cm" fo:margin-right="0cm" fo:margin-top="0cm" fo:margin-bottom="0cm" fo:line-height="100%" fo:text-indent="-0.635cm" style:text-autospace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21" style:family="paragraph">
      <style:paragraph-properties fo:margin-left="0.635cm" fo:margin-right="0cm" fo:margin-top="0cm" fo:margin-bottom="0cm" fo:line-height="100%" fo:text-align="center" fo:text-indent="-0.61cm" style:text-autospace="none"/>
    </style:style>
    <style:style style:name="P22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23" style:family="paragraph">
      <loext:graphic-properties draw:fill-color="#ffffff"/>
      <style:text-properties fo:font-size="26.3999996185303pt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25" style:family="paragraph">
      <style:paragraph-properties fo:margin-left="0.635cm" fo:margin-right="0cm" fo:margin-top="0cm" fo:margin-bottom="0cm" fo:line-height="100%" fo:text-indent="-0.635cm" style:text-autospace="none" style:writing-mode="lr-tb"/>
    </style:style>
    <style:style style:name="P26" style:family="paragraph">
      <style:paragraph-properties fo:margin-left="0cm" fo:margin-right="0cm" fo:margin-top="0cm" fo:margin-bottom="0cm" fo:line-height="100%" fo:text-indent="0cm" style:text-autospace="none" style:writing-mode="lr-tb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28pt" fo:text-shadow="none" style:font-size-asian="28pt" style:font-size-complex="28pt"/>
    </style:style>
    <style:style style:name="P28" style:family="paragraph">
      <style:paragraph-properties fo:margin-left="0cm" fo:margin-right="0cm" fo:margin-top="0cm" fo:margin-bottom="0cm" fo:line-height="100%" fo:text-indent="0cm" style:text-autospace="none"/>
    </style:style>
    <style:style style:name="P29" style:family="paragraph">
      <style:paragraph-properties fo:margin-left="0.635cm" fo:margin-right="0cm" fo:margin-top="0cm" fo:margin-bottom="0cm" fo:line-height="100%" fo:text-indent="0cm" style:text-autospace="non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1pt" fo:text-shadow="none" style:font-size-asian="28pt" style:font-size-complex="28pt"/>
    </style:style>
    <style:style style:name="P31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0cm" style:text-autospace="none"/>
      <style:text-properties fo:color="#ffffff" style:font-name="Arial1" fo:font-size="21pt" fo:text-shadow="1pt 1pt" style:font-size-asian="28pt" style:font-size-complex="28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fo:font-size="21pt" fo:text-shadow="1pt 1pt" style:font-size-asian="28pt" style:font-size-complex="28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0000" style:font-name="Segoe UI1" fo:font-size="21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34" style:family="paragraph">
      <loext:graphic-properties draw:fill="none" draw:fill-color="#ffffff"/>
      <style:paragraph-properties fo:margin-left="0.635cm" fo:margin-right="0cm" fo:margin-top="0cm" fo:margin-bottom="0cm" fo:line-height="100%" fo:text-indent="0cm" style:text-autospace="none"/>
      <style:text-properties fo:color="#000000" style:font-name="Segoe UI1" fo:font-size="21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35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/>
      <style:text-properties fo:color="#ffffff" fo:font-size="21pt" fo:text-shadow="1pt 1pt" style:font-size-asian="28pt" style:font-size-complex="28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7" style:family="paragraph">
      <style:paragraph-properties fo:margin-left="0cm" fo:margin-right="0cm" fo:margin-top="0cm" fo:margin-bottom="0cm" fo:text-align="center" fo:text-indent="0cm" style:text-autospace="none"/>
    </style:style>
    <style:style style:name="P38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9" style:family="paragraph">
      <style:paragraph-properties fo:margin-left="0cm" fo:margin-right="0cm" fo:margin-top="0cm" fo:margin-bottom="0cm" fo:text-indent="0cm" style:text-autospace="none"/>
    </style:style>
    <style:style style:name="P40" style:family="paragraph">
      <style:paragraph-properties fo:margin-left="0.318cm" fo:margin-right="0cm" fo:margin-top="0cm" fo:margin-bottom="0cm" fo:text-indent="0cm" style:text-autospace="non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1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style:font-name="Segoe UI Semibold" fo:font-size="32pt" style:font-size-asian="32pt" style:font-size-complex="32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style:font-name="Segoe UI Semibold1" fo:font-size="32pt" style:font-size-asian="32pt" style:font-size-complex="32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text-position="0% 100%" style:font-name="Segoe UI Semibold1" fo:font-size="36pt" fo:font-style="normal" style:font-size-asian="36pt" style:font-style-asian="normal" style:font-size-complex="36pt" style:font-style-complex="normal"/>
    </style:style>
    <style:style style:name="P46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47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48" style:family="paragraph">
      <style:paragraph-properties fo:margin-left="0cm" fo:margin-right="0cm" fo:line-height="100%" fo:text-align="center" fo:text-indent="0cm">
        <style:tab-stops>
          <style:tab-stop style:position="0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" fo:font-size="32pt" fo:text-shadow="1pt 1pt" style:font-size-asian="32pt" style:font-size-complex="32pt"/>
    </style:style>
    <style:style style:name="P50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Segoe UI" fo:font-size="32pt" fo:text-shadow="1pt 1pt" style:font-size-asian="32pt" style:font-size-complex="32pt"/>
    </style:style>
    <style:style style:name="P51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fo:font-size="18pt" fo:text-shadow="1pt 1pt" style:font-size-asian="24pt" style:font-size-complex="24pt"/>
    </style:style>
    <style:style style:name="P52" style:family="paragraph">
      <style:paragraph-properties fo:line-height="150%" fo:text-align="star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54" style:family="paragraph">
      <style:paragraph-properties fo:margin-left="0cm" fo:margin-right="0cm" fo:margin-top="0cm" fo:margin-bottom="0cm" fo:text-align="start" fo:text-indent="0cm" style:text-autospace="none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P58" style:family="paragraph">
      <style:paragraph-properties fo:line-height="100%"/>
    </style:style>
    <style:style style:name="P59" style:family="paragraph">
      <loext:graphic-properties draw:fill="none" draw:fill-color="#ffffff"/>
      <style:paragraph-properties fo:line-height="100%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60" style:family="paragraph">
      <loext:graphic-properties draw:fill="none" draw:fill-color="#ffffff"/>
      <style:text-properties fo:color="#ffffff" fo:font-size="54pt" style:font-size-asian="54pt" style:font-size-complex="54pt"/>
    </style:style>
    <style:style style:name="P61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62" style:family="paragraph">
      <loext:graphic-properties draw:fill="none" draw:fill-color="#ffffff"/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P63" style:family="paragraph">
      <loext:graphic-properties draw:fill="none" draw:fill-color="#ffffff"/>
      <style:paragraph-properties fo:text-align="start"/>
    </style:style>
    <style:style style:name="P64" style:family="paragraph">
      <loext:graphic-properties draw:fill="none" draw:fill-color="#ffffff"/>
      <style:paragraph-properties fo:text-align="start"/>
      <style:text-properties fo:color="#000000" style:font-name="Segoe UI Semibold1" fo:font-size="32pt" fo:font-style="italic" style:font-size-asian="32pt" style:font-style-asian="italic" style:font-size-complex="32pt" style:font-style-complex="italic"/>
    </style:style>
    <style:style style:name="P65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6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28pt" fo:font-style="normal" fo:text-shadow="none" style:text-underline-style="none" style:font-size-asian="28pt" style:font-style-asian="normal" style:font-size-complex="28pt" style:font-style-complex="normal"/>
    </style:style>
    <style:style style:name="P6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6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font-size-asian="26pt" style:font-size-complex="26pt"/>
    </style:style>
    <style:style style:name="P6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0" style:family="paragraph">
      <style:paragraph-properties fo:margin-left="0.318cm" fo:margin-right="0cm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74" style:family="paragraph">
      <style:paragraph-properties fo:margin-left="1.27cm" fo:margin-right="0cm" fo:margin-top="0cm" fo:margin-bottom="0cm" fo:text-align="center" fo:text-indent="-1.27cm" style:text-autospace="none"/>
    </style:style>
    <style:style style:name="P7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77" style:family="paragraph">
      <style:paragraph-properties fo:text-align="center" style:text-autospace="none"/>
    </style:style>
    <style:style style:name="P7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9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0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1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83" style:family="paragraph">
      <style:paragraph-properties fo:margin-left="0cm" fo:margin-right="0cm" fo:margin-top="0cm" fo:margin-bottom="0cm" fo:line-height="100%" fo:text-align="center" fo:text-indent="-0.635cm" style:text-autospace="none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Arial1" fo:font-size="36pt" fo:text-shadow="1pt 1pt" fo:font-weight="bold" style:font-size-asian="36pt" style:font-weight-asian="bold" style:font-size-complex="36pt" style:font-weight-complex="bold"/>
    </style:style>
    <style:style style:name="P86" style:family="paragraph">
      <style:paragraph-properties fo:line-height="100%" fo:text-align="center"/>
    </style:style>
    <style:style style:name="P87" style:family="paragraph">
      <style:paragraph-properties fo:line-height="100%" fo:text-align="start"/>
    </style:style>
    <style:style style:name="P88" style:family="paragraph">
      <loext:graphic-properties draw:fill="none" draw:fill-color="#ffffff"/>
      <style:paragraph-properties fo:line-height="100%" fo:text-align="center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89" style:family="paragraph">
      <loext:graphic-properties draw:fill="none"/>
      <style:paragraph-properties fo:text-align="center"/>
    </style:style>
    <style:style style:name="P90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91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1pt" fo:text-shadow="none" fo:font-weight="bold" style:font-size-asian="28pt" style:font-weight-asian="bold" style:font-size-complex="28pt" style:font-weight-complex="bold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 Semibold" fo:font-size="28pt" fo:text-shadow="1pt 1pt" fo:font-weight="bold" style:font-size-asian="28pt" style:font-weight-asian="bold" style:font-size-complex="28pt" style:font-weight-complex="bold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28pt" fo:text-shadow="none" fo:font-weight="bold" style:font-size-asian="28pt" style:font-weight-asian="bold" style:font-size-complex="28pt" style:font-weight-complex="bold"/>
    </style:style>
    <style:style style:name="P94" style:family="paragraph">
      <loext:graphic-properties draw:fill="none" draw:fill-color="#ffffff"/>
      <style:paragraph-properties fo:text-align="start"/>
      <style:text-properties style:font-name="Segoe UI Semibold" fo:font-size="20pt" style:text-underline-style="none" style:font-size-asian="20pt" style:font-size-complex="20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 Semibold" fo:font-size="28pt" style:text-underline-style="none" style:font-size-asian="28pt" style:font-size-complex="28pt"/>
    </style:style>
    <style:style style:name="T3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10pt" fo:text-shadow="none" style:font-size-asian="10pt" style:font-size-complex="10pt"/>
    </style:style>
    <style:style style:name="T5" style:family="text"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6" style:family="text">
      <style:text-properties fo:color="#000000" style:font-name="Segoe UI Semibold" fo:font-size="26pt" fo:font-style="italic" fo:text-shadow="none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7" style:family="text">
      <style:text-properties fo:color="#000000" style:font-name="Segoe UI" fo:font-size="26pt" fo:font-style="italic" fo:text-shadow="none" style:font-size-asian="26pt" style:font-style-asian="italic" style:font-size-complex="26pt" style:font-style-complex="italic"/>
    </style:style>
    <style:style style:name="T8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9" style:family="text">
      <style:text-properties fo:color="#000000" style:font-name="Segoe UI" fo:font-size="32pt" fo:font-style="normal" fo:text-shadow="none" style:text-underline-style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10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11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4" style:family="text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15" style:family="text"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T16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Segoe UI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19" style:family="text">
      <style:text-properties fo:color="#003d73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20" style:family="text">
      <style:text-properties fo:color="#000000" style:font-name="Segoe UI Semibold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21" style:family="text">
      <style:text-properties fo:color="#cc0000" style:text-position="super 58%" style:font-name="Arial1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22" style:family="text">
      <style:text-properties fo:color="#000000" style:font-name="Segoe UI" fo:font-size="35pt" fo:text-shadow="none" fo:font-weight="bold" style:font-name-asian="Segoe UI1" style:font-size-asian="35pt" style:font-weight-asian="bold" style:font-name-complex="Segoe UI1" style:font-size-complex="35pt" style:font-weight-complex="bold"/>
    </style:style>
    <style:style style:name="T23" style:family="text">
      <style:text-properties fo:color="#003d73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2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25" style:family="text">
      <style:text-properties fo:color="#000000" style:font-name="Segoe UI Semibold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26" style:family="text">
      <style:text-properties fo:color="#000000" style:text-position="super 58%" style:font-name="Segoe UI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27" style:family="text">
      <style:text-properties fo:color="#000000" style:font-name="Segoe UI Semibold" fo:font-size="36pt" fo:font-style="normal" fo:text-shadow="none" fo:font-weight="normal" style:font-name-asian="Segoe UI1" style:font-size-asian="36pt" style:font-style-asian="normal" style:font-weight-asian="normal" style:font-name-complex="Segoe UI1" style:font-size-complex="36pt" style:font-style-complex="normal" style:font-weight-complex="normal"/>
    </style:style>
    <style:style style:name="T28" style:family="text">
      <style:text-properties fo:color="#cc0000" style:text-position="super 58%" style:font-name="Arial1" fo:font-size="36pt" fo:font-style="normal" fo:text-shadow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29" style:family="text">
      <style:text-properties fo:color="#000000" style:text-position="super 58%" style:font-name="Segoe UI" fo:font-size="36pt" fo:font-style="normal" fo:text-shadow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30" style:family="text">
      <style:text-properties fo:color="#000000" style:font-name="Segoe UI" fo:font-size="36pt" fo:font-style="normal" fo:text-shadow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31" style:family="text">
      <style:text-properties fo:color="#cc0000" style:text-position="super 58%" style:font-name="Arial1" fo:font-size="36pt" fo:text-shadow="none" fo:font-weight="normal" style:font-name-asian="Arial2" style:font-size-asian="36pt" style:font-weight-asian="normal" style:font-name-complex="Arial2" style:font-size-complex="36pt" style:font-weight-complex="normal"/>
    </style:style>
    <style:style style:name="T32" style:family="text">
      <style:text-properties fo:color="#000000" style:text-position="super 58%" style:font-name="Segoe UI" fo:font-size="36pt" fo:text-shadow="none" fo:font-weight="normal" style:font-name-asian="Arial2" style:font-size-asian="36pt" style:font-weight-asian="normal" style:font-name-complex="Arial2" style:font-size-complex="36pt" style:font-weight-complex="normal"/>
    </style:style>
    <style:style style:name="T33" style:family="text">
      <style:text-properties fo:color="#ffffff" style:text-position="super 58%" style:font-name="Segoe UI" fo:font-size="36pt" fo:text-shadow="1pt 1pt" fo:font-weight="normal" style:font-name-asian="Arial2" style:font-size-asian="36pt" style:font-weight-asian="normal" style:font-name-complex="Arial2" style:font-size-complex="36pt" style:font-weight-complex="normal"/>
    </style:style>
    <style:style style:name="T34" style:family="text">
      <style:text-properties fo:color="#000000" style:font-name="Segoe UI1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T35" style:family="text">
      <style:text-properties fo:color="#cc0000" style:text-position="super 58%" style:font-name="Arial1" fo:font-size="36pt" fo:text-shadow="none" style:text-underline-style="none" fo:font-weight="normal" style:font-name-asian="Arial2" style:font-size-asian="36pt" style:font-weight-asian="normal" style:font-name-complex="Arial2" style:font-size-complex="36pt" style:font-weight-complex="normal"/>
    </style:style>
    <style:style style:name="T36" style:family="text">
      <style:text-properties fo:color="#ffffff" style:text-position="super 58%" style:font-name="Segoe UI" fo:font-size="36pt" fo:text-shadow="1pt 1pt" style:text-underline-style="none" fo:font-weight="normal" style:font-name-asian="Arial2" style:font-size-asian="36pt" style:font-weight-asian="normal" style:font-name-complex="Arial2" style:font-size-complex="36pt" style:font-weight-complex="normal"/>
    </style:style>
    <style:style style:name="T37" style:family="text">
      <style:text-properties fo:color="#cc0000" style:text-position="super 58%" style:font-name="Arial1" fo:font-size="36pt" style:font-size-asian="36pt" style:font-size-complex="36pt"/>
    </style:style>
    <style:style style:name="T38" style:family="text">
      <style:text-properties fo:color="#c5000b" style:text-position="super 58%" style:font-name="Segoe UI" fo:font-size="36pt" style:font-size-asian="36pt" style:font-size-complex="36pt"/>
    </style:style>
    <style:style style:name="T39" style:family="text">
      <style:text-properties fo:color="#cc0000" style:text-position="super 58%" style:font-name="Arial1" fo:font-size="36pt" fo:font-style="normal" fo:text-shadow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0" style:family="text">
      <style:text-properties fo:color="#000000" style:text-position="super 58%" style:font-name="Segoe UI Semibold" fo:font-size="36pt" fo:font-style="normal" fo:text-shadow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42" style:family="text">
      <style:text-properties fo:color="#000000" style:font-name="Segoe UI" fo:font-size="32pt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43" style:family="text">
      <style:text-properties fo:color="#004586" style:text-position="super 58%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4" style:family="text">
      <style:text-properties fo:color="#004586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5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46" style:family="text">
      <style:text-properties fo:color="#000000" style:font-name="Segoe UI" fo:font-size="36pt" fo:font-weight="bold" style:font-name-asian="Segoe UI1" style:font-size-asian="36pt" style:font-weight-asian="bold" style:font-name-complex="Segoe UI1" style:font-size-complex="36pt" style:font-weight-complex="bold"/>
    </style:style>
    <style:style style:name="T47" style:family="text">
      <style:text-properties fo:color="#004586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48" style:family="text">
      <style:text-properties fo:color="#004586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49" style:family="text">
      <style:text-properties fo:color="#000000" style:font-name="Segoe UI Semibold" fo:font-size="32pt" style:font-name-asian="Segoe UI1" style:font-size-asian="32pt" style:font-name-complex="Segoe UI1" style:font-size-complex="32pt"/>
    </style:style>
    <style:style style:name="T50" style:family="text">
      <style:text-properties fo:color="#004586" style:text-position="super 58%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1" style:family="text">
      <style:text-properties fo:color="#004586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2" style:family="text">
      <style:text-properties fo:color="#000000" style:font-name="Segoe UI Semibold1" fo:font-size="32pt" style:font-name-asian="Segoe UI1" style:font-size-asian="32pt" style:font-name-complex="Segoe UI1" style:font-size-complex="32pt"/>
    </style:style>
    <style:style style:name="T53" style:family="text">
      <style:text-properties fo:color="#004586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54" style:family="text">
      <style:text-properties fo:color="#004586" style:text-position="super 58%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55" style:family="text">
      <style:text-properties fo:color="#000000" style:font-name="Segoe UI Semibold1" fo:font-size="36pt" style:font-name-asian="Segoe UI1" style:font-size-asian="36pt" style:font-name-complex="Segoe UI1" style:font-size-complex="36pt"/>
    </style:style>
    <style:style style:name="T56" style:family="text">
      <style:text-properties fo:color="#000000" style:text-position="0% 100%" style:font-name="Segoe UI Semibold1" fo:font-size="36pt" fo:font-style="normal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57" style:family="text">
      <style:text-properties fo:color="#000000" style:text-position="0% 100%" style:font-name="Segoe UI" fo:font-size="36pt" fo:font-style="normal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58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59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60" style:family="text">
      <style:text-properties fo:color="#ffffff" style:font-name="Segoe UI" fo:font-size="16pt" fo:text-shadow="1pt 1pt" style:font-size-asian="16pt" style:font-size-complex="16pt"/>
    </style:style>
    <style:style style:name="T61" style:family="text">
      <style:text-properties fo:color="#ffffff" fo:font-size="16pt" fo:text-shadow="1pt 1pt" style:font-size-asian="16pt" style:font-size-complex="16pt"/>
    </style:style>
    <style:style style:name="T62" style:family="text">
      <style:text-properties fo:color="#000000" style:font-name="Segoe UI Semibold" fo:font-size="16pt" fo:text-shadow="none" style:font-size-asian="16pt" style:font-size-complex="16pt"/>
    </style:style>
    <style:style style:name="T63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64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65" style:family="text">
      <style:text-properties fo:color="#000000" style:text-position="33% 58%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66" style:family="text"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67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8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9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0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1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style:style style:name="T72" style:family="text">
      <style:text-properties fo:color="#004586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73" style:family="text"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T74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75" style:family="text">
      <style:text-properties style:font-name="Segoe UI Semibold" fo:font-size="26pt" style:font-size-asian="26pt" style:font-size-complex="26pt"/>
    </style:style>
    <style:style style:name="T76" style:family="text">
      <style:text-properties fo:color="#000000" style:font-name="Segoe UI Semibold" fo:font-size="28pt" fo:language="none" fo:country="none" style:text-underline-style="solid" style:text-underline-width="auto" style:text-underline-color="font-color" fo:font-weight="normal" style:font-size-asian="28pt" style:language-asian="none" style:country-asian="none" style:font-weight-asian="normal" style:font-size-complex="28pt" style:language-complex="none" style:country-complex="none" style:font-weight-complex="normal"/>
    </style:style>
    <style:style style:name="T77" style:family="text">
      <style:text-properties fo:color="#000000" style:font-name="Segoe UI" fo:font-size="32pt" fo:language="none" fo:country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78" style:family="text">
      <style:text-properties fo:color="#000000" style:text-position="super 58%" style:font-name="Segoe UI Semibold" fo:font-size="32pt" fo:language="none" fo:country="none" fo:font-style="italic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style:style style:name="T79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80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81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82" style:family="text">
      <style:text-properties fo:color="#000000" style:font-name="Segoe UI Semibold" fo:font-size="28pt" fo:language="none" fo:country="none" style:text-underline-style="solid" style:text-underline-width="auto" style:text-underline-color="font-color" fo:font-weight="bold" style:font-size-asian="28pt" style:language-asian="none" style:country-asian="none" style:font-weight-asian="bold" style:font-size-complex="28pt" style:language-complex="none" style:country-complex="none" style:font-weight-complex="bold"/>
    </style:style>
    <style:style style:name="T83" style:family="text">
      <style:text-properties fo:color="#000000" style:text-position="super 58%" style:font-name="Segoe UI Semibold1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84" style:family="text">
      <style:text-properties fo:color="#000000" style:font-name="Segoe UI Semibold1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85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86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7" style:family="text">
      <style:text-properties fo:color="#000000" style:font-name="Segoe UI" fo:font-size="28pt" fo:font-style="normal" fo:text-shadow="none" style:text-underline-style="none" style:font-size-asian="28pt" style:font-style-asian="normal" style:font-size-complex="28pt" style:font-style-complex="normal"/>
    </style:style>
    <style:style style:name="T88" style:family="text">
      <style:text-properties fo:color="#ffffff" style:font-name="Segoe UI" fo:font-size="26pt" fo:text-shadow="1pt 1pt" style:font-size-asian="26pt" style:font-size-complex="26pt"/>
    </style:style>
    <style:style style:name="T89" style:family="text">
      <style:text-properties fo:color="#000000" style:font-name="Segoe UI Semibold" fo:font-size="20pt" fo:text-shadow="none" style:font-size-asian="20pt" style:font-size-complex="20pt"/>
    </style:style>
    <style:style style:name="T90" style:family="text"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91" style:family="text">
      <style:text-properties style:font-name="Segoe UI Semibol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2" style:family="text">
      <style:text-properties style:font-name="Segoe UI" fo:font-size="60pt" style:text-underline-style="none" fo:font-weight="bold" style:font-size-asian="60pt" style:font-weight-asian="bold" style:font-size-complex="60pt" style:font-weight-complex="bold"/>
    </style:style>
    <style:style style:name="T93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94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95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Segoe UI1" style:font-size-asian="24pt" style:font-style-asian="normal" style:font-weight-asian="bold" style:font-name-complex="Segoe UI1" style:font-size-complex="24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2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103" style:family="text">
      <style:text-properties fo:color="#000000" style:font-name="Segoe UI Semibold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104" style:family="text">
      <style:text-properties fo:color="#d22b2b" style:text-position="super 58%" style:font-name="Arial1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105" style:family="text"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06" style:family="text">
      <style:text-properties fo:color="#000000" style:font-name="Segoe UI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7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08" style:family="text">
      <style:text-properties fo:color="#003d73" style:font-name="Segoe UI Semibold" fo:font-size="32pt" fo:text-shadow="none" fo:font-weight="bold" style:font-size-asian="32pt" style:font-weight-asian="bold" style:font-size-complex="32pt" style:font-weight-complex="bold"/>
    </style:style>
    <style:style style:name="T109" style:family="text">
      <style:text-properties fo:color="#be3f3f" style:text-position="super 58%" style:font-name="Arial1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110" style:family="text">
      <style:text-properties fo:color="#000000" style:font-name="Segoe UI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111" style:family="text">
      <style:text-properties fo:color="#003d73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2" style:family="text">
      <style:text-properties fo:color="#000000" style:font-name="Segoe UI Semibold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113" style:family="text">
      <style:text-properties fo:color="#d22b2b" style:text-position="super 58%" style:font-name="Arial1" fo:font-size="36pt" fo:text-shadow="none" style:text-underline-style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114" style:family="text">
      <style:text-properties fo:color="#000000" style:text-position="super 58%" style:font-name="Segoe UI Semibold" fo:font-size="36pt" fo:text-shadow="none" style:text-underline-style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115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116" style:family="text">
      <style:text-properties fo:color="#ba131a" style:font-name="Arial1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17" style:family="text">
      <style:text-properties fo:color="#d22b2b" style:text-position="super 58%" style:font-name="Arial1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118" style:family="text">
      <style:text-properties style:font-name="Segoe UI Semibold" fo:font-size="20pt" style:text-underline-style="solid" style:text-underline-width="auto" style:text-underline-color="font-color" style:font-size-asian="20pt" style:font-size-complex="20pt"/>
    </style:style>
    <style:style style:name="T119" style:family="text">
      <style:text-properties style:font-name="Segoe UI Semibold" fo:font-size="20pt" style:text-underline-style="none" style:font-name-asian="Times New Roman" style:font-size-asian="20pt" style:language-asian="ar" style:country-asian="SA" style:font-size-complex="20pt"/>
    </style:style>
    <style:style style:name="T120" style:family="text">
      <style:text-properties style:font-name="Segoe UI Semibold" fo:font-size="20pt" fo:font-style="italic" style:text-underline-style="none" style:font-name-asian="Times New Roman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38" presentation:presentation-page-layout-name="AL1T0">
        <office:forms form:automatic-focus="false" form:apply-design-mode="false"/>
        <draw:frame draw:style-name="gr1" draw:text-style-name="P2" draw:layer="layout" svg:width="19.05cm" svg:height="1.56cm" svg:x="4.318cm" svg:y="3.81cm">
          <draw:text-box>
            <text:p text:style-name="P1"><text:span text:style-name="T1">Sunday, <text:s/></text:span><text:span text:style-name="T2">February 10, 2019 – 8:00 A.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39" presentation:presentation-page-layout-name="AL1T0">
        <office:forms form:automatic-focus="false" form:apply-design-mode="false"/>
        <draw:frame draw:style-name="gr3" draw:text-style-name="P4" draw:layer="layout" svg:width="24.892cm" svg:height="7.67cm" svg:x="1.576cm" svg:y="0.473cm">
          <draw:text-box>
            <text:p text:style-name="P1"><text:span text:style-name="T3">Welcome to worship at Immanuel!</text:span></text:p>
            <text:p text:style-name="P1"><text:span text:style-name="T3">We hope you will grow in knowledge and faith</text:span></text:p>
            <text:p text:style-name="P1"><text:span text:style-name="T3">as you join us here today.</text:span></text:p>
            <text:p text:style-name="P1"><text:span text:style-name="T4"/></text:p>
            <text:p text:style-name="P1"><text:span text:style-name="T5">Worship will follow the </text:span><text:span text:style-name="T6">Order of Matins</text:span></text:p>
            <text:p text:style-name="P1"><text:span text:style-name="T5">found on page 219 in the hymnal and on the screens</text:span><text:span text:style-name="T7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40" presentation:presentation-page-layout-name="AL1T0">
        <office:forms form:automatic-focus="false" form:apply-design-mode="false"/>
        <draw:frame draw:style-name="gr4" draw:text-style-name="P6" draw:layer="layout" svg:width="24.892cm" svg:height="3.175cm" svg:x="1.27cm" svg:y="0.508cm">
          <draw:text-box>
            <text:p text:style-name="P5"><text:span text:style-name="T8">HYMN #837</text:span></text:p>
            <text:p text:style-name="P5"><text:span text:style-name="T9">“</text:span><text:span text:style-name="T9">Lift High the Cro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1" presentation:presentation-page-layout-name="AL1T0">
        <office:forms form:automatic-focus="false" form:apply-design-mode="false"/>
        <draw:frame draw:style-name="gr5" draw:text-style-name="P9" draw:layer="layout" svg:width="24.892cm" svg:height="6.447cm" svg:x="1.27cm" svg:y="0.508cm">
          <draw:text-box>
            <text:p text:style-name="P5"><text:span text:style-name="T10">(Refrain)</text:span></text:p>
            <text:p text:style-name="P8"><text:span text:style-name="T11">Lift high the cross,</text:span></text:p>
            <text:p text:style-name="P8"><text:span text:style-name="T11">the love of Christ proclaim</text:span></text:p>
            <text:p text:style-name="P8"><text:span text:style-name="T11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2">
        <office:forms form:automatic-focus="false" form:apply-design-mode="false"/>
        <draw:frame draw:style-name="gr6" draw:text-style-name="P10" draw:layer="layout" svg:width="26.162cm" svg:height="5.378cm" svg:x="1.016cm" svg:y="0.508cm">
          <draw:text-box>
            <text:p text:style-name="P8"><text:span text:style-name="T12">1.</text:span><text:span text:style-name="T11"> Come, Christians, </text:span></text:p>
            <text:p text:style-name="P8"><text:span text:style-name="T11">follow where our Captain trod,</text:span></text:p>
            <text:p text:style-name="P8"><text:span text:style-name="T11">Our king victorious, Christ, the Son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3" presentation:presentation-page-layout-name="AL1T0">
        <office:forms form:automatic-focus="false" form:apply-design-mode="false"/>
        <draw:frame draw:style-name="gr5" draw:text-style-name="P9" draw:layer="layout" svg:width="24.892cm" svg:height="6.447cm" svg:x="1.27cm" svg:y="0.508cm">
          <draw:text-box>
            <text:p text:style-name="P5"><text:span text:style-name="T10">(Refrain)</text:span></text:p>
            <text:p text:style-name="P8"><text:span text:style-name="T11">Lift high the cross,</text:span></text:p>
            <text:p text:style-name="P8"><text:span text:style-name="T11">the love of Christ proclaim</text:span></text:p>
            <text:p text:style-name="P8"><text:span text:style-name="T11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44">
        <office:forms form:automatic-focus="false" form:apply-design-mode="false"/>
        <draw:frame draw:style-name="gr7" draw:text-style-name="P10" draw:layer="layout" svg:width="25.908cm" svg:height="7.011cm" svg:x="1.016cm" svg:y="0.508cm">
          <draw:text-box>
            <text:p text:style-name="P8"><text:span text:style-name="T12">2.</text:span><text:span text:style-name="T11"> Led on their way</text:span></text:p>
            <text:p text:style-name="P8"><text:span text:style-name="T11">by this triumphant sign,</text:span></text:p>
            <text:p text:style-name="P8"><text:span text:style-name="T11">The hosts of God</text:span></text:p>
            <text:p text:style-name="P8"><text:span text:style-name="T11">in conqu’ring ranks comb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45" presentation:presentation-page-layout-name="AL1T0">
        <office:forms form:automatic-focus="false" form:apply-design-mode="false"/>
        <draw:frame draw:style-name="gr5" draw:text-style-name="P9" draw:layer="layout" svg:width="24.892cm" svg:height="6.447cm" svg:x="1.27cm" svg:y="0.508cm">
          <draw:text-box>
            <text:p text:style-name="P5"><text:span text:style-name="T10">(Refrain)</text:span></text:p>
            <text:p text:style-name="P8"><text:span text:style-name="T11">Lift high the cross,</text:span></text:p>
            <text:p text:style-name="P8"><text:span text:style-name="T11">the love of Christ proclaim</text:span></text:p>
            <text:p text:style-name="P8"><text:span text:style-name="T11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46">
        <draw:frame draw:style-name="gr8" draw:text-style-name="P10" draw:layer="layout" svg:width="26.162cm" svg:height="5.588cm" svg:x="0.762cm" svg:y="0.508cm">
          <draw:text-box>
            <text:p text:style-name="P8"><text:span text:style-name="T12">3.</text:span><text:span text:style-name="T11"> All newborn soldiers of the Crucified</text:span></text:p>
            <text:p text:style-name="P8"><text:span text:style-name="T11">Bear on their brows</text:span></text:p>
            <text:p text:style-name="P8"><text:span text:style-name="T11">the seal of Him who d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47" presentation:presentation-page-layout-name="AL1T0">
        <draw:frame draw:style-name="gr9" draw:text-style-name="P9" draw:layer="layout" svg:width="24.892cm" svg:height="6.447cm" svg:x="1.27cm" svg:y="0.508cm">
          <draw:text-box>
            <text:p text:style-name="P5"><text:span text:style-name="T10">(Refrain)</text:span></text:p>
            <text:p text:style-name="P8"><text:span text:style-name="T11">Lift high the cross,</text:span></text:p>
            <text:p text:style-name="P8"><text:span text:style-name="T11">the love of Christ proclaim</text:span></text:p>
            <text:p text:style-name="P8"><text:span text:style-name="T11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48">
        <draw:frame draw:style-name="gr10" draw:text-style-name="P10" draw:layer="layout" svg:width="26.162cm" svg:height="5.334cm" svg:x="0.784cm" svg:y="0.583cm">
          <draw:text-box>
            <text:p text:style-name="P8"><text:span text:style-name="T12">4.</text:span><text:span text:style-name="T11"> O Lord, once lifted on the glorious tree,</text:span></text:p>
            <text:p text:style-name="P8"><text:span text:style-name="T11">As Thou hast promised,</text:span></text:p>
            <text:p text:style-name="P8"><text:span text:style-name="T11">draw us all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49" presentation:presentation-page-layout-name="AL1T0">
        <draw:frame draw:style-name="gr9" draw:text-style-name="P9" draw:layer="layout" svg:width="24.892cm" svg:height="6.447cm" svg:x="1.524cm" svg:y="0.508cm">
          <draw:text-box>
            <text:p text:style-name="P5"><text:span text:style-name="T10">(Refrain)</text:span></text:p>
            <text:p text:style-name="P8"><text:span text:style-name="T11">Lift high the cross,</text:span></text:p>
            <text:p text:style-name="P8"><text:span text:style-name="T11">the love of Christ proclaim</text:span></text:p>
            <text:p text:style-name="P8"><text:span text:style-name="T11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50">
        <draw:frame draw:style-name="gr11" draw:text-style-name="P11" draw:layer="layout" svg:width="25.908cm" svg:height="5.939cm" svg:x="1.016cm" svg:y="0.508cm">
          <draw:text-box>
            <text:p text:style-name="P8"><text:span text:style-name="T12">5.</text:span><text:span text:style-name="T11"> Let ev’ry race and ev’ry language tell</text:span></text:p>
            <text:p text:style-name="P8"><text:span text:style-name="T11">Of Him who saves</text:span></text:p>
            <text:p text:style-name="P8"><text:span text:style-name="T11">our lives from death and h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51" presentation:presentation-page-layout-name="AL1T0">
        <draw:frame draw:style-name="gr9" draw:text-style-name="P9" draw:layer="layout" svg:width="24.892cm" svg:height="6.447cm" svg:x="1.524cm" svg:y="0.508cm">
          <draw:text-box>
            <text:p text:style-name="P5"><text:span text:style-name="T10">(Refrain)</text:span></text:p>
            <text:p text:style-name="P8"><text:span text:style-name="T11">Lift high the cross,</text:span></text:p>
            <text:p text:style-name="P8"><text:span text:style-name="T11">the love of Christ proclaim</text:span></text:p>
            <text:p text:style-name="P8"><text:span text:style-name="T11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52">
        <draw:frame draw:style-name="gr12" draw:text-style-name="P13" draw:layer="layout" svg:width="24.892cm" svg:height="5.63cm" svg:x="1.27cm" svg:y="0.508cm">
          <draw:text-box>
            <text:p text:style-name="P8"><text:span text:style-name="T13">6.</text:span><text:span text:style-name="T14"> So shall our song of triumph ever be:</text:span></text:p>
            <text:p text:style-name="P8"><text:span text:style-name="T14">Praise to the Crucified for victory!</text:span></text:p>
            <text:p text:style-name="P12"><text:span text:style-name="T15"/></text:p>
          </draw:text-box>
        </draw:frame>
        <draw:frame draw:style-name="gr13" draw:text-style-name="P14" draw:layer="layout" svg:width="0.502cm" svg:height="1.204cm" svg:x="27.686cm" svg:y="7.81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53" presentation:presentation-page-layout-name="AL1T0">
        <draw:frame draw:style-name="gr14" draw:text-style-name="P17" draw:layer="layout" svg:width="24.892cm" svg:height="13.311cm" svg:x="1.524cm" svg:y="0.452cm">
          <draw:text-box>
            <text:p text:style-name="P8"><text:span text:style-name="T10">(Refrain)</text:span></text:p>
            <text:p text:style-name="P8"><text:span text:style-name="T11">Lift high the cross, <text:s text:c="9"/></text:span></text:p>
            <text:p text:style-name="P8"><text:span text:style-name="T11">the love of Christ proclaim</text:span></text:p>
            <text:p text:style-name="P8"><text:span text:style-name="T11">Till all the world adore His sacred name.</text:span></text:p>
            <text:p text:style-name="P15"><text:span text:style-name="T16"/></text:p>
            <text:p text:style-name="P12"><text:span text:style-name="T17"/></text:p>
            <text:p text:style-name="P12"><text:span text:style-name="T17">© 1997 Hope Publishing Co.</text:span></text:p>
            <text:p text:style-name="P16"><text:span text:style-name="T17">Used by permission:</text:span></text:p>
            <text:p text:style-name="P16"><text:span text:style-name="T17">LSB Hymn License .NET, no. 100011038.</text:span><text:span text:style-name="T17"><text:line-break/></text:span><text:span text:style-name="T1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54">
        <draw:frame draw:style-name="gr15" draw:text-style-name="P20" draw:layer="layout" svg:width="25.654cm" svg:height="8.217cm" svg:x="1.27cm" svg:y="0.419cm">
          <draw:text-box>
            <text:p text:style-name="P18"><text:span text:style-name="T18">OPENING VERSICLES</text:span></text:p>
            <text:p text:style-name="P19"><text:span text:style-name="T19">L: O Lord, open my lips,</text:span></text:p>
            <text:p text:style-name="P19"><text:span text:style-name="T20">C: </text:span><text:span text:style-name="T21">♫</text:span><text:span text:style-name="T22">and my mouth will declare Your praise.</text:span></text:p>
            <text:p text:style-name="P19"><text:span text:style-name="T23">L: Make haste, O God, to deliver me;</text:span></text:p>
            <text:p text:style-name="P19"><text:span text:style-name="T20">C: </text:span><text:span text:style-name="T21">♫ </text:span><text:span text:style-name="T24">make haste to help me, O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55">
        <draw:frame draw:style-name="gr16" draw:text-style-name="P22" draw:layer="layout" svg:width="25.654cm" svg:height="7.258cm" svg:x="1.098cm" svg:y="0.616cm">
          <draw:text-box>
            <text:p text:style-name="P21"><text:span text:style-name="T20">C:</text:span><text:span text:style-name="T25"> </text:span><text:span text:style-name="T21">♫</text:span><text:span text:style-name="T26"> </text:span><text:span text:style-name="T24">Glory be to the Father and to the Son </text:span></text:p>
            <text:p text:style-name="P21"><text:span text:style-name="T24">and to the Holy Spirit, </text:span></text:p>
            <text:p text:style-name="P21"><text:span text:style-name="T24">as it was in the beginning, </text:span></text:p>
            <text:p text:style-name="P21"><text:span text:style-name="T24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56">
        <draw:frame draw:style-name="gr17" draw:text-style-name="P22" draw:layer="layout" svg:width="25.654cm" svg:height="2.432cm" svg:x="1.098cm" svg:y="0.616cm">
          <draw:text-box>
            <text:p text:style-name="P21"><text:span text:style-name="T20">C:</text:span><text:span text:style-name="T25"> </text:span><text:span text:style-name="T21">♫</text:span><text:span text:style-name="T26"> </text:span><text:span text:style-name="T24">Praise to You, O Christ, Al-le-lu-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57">
        <draw:frame draw:style-name="gr18" draw:text-style-name="P27" draw:layer="layout" svg:width="24.638cm" svg:height="6.505cm" svg:x="1.778cm" svg:y="0.607cm">
          <draw:text-box>
            <text:p text:style-name="P24"><text:span text:style-name="T18">ANTIPHON</text:span></text:p>
            <text:p text:style-name="P25"><text:span text:style-name="T23">L: Blessed be God, the Father, the Son, and the </text:span></text:p>
            <text:p text:style-name="P25"><text:span text:style-name="T23"><text:s text:c="4"/></text:span><text:span text:style-name="T23">Holy Spirit.</text:span></text:p>
            <text:p text:style-name="P26"><text:span text:style-name="T27">C: </text:span><text:span text:style-name="T28">♫</text:span><text:span text:style-name="T29"> </text:span><text:span text:style-name="T30">O come, let us worship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58">
        <draw:frame draw:style-name="gr19" draw:text-style-name="P30" draw:layer="layout" svg:width="25.908cm" svg:height="6.63cm" svg:x="1.016cm" svg:y="0.438cm">
          <draw:text-box>
            <text:p text:style-name="P18"><text:span text:style-name="T18">VENITE</text:span></text:p>
            <text:p text:style-name="P28"><text:span text:style-name="T20">C: </text:span><text:span text:style-name="T31">♫</text:span><text:span text:style-name="T26"> </text:span><text:span text:style-name="T24">O come, let us sing to the Lord, </text:span></text:p>
            <text:p text:style-name="P29"><text:span text:style-name="T24"><text:s text:c="2"/></text:span><text:span text:style-name="T24">let us make a joyful noise to the rock</text:span></text:p>
            <text:p text:style-name="P29"><text:span text:style-name="T24"><text:s text:c="2"/></text:span><text:span text:style-name="T24">of our salv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59">
        <draw:frame draw:style-name="gr20" draw:text-style-name="P31" draw:layer="layout" svg:width="25.908cm" svg:height="7.011cm" svg:x="1.016cm" svg:y="0.713cm">
          <draw:text-box>
            <text:p text:style-name="P28"><text:span text:style-name="T31">♫</text:span><text:span text:style-name="T32"> </text:span><text:span text:style-name="T24">Let us come into His presence with <text:s/></text:span></text:p>
            <text:p text:style-name="P29"><text:span text:style-name="T24"><text:s text:c="3"/></text:span><text:span text:style-name="T24">thanksgiving, </text:span></text:p>
            <text:p text:style-name="P28"><text:span text:style-name="T24"><text:s text:c="3"/></text:span><text:span text:style-name="T24">let us make a joyful noise unto Him </text:span></text:p>
            <text:p text:style-name="P29"><text:span text:style-name="T24"><text:s text:c="3"/></text:span><text:span text:style-name="T24">with songs of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60">
        <draw:frame draw:style-name="gr21" draw:text-style-name="P32" draw:layer="layout" svg:width="25.4cm" svg:height="10.01cm" svg:x="1.27cm" svg:y="0.557cm">
          <draw:text-box>
            <text:p text:style-name="P28"><text:span text:style-name="T21">♫</text:span><text:span text:style-name="T33"> </text:span><text:span text:style-name="T24">For the Lord is a great God </text:span></text:p>
            <text:p text:style-name="P28"><text:span text:style-name="T24"><text:s text:c="5"/></text:span><text:span text:style-name="T24">and a great king above all gods. </text:span></text:p>
            <text:p text:style-name="P28"><text:span text:style-name="T24"><text:s text:c="3"/></text:span><text:span text:style-name="T24">The deep places of the earth are in His <text:s text:c="7"/>hand; the strength of the hills is His </text:span></text:p>
            <text:p text:style-name="P28"><text:span text:style-name="T24"><text:s text:c="5"/></text:span><text:span text:style-name="T24">also.</text:span></text:p>
            <text:p text:style-name="P29"><text:span text:style-name="T3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61">
        <draw:frame draw:style-name="gr22" draw:text-style-name="P33" draw:layer="layout" svg:width="25.4cm" svg:height="7.596cm" svg:x="1.27cm" svg:y="0.532cm">
          <draw:text-box>
            <text:p text:style-name="P28"><text:span text:style-name="T35">♫</text:span><text:span text:style-name="T36"> </text:span><text:span text:style-name="T24">The sea is His, for He made it, </text:span></text:p>
            <text:p text:style-name="P28"><text:span text:style-name="T24"><text:s text:c="5"/></text:span><text:span text:style-name="T24">and His hand formed the dry land.</text:span></text:p>
            <text:p text:style-name="P28"><text:span text:style-name="T24"><text:s text:c="3"/></text:span><text:span text:style-name="T24">O come, let us worship and bow down, </text:span></text:p>
            <text:p text:style-name="P28"><text:span text:style-name="T24"><text:s text:c="3"/></text:span><text:span text:style-name="T24">let us kneel before the Lord, our mak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62">
        <draw:frame draw:style-name="gr23" draw:text-style-name="P34" draw:layer="layout" svg:width="24.892cm" svg:height="5.321cm" svg:x="1.27cm" svg:y="0.762cm">
          <draw:text-box>
            <text:p text:style-name="P28"><text:span text:style-name="T35">♫</text:span><text:span text:style-name="T36"> </text:span><text:span text:style-name="T24">For He is our God,</text:span></text:p>
            <text:p text:style-name="P28"><text:span text:style-name="T24"><text:s text:c="3"/></text:span><text:span text:style-name="T24">and we are the people of His pasture </text:span></text:p>
            <text:p text:style-name="P28"><text:span text:style-name="T24"><text:s text:c="3"/></text:span><text:span text:style-name="T24">and the sheep of His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63">
        <draw:frame draw:style-name="gr20" draw:text-style-name="P35" draw:layer="layout" svg:width="24.13cm" svg:height="7.011cm" svg:x="1.778cm" svg:y="0.656cm">
          <draw:text-box>
            <text:p text:style-name="P1"><text:span text:style-name="T37">♫</text:span><text:span text:style-name="T38"> </text:span><text:span text:style-name="T11">Glory be to the Father and to the Son</text:span></text:p>
            <text:p text:style-name="P1"><text:span text:style-name="T11">and to the Holy Spirit;</text:span></text:p>
            <text:p text:style-name="P1"><text:span text:style-name="T11">as it was in the beginning,</text:span></text:p>
            <text:p text:style-name="P1"><text:span text:style-name="T11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64">
        <draw:frame draw:style-name="gr24" draw:text-style-name="P36" draw:layer="layout" svg:width="24.638cm" svg:height="6.378cm" svg:x="1.545cm" svg:y="0.48cm">
          <draw:text-box>
            <text:p text:style-name="P18"><text:span text:style-name="T18">ANTIPHON</text:span></text:p>
            <text:p text:style-name="P19"><text:span text:style-name="T23">L: Blessed be God, the Father, the Son, and </text:span></text:p>
            <text:p text:style-name="P19"><text:span text:style-name="T23"><text:s text:c="5"/></text:span><text:span text:style-name="T23">the Holy Spirit.</text:span></text:p>
            <text:p text:style-name="P28"><text:span text:style-name="T27">C: </text:span><text:span text:style-name="T39">♫</text:span><text:span text:style-name="T40"> </text:span><text:span text:style-name="T30">O come, let us worship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65" presentation:presentation-page-layout-name="AL1T0">
        <draw:frame draw:style-name="gr25" draw:text-style-name="P38" draw:layer="layout" svg:width="24.13cm" svg:height="3.063cm" svg:x="1.778cm" svg:y="0.635cm">
          <draw:text-box>
            <text:p text:style-name="P37"><text:span text:style-name="T41">PSALMODY</text:span></text:p>
            <text:p text:style-name="P37"><text:span text:style-name="T42">Psalm 13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66">
        <draw:frame draw:style-name="gr26" draw:text-style-name="P41" draw:layer="layout" svg:width="24.892cm" svg:height="6.637cm" svg:x="1.524cm" svg:y="0.508cm">
          <draw:text-box>
            <text:p text:style-name="P39"><text:span text:style-name="T43">1</text:span><text:span text:style-name="T44">Give thanks to the LORD, for he is good,</text:span></text:p>
            <text:p text:style-name="P40"><text:span text:style-name="T45"><text:s text:c="4"/></text:span><text:span text:style-name="T46">for his steadfast love endures forever.</text:span></text:p>
            <text:p text:style-name="P39"><text:span text:style-name="T47">2</text:span><text:span text:style-name="T48">Give thanks to the God of gods,</text:span></text:p>
            <text:p text:style-name="P40"><text:span text:style-name="T45"><text:s text:c="3"/></text:span><text:span text:style-name="T46"><text:s/></text:span><text:span text:style-name="T46">for his steadfast love endures 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67">
        <draw:frame draw:style-name="gr26" draw:text-style-name="P41" draw:layer="layout" svg:width="24.892cm" svg:height="6.637cm" svg:x="1.524cm" svg:y="0.595cm">
          <draw:text-box>
            <text:p text:style-name="P39"><text:span text:style-name="T43">3</text:span><text:span text:style-name="T44">Give thanks to the Lord of lords,</text:span></text:p>
            <text:p text:style-name="P40"><text:span text:style-name="T45"><text:s text:c="4"/></text:span><text:span text:style-name="T46">for his steadfast love endures forever;</text:span></text:p>
            <text:p text:style-name="P39"><text:span text:style-name="T47">4</text:span><text:span text:style-name="T48">to him who alone does great wonders,</text:span></text:p>
            <text:p text:style-name="P40"><text:span text:style-name="T49"><text:s text:c="4"/></text:span><text:span text:style-name="T46">for his steadfast love endures forev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68">
        <draw:frame draw:style-name="gr27" draw:text-style-name="P42" draw:layer="layout" svg:width="24.98cm" svg:height="5.842cm" svg:x="1.27cm" svg:y="0.508cm">
          <draw:text-box>
            <text:p text:style-name="P39"><text:span text:style-name="T50">5</text:span><text:span text:style-name="T51">to him who by understanding made the <text:s text:c="2"/></text:span></text:p>
            <text:p text:style-name="P39"><text:span text:style-name="T51"><text:s/></text:span><text:span text:style-name="T51">heavens,</text:span></text:p>
            <text:p text:style-name="P40"><text:span text:style-name="T52"><text:s text:c="3"/></text:span><text:span text:style-name="T45"><text:s/></text:span><text:span text:style-name="T46">for his steadfast love endures for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69">
        <draw:frame draw:style-name="gr28" draw:text-style-name="P42" draw:layer="layout" svg:width="25.16cm" svg:height="5.588cm" svg:x="1.331cm" svg:y="0.68cm">
          <draw:text-box>
            <text:p text:style-name="P39"><text:span text:style-name="T50">6</text:span><text:span text:style-name="T51">to him who spread out the earth above the </text:span></text:p>
            <text:p text:style-name="P39"><text:span text:style-name="T53"><text:s/></text:span><text:span text:style-name="T53">waters,</text:span></text:p>
            <text:p text:style-name="P40"><text:span text:style-name="T52"><text:s text:c="4"/></text:span><text:span text:style-name="T46">for his steadfast love endures for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70">
        <draw:frame draw:style-name="gr29" draw:text-style-name="P43" draw:layer="layout" svg:width="25.146cm" svg:height="8.14cm" svg:x="1.27cm" svg:y="0.508cm">
          <draw:text-box>
            <text:p text:style-name="P39"><text:span text:style-name="T43">7</text:span><text:span text:style-name="T44">to him who made the great lights,</text:span></text:p>
            <text:p text:style-name="P40"><text:span text:style-name="T49"><text:s text:c="4"/></text:span><text:span text:style-name="T46">for his steadfast love endures forever;</text:span></text:p>
            <text:p text:style-name="P39"><text:span text:style-name="T47">8</text:span><text:span text:style-name="T48">the sun to rule over the day,</text:span></text:p>
            <text:p text:style-name="P40"><text:span text:style-name="T45"><text:s text:c="4"/></text:span><text:span text:style-name="T46">for his steadfast love endures for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71">
        <draw:frame draw:style-name="gr30" draw:text-style-name="P41" draw:layer="layout" svg:width="25.146cm" svg:height="7.766cm" svg:x="1.547cm" svg:y="0.545cm">
          <draw:text-box>
            <text:p text:style-name="P39"><text:span text:style-name="T43">9</text:span><text:span text:style-name="T44">the moon and stars to rule over the night,</text:span></text:p>
            <text:p text:style-name="P40"><text:span text:style-name="T45"><text:s text:c="4"/></text:span><text:span text:style-name="T46">for his steadfast love endures forever;</text:span></text:p>
            <text:p text:style-name="P39"><text:span text:style-name="T47">10</text:span><text:span text:style-name="T48">to him who struck down the firstborn of Egypt,</text:span></text:p>
            <text:p text:style-name="P40"><text:span text:style-name="T49"><text:s text:c="4"/></text:span><text:span text:style-name="T46">for his steadfast love endures forev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72">
        <draw:frame draw:style-name="gr31" draw:text-style-name="P42" draw:layer="layout" svg:width="25.4cm" svg:height="6.858cm" svg:x="1.27cm" svg:y="0.508cm">
          <draw:text-box>
            <text:p text:style-name="P39"><text:span text:style-name="T50">11</text:span><text:span text:style-name="T51">and brought Israel out from among them,</text:span></text:p>
            <text:p text:style-name="P40"><text:span text:style-name="T52"><text:s text:c="4"/></text:span><text:span text:style-name="T46">for his steadfast love endures forever;</text:span></text:p>
            <text:p text:style-name="P39"><text:span text:style-name="T54">12</text:span><text:span text:style-name="T53">with a strong hand and an outstretched arm,</text:span></text:p>
            <text:p text:style-name="P40"><text:span text:style-name="T52"><text:s text:c="4"/></text:span><text:span text:style-name="T46">for his steadfast love endures for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73">
        <draw:frame draw:style-name="gr26" draw:text-style-name="P42" draw:layer="layout" svg:width="25.4cm" svg:height="6.637cm" svg:x="1.27cm" svg:y="0.595cm">
          <draw:text-box>
            <text:p text:style-name="P39"><text:span text:style-name="T50">13</text:span><text:span text:style-name="T51">to him who divided the Red Sea in two,</text:span></text:p>
            <text:p text:style-name="P40"><text:span text:style-name="T52"><text:s text:c="4"/></text:span><text:span text:style-name="T45"><text:s/></text:span><text:span text:style-name="T46">for his steadfast love endures forever;</text:span></text:p>
            <text:p text:style-name="P39"><text:span text:style-name="T54">14</text:span><text:span text:style-name="T53">and made Israel pass through the midst of it,</text:span></text:p>
            <text:p text:style-name="P40"><text:span text:style-name="T52"><text:s text:c="5"/></text:span><text:span text:style-name="T46">for his steadfast love endures for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74">
        <draw:frame draw:style-name="gr32" draw:text-style-name="P41" draw:layer="layout" svg:width="25.4cm" svg:height="5.08cm" svg:x="1.27cm" svg:y="0.508cm">
          <draw:text-box>
            <text:p text:style-name="P39"><text:span text:style-name="T43">15</text:span><text:span text:style-name="T44">but overthrew Pharaoh and his host in the </text:span></text:p>
            <text:p text:style-name="P39"><text:span text:style-name="T44"><text:s text:c="2"/></text:span><text:span text:style-name="T44">Red Sea,</text:span></text:p>
            <text:p text:style-name="P40"><text:span text:style-name="T49"><text:s text:c="5"/></text:span><text:span text:style-name="T46">for his steadfast love endures for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75">
        <draw:frame draw:style-name="gr32" draw:text-style-name="P41" draw:layer="layout" svg:width="25.654cm" svg:height="5.08cm" svg:x="1.27cm" svg:y="0.508cm">
          <draw:text-box>
            <text:p text:style-name="P39"><text:span text:style-name="T43">16</text:span><text:span text:style-name="T44">to him who led his people through the </text:span></text:p>
            <text:p text:style-name="P39"><text:span text:style-name="T48"><text:s text:c="2"/></text:span><text:span text:style-name="T48">wilderness,</text:span></text:p>
            <text:p text:style-name="P40"><text:span text:style-name="T49"><text:s text:c="4"/></text:span><text:span text:style-name="T46">for his steadfast love endures forev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76">
        <draw:frame draw:style-name="gr33" draw:text-style-name="P41" draw:layer="layout" svg:width="25.146cm" svg:height="6.637cm" svg:x="1.27cm" svg:y="0.595cm">
          <draw:text-box>
            <text:p text:style-name="P39"><text:span text:style-name="T43">17</text:span><text:span text:style-name="T44">to him who struck down great kings,</text:span></text:p>
            <text:p text:style-name="P40"><text:span text:style-name="T49"><text:s text:c="5"/></text:span><text:span text:style-name="T46">for his steadfast love endures forever;</text:span></text:p>
            <text:p text:style-name="P39"><text:span text:style-name="T47">18</text:span><text:span text:style-name="T48">and killed mighty kings,</text:span></text:p>
            <text:p text:style-name="P40"><text:span text:style-name="T49"><text:s text:c="4"/></text:span><text:span text:style-name="T45"><text:s/></text:span><text:span text:style-name="T46">for his steadfast love endures forev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77">
        <draw:frame draw:style-name="gr33" draw:text-style-name="P41" draw:layer="layout" svg:width="25.4cm" svg:height="6.637cm" svg:x="1.27cm" svg:y="0.508cm">
          <draw:text-box>
            <text:p text:style-name="P39"><text:span text:style-name="T43">19</text:span><text:span text:style-name="T44">Sihon, king of the Amorites,</text:span></text:p>
            <text:p text:style-name="P40"><text:span text:style-name="T49"><text:s text:c="5"/></text:span><text:span text:style-name="T46">for his steadfast love endures forever;</text:span></text:p>
            <text:p text:style-name="P39"><text:span text:style-name="T47">20</text:span><text:span text:style-name="T48">and Og, king of Bashan,</text:span></text:p>
            <text:p text:style-name="P40"><text:span text:style-name="T45"><text:s text:c="5"/></text:span><text:span text:style-name="T46">for his steadfast love endures forev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78">
        <draw:frame draw:style-name="gr33" draw:text-style-name="P43" draw:layer="layout" svg:width="25.4cm" svg:height="6.637cm" svg:x="1.27cm" svg:y="0.595cm">
          <draw:text-box>
            <text:p text:style-name="P39"><text:span text:style-name="T43">21</text:span><text:span text:style-name="T44">and gave their land as a heritage,</text:span></text:p>
            <text:p text:style-name="P40"><text:span text:style-name="T49"><text:s text:c="5"/></text:span><text:span text:style-name="T46">for his steadfast love endures forever;</text:span></text:p>
            <text:p text:style-name="P39"><text:span text:style-name="T47">22</text:span><text:span text:style-name="T48">a heritage to Israel his servant,</text:span></text:p>
            <text:p text:style-name="P40"><text:span text:style-name="T49"><text:s text:c="5"/></text:span><text:span text:style-name="T46">for his steadfast love endures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79">
        <draw:frame draw:style-name="gr34" draw:text-style-name="P41" draw:layer="layout" svg:width="25.4cm" svg:height="7.766cm" svg:x="1.27cm" svg:y="0.508cm">
          <draw:text-box>
            <text:p text:style-name="P39"><text:span text:style-name="T43">23</text:span><text:span text:style-name="T44">It is he who remembered us in our low estate,</text:span></text:p>
            <text:p text:style-name="P40"><text:span text:style-name="T49"><text:s text:c="5"/></text:span><text:span text:style-name="T46">for his steadfast love endures forever;</text:span></text:p>
            <text:p text:style-name="P39"><text:span text:style-name="T47">24</text:span><text:span text:style-name="T48">and rescued us from our foes,</text:span></text:p>
            <text:p text:style-name="P40"><text:span text:style-name="T49"><text:s text:c="5"/></text:span><text:span text:style-name="T46">for his steadfast love endures forev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80">
        <draw:frame draw:style-name="gr33" draw:text-style-name="P44" draw:layer="layout" svg:width="25.154cm" svg:height="6.637cm" svg:x="1.262cm" svg:y="0.478cm">
          <draw:text-box>
            <text:p text:style-name="P39"><text:span text:style-name="T50">25</text:span><text:span text:style-name="T51">he who gives food to all flesh,</text:span></text:p>
            <text:p text:style-name="P40"><text:span text:style-name="T45"><text:s text:c="5"/></text:span><text:span text:style-name="T46">for his steadfast love endures forever.</text:span></text:p>
            <text:p text:style-name="P39"><text:span text:style-name="T54">26</text:span><text:span text:style-name="T53">Give thanks to the God of heaven,</text:span></text:p>
            <text:p text:style-name="P40"><text:span text:style-name="T52"><text:s text:c="4"/></text:span><text:span text:style-name="T55"><text:s/></text:span><text:span text:style-name="T46">for his steadfast love endures 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81">
        <draw:frame draw:style-name="gr35" draw:text-style-name="P45" draw:layer="layout" svg:width="24.892cm" svg:height="7.267cm" svg:x="1.547cm" svg:y="0.607cm">
          <draw:text-box>
            <text:p text:style-name="P37"><text:span text:style-name="T56">C: </text:span><text:span text:style-name="T57">Glory be to the Father and to the Son</text:span></text:p>
            <text:p text:style-name="P37"><text:span text:style-name="T57">and to the Holy Spirit;</text:span></text:p>
            <text:p text:style-name="P37"><text:span text:style-name="T57">as it was in the beginning,</text:span></text:p>
            <text:p text:style-name="P37"><text:span text:style-name="T57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45" presentation:presentation-page-layout-name="AL1T0">
        <draw:frame draw:style-name="gr36" draw:text-style-name="P47" draw:layer="layout" svg:width="24.892cm" svg:height="3.556cm" svg:x="1.524cm" svg:y="0.508cm">
          <draw:text-box>
            <text:p text:style-name="P46"><text:span text:style-name="T58">HYMN #853:</text:span></text:p>
            <text:p text:style-name="P46"><text:span text:style-name="T59">“</text:span><text:span text:style-name="T59">How Clear Is Our Vocation, L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45" presentation:presentation-page-layout-name="AL1T0">
        <draw:frame draw:style-name="gr37" draw:text-style-name="P49" draw:layer="layout" svg:width="24.384cm" svg:height="7.112cm" svg:x="1.778cm" svg:y="0.508cm">
          <draw:text-box>
            <text:p text:style-name="P8"><text:span text:style-name="T12">1. </text:span><text:span text:style-name="T11">How clear is our vocation,Lord,</text:span></text:p>
            <text:p text:style-name="P8"><text:span text:style-name="T11">When once we heed Your call:</text:span></text:p>
            <text:p text:style-name="P8"><text:span text:style-name="T11">To live according to Your Word</text:span></text:p>
            <text:p text:style-name="P48"><text:span text:style-name="T11">And daily learn, refreshed, restor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45" presentation:presentation-page-layout-name="AL1T0">
        <draw:frame draw:style-name="gr38" draw:text-style-name="P49" draw:layer="layout" svg:width="24.384cm" svg:height="3.81cm" svg:x="2.032cm" svg:y="0.508cm">
          <draw:text-box>
            <text:p text:style-name="P8"><text:span text:style-name="T11">That You are Lord of all</text:span></text:p>
            <text:p text:style-name="P5"><text:span text:style-name="T11">And will not let us f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45">
        <draw:frame draw:style-name="gr39" draw:text-style-name="P11" draw:layer="layout" svg:width="24.13cm" svg:height="7.133cm" svg:x="1.778cm" svg:y="0.508cm">
          <draw:text-box>
            <text:p text:style-name="P8"><text:span text:style-name="T12">2. </text:span><text:span text:style-name="T11">But if, forgetful, we should find</text:span></text:p>
            <text:p text:style-name="P8"><text:span text:style-name="T11">Your yoke is hard to bear;</text:span></text:p>
            <text:p text:style-name="P8"><text:span text:style-name="T11">If worldly pressures fray the mind,</text:span></text:p>
            <text:p text:style-name="P8"><text:span text:style-name="T11">And love itself cannot unwi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45">
        <draw:frame draw:style-name="gr40" draw:text-style-name="P11" draw:layer="layout" svg:width="24.13cm" svg:height="4.085cm" svg:x="1.778cm" svg:y="0.508cm">
          <draw:text-box>
            <text:p text:style-name="P8"><text:span text:style-name="T11">Its tangled skein of care:</text:span></text:p>
            <text:p text:style-name="P8"><text:span text:style-name="T11">Our inward life repai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45">
        <draw:frame draw:style-name="gr41" draw:text-style-name="P50" draw:layer="layout" svg:width="23.876cm" svg:height="7.059cm" svg:x="2.032cm" svg:y="0.561cm">
          <draw:text-box>
            <text:p text:style-name="P8"><text:span text:style-name="T12">3. </text:span><text:span text:style-name="T11">We marvel how Your saints become</text:span></text:p>
            <text:p text:style-name="P8"><text:span text:style-name="T11">In hindrances more sure;</text:span></text:p>
            <text:p text:style-name="P8"><text:span text:style-name="T11">Whose joyful virtues put to shame</text:span></text:p>
            <text:p text:style-name="P8"><text:span text:style-name="T11">The casual way we wear Your n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45">
        <draw:frame draw:style-name="gr42" draw:text-style-name="P50" draw:layer="layout" svg:width="23.876cm" svg:height="4.265cm" svg:x="2.032cm" svg:y="0.561cm">
          <draw:text-box>
            <text:p text:style-name="P8"><text:span text:style-name="T11">And by our faults obscure</text:span></text:p>
            <text:p text:style-name="P8"><text:span text:style-name="T11">Your pow’r to cleanse and c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45">
        <draw:frame draw:style-name="gr43" draw:text-style-name="P51" draw:layer="layout" svg:width="24.13cm" svg:height="7.284cm" svg:x="2.032cm" svg:y="0.59cm">
          <draw:text-box>
            <text:p text:style-name="P8"><text:span text:style-name="T12">4. </text:span><text:span text:style-name="T11">In what You give us, Lord, to do,</text:span></text:p>
            <text:p text:style-name="P8"><text:span text:style-name="T11">Together or alone,</text:span></text:p>
            <text:p text:style-name="P8"><text:span text:style-name="T11">In old routines or ventures new,</text:span></text:p>
            <text:p text:style-name="P8"><text:span text:style-name="T11">May we not cease to look to You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45">
        <draw:frame draw:style-name="gr44" draw:text-style-name="P51" draw:layer="layout" svg:width="23.876cm" svg:height="10.761cm" svg:x="2.032cm" svg:y="0.59cm">
          <draw:text-box>
            <text:p text:style-name="P8"><text:span text:style-name="T11">The cross You hung upon-</text:span></text:p>
            <text:p text:style-name="P8"><text:span text:style-name="T11">All You endeavored done.</text:span></text:p>
            <text:p text:style-name="P52"><text:span text:style-name="T60"/></text:p>
            <text:p text:style-name="P52"><text:span text:style-name="T61"/></text:p>
            <text:p text:style-name="P52"><text:span text:style-name="T61"/></text:p>
            <text:p text:style-name="P52"><text:span text:style-name="T61"><text:s text:c="4"/></text:span><text:span text:style-name="T62"><text:s text:c="8"/></text:span><text:span text:style-name="T62">© 1982 Hope Publishing Co.</text:span></text:p>
            <text:p text:style-name="P16"><text:span text:style-name="T62"><text:s text:c="12"/></text:span><text:span text:style-name="T62">Used by permission:</text:span></text:p>
            <text:p text:style-name="P16"><text:span text:style-name="T62"><text:s text:c="12"/></text:span><text:span text:style-name="T62">LSB Hymn License </text:span></text:p>
            <text:p text:style-name="P16"><text:span text:style-name="T62"><text:s text:c="12"/></text:span><text:span text:style-name="T62">.NET, no. 100011038.</text:span></text:p>
            <text:p text:style-name="P16"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Default55" presentation:presentation-page-layout-name="AL1T0">
        <draw:frame draw:style-name="gr45" draw:text-style-name="P53" draw:layer="layout" svg:width="24.13cm" svg:height="3.063cm" svg:x="2.032cm" svg:y="0.591cm">
          <draw:text-box>
            <text:p text:style-name="P37"><text:span text:style-name="T63">OLD TESTAMENT</text:span></text:p>
            <text:p text:style-name="P37"><text:span text:style-name="T64">Isaiah 6:1–8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Default55" presentation:presentation-page-layout-name="AL1T0">
        <draw:frame draw:style-name="gr46" draw:text-style-name="P55" draw:layer="layout" svg:width="24.892cm" svg:height="5.334cm" svg:x="1.524cm" svg:y="0.508cm">
          <draw:text-box>
            <text:p text:style-name="P54"><text:span text:style-name="T65">1</text:span><text:span text:style-name="T66">In the year that King Uzziah died I saw the Lord sitting upon a throne, high and lifted up; and the train of his robe filled the temp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" draw:master-page-name="Default55" presentation:presentation-page-layout-name="AL1T0">
        <draw:frame draw:style-name="gr46" draw:text-style-name="P55" draw:layer="layout" svg:width="24.638cm" svg:height="5.334cm" svg:x="1.778cm" svg:y="0.508cm">
          <draw:text-box>
            <text:p text:style-name="P54"><text:span text:style-name="T65">2</text:span><text:span text:style-name="T66">Above him stood the seraphim. Each had six wings: with two he covered his face, and with two he covered his feet, and with two he flew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6" draw:master-page-name="Default55" presentation:presentation-page-layout-name="AL1T0">
        <draw:frame draw:style-name="gr47" draw:text-style-name="P56" draw:layer="layout" svg:width="24.892cm" svg:height="4.826cm" svg:x="1.524cm" svg:y="0.508cm">
          <draw:text-box>
            <text:p text:style-name="P39"><text:span text:style-name="T67">3</text:span><text:span text:style-name="T68">And one called to another and said: </text:span><text:span text:style-name="T69">“Holy, holy, holy is the LORD of hosts; the whole earth is full of his glory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6" draw:master-page-name="Default55" presentation:presentation-page-layout-name="AL1T0">
        <draw:frame draw:style-name="gr48" draw:text-style-name="P56" draw:layer="layout" svg:width="24.892cm" svg:height="4.76cm" svg:x="1.524cm" svg:y="0.508cm">
          <draw:text-box>
            <text:p text:style-name="P39"><text:span text:style-name="T70">4</text:span><text:span text:style-name="T69">And the foundations of the thresholds shook at the voice of him who called, and the house was filled with smok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7" draw:master-page-name="Default55" presentation:presentation-page-layout-name="AL1T0">
        <draw:frame draw:style-name="gr49" draw:text-style-name="P56" draw:layer="layout" svg:width="25.146cm" svg:height="6.263cm" svg:x="1.524cm" svg:y="0.595cm">
          <draw:text-box>
            <text:p text:style-name="P39"><text:span text:style-name="T70">5</text:span><text:span text:style-name="T69">And I said: “Woe is me! For I am lost; for I am a man of unclean lips, and I dwell in the midst of a people of unclean lips; for my eyes have seen the King, the LORD of hosts!” </text:span><text:span text:style-name="T71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8" draw:master-page-name="Default55" presentation:presentation-page-layout-name="AL1T0">
        <draw:frame draw:style-name="gr32" draw:text-style-name="P56" draw:layer="layout" svg:width="24.892cm" svg:height="5.08cm" svg:x="1.524cm" svg:y="0.508cm">
          <draw:text-box>
            <text:p text:style-name="P39"><text:span text:style-name="T70">6</text:span><text:span text:style-name="T69">Then one of the seraphim flew to me, having in his hand a burning coal that he had taken with tongs from the alt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8" draw:master-page-name="Default55" presentation:presentation-page-layout-name="AL1T0">
        <draw:frame draw:style-name="gr10" draw:text-style-name="P56" draw:layer="layout" svg:width="24.638cm" svg:height="5.334cm" svg:x="1.778cm" svg:y="0.508cm">
          <draw:text-box>
            <text:p text:style-name="P39"><text:span text:style-name="T70">7</text:span><text:span text:style-name="T69">And he touched my mouth and said: “Behold, this has touched your lips; your guilt is taken away, and your sin atoned for.”</text:span><text:span text:style-name="T7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9" draw:master-page-name="Default55" presentation:presentation-page-layout-name="AL1T0">
        <draw:frame draw:style-name="gr10" draw:text-style-name="P57" draw:layer="layout" svg:width="24.638cm" svg:height="5.334cm" svg:x="1.805cm" svg:y="0.508cm">
          <draw:text-box>
            <text:p text:style-name="P39"><text:span text:style-name="T70">8</text:span><text:span text:style-name="T69">And I heard the voice of the Lord saying, “Whom shall I send, and who will go for us?” Then I said, “Here am I! Send m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0" draw:master-page-name="Default84">
        <draw:frame draw:style-name="gr50" draw:text-style-name="P59" draw:layer="layout" svg:width="22.86cm" svg:height="3.444cm" svg:x="2.286cm" svg:y="0.62cm">
          <draw:text-box>
            <text:p text:style-name="P58"><text:span text:style-name="T72">L: O Lord, have mercy upon us.</text:span></text:p>
            <text:p text:style-name="P58"><text:span text:style-name="T73">C: </text:span><text:span text:style-name="T11">Thanks be to God.</text:span></text:p>
          </draw:text-box>
        </draw:frame>
        <draw:frame draw:style-name="gr51" draw:text-style-name="P60" draw:layer="layout" svg:width="1.524cm" svg:height="3.807cm" svg:x="17.526cm" svg:y="6.096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51" presentation:presentation-page-layout-name="AL1T0">
        <draw:frame draw:style-name="gr52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53" draw:text-style-name="P14" draw:layer="layout" svg:width="25.908cm" svg:height="3.063cm" svg:x="1.039cm" svg:y="0.605cm">
          <draw:text-box>
            <text:p text:style-name="P1"><text:span text:style-name="T76">EPISTLE</text:span></text:p>
            <text:p text:style-name="P1"><text:span text:style-name="T77">1 Corinthians 14:12b-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51" presentation:presentation-page-layout-name="AL1T0">
        <draw:frame draw:style-name="gr52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54" draw:text-style-name="P62" draw:layer="layout" svg:width="25.377cm" svg:height="4.76cm" svg:x="1.524cm" svg:y="0.583cm">
          <draw:text-box>
            <text:p><text:span text:style-name="T78">12</text:span><text:span text:style-name="T79">So with yourselves, since you are eager for manifestations of the Spirit, strive to excel in building up the churc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51" presentation:presentation-page-layout-name="AL1T0">
        <draw:frame draw:style-name="gr52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55" draw:text-style-name="P62" draw:layer="layout" svg:width="25.4cm" svg:height="6.263cm" svg:x="1.27cm" svg:y="0.595cm">
          <draw:text-box>
            <text:p><text:span text:style-name="T80">13</text:span><text:span text:style-name="T79">Therefore, one who speaks in a tongue should pray that he may interpret. </text:span></text:p>
            <text:p><text:span text:style-name="T80">14</text:span><text:span text:style-name="T79">For if I pray in a tongue, my spirit prays but my mind is unfruitfu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51" presentation:presentation-page-layout-name="AL1T0">
        <draw:frame draw:style-name="gr52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54" draw:text-style-name="P62" draw:layer="layout" svg:width="25.908cm" svg:height="4.76cm" svg:x="1.016cm" svg:y="0.574cm">
          <draw:text-box>
            <text:p><text:span text:style-name="T80">15</text:span><text:span text:style-name="T79">What am I to do? I will pray with my spirit, but I will pray with my mind also; I will sing praise with my spirit, but I will sing with my mind als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51" presentation:presentation-page-layout-name="AL1T0">
        <draw:frame draw:style-name="gr56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49" draw:text-style-name="P62" draw:layer="layout" svg:width="25.908cm" svg:height="6.263cm" svg:x="1.016cm" svg:y="0.508cm">
          <draw:text-box>
            <text:p><text:span text:style-name="T80">16</text:span><text:span text:style-name="T79">Otherwise, if you give thanks with your spirit, how can anyone in the position of an outsider say “Amen” to your thanksgiving when he does not know what you are saying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51" presentation:presentation-page-layout-name="AL1T0">
        <draw:frame draw:style-name="gr56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49" draw:text-style-name="P62" draw:layer="layout" svg:width="25.146cm" svg:height="6.263cm" svg:x="1.27cm" svg:y="0.595cm">
          <draw:text-box>
            <text:p><text:span text:style-name="T80">17</text:span><text:span text:style-name="T79">For you may be giving thanks well enough, but the other person is not being built up. </text:span></text:p>
            <text:p><text:span text:style-name="T80">18</text:span><text:span text:style-name="T79">I thank God that I speak in tongues more than all of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51" presentation:presentation-page-layout-name="AL1T0">
        <draw:frame draw:style-name="gr56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57" draw:text-style-name="P62" draw:layer="layout" svg:width="25.908cm" svg:height="4.76cm" svg:x="1.083cm" svg:y="0.538cm">
          <draw:text-box>
            <text:p><text:span text:style-name="T80">19</text:span><text:span text:style-name="T79">Nevertheless, in church I would rather speak five words with my mind in order to instruct others, than ten thousand words in a tong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51" presentation:presentation-page-layout-name="AL1T0">
        <draw:frame draw:style-name="gr56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58" draw:text-style-name="P62" draw:layer="layout" svg:width="25.908cm" svg:height="3.257cm" svg:x="1.27cm" svg:y="0.553cm">
          <draw:text-box>
            <text:p><text:span text:style-name="T80">20</text:span><text:span text:style-name="T79">Brothers, do not be children in your thinking. Be infants in evil, but in your thinking be mature.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1" draw:master-page-name="Default86">
        <draw:frame draw:style-name="gr50" draw:text-style-name="P59" draw:layer="layout" svg:width="22.86cm" svg:height="3.444cm" svg:x="2.286cm" svg:y="0.508cm">
          <draw:text-box>
            <text:p text:style-name="P58"><text:span text:style-name="T81">L: O Lord, have mercy upon us.</text:span></text:p>
            <text:p text:style-name="P58"><text:span text:style-name="T73">C: </text:span><text:span text:style-name="T11">Thanks be to God.</text:span></text:p>
          </draw:text-box>
        </draw:frame>
        <draw:frame draw:style-name="gr51" draw:text-style-name="P60" draw:layer="layout" svg:width="1.524cm" svg:height="3.807cm" svg:x="17.526cm" svg:y="6.096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55" presentation:presentation-page-layout-name="AL1T0">
        <draw:frame draw:style-name="gr59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60" draw:text-style-name="P14" draw:layer="layout" svg:width="25.654cm" svg:height="3.063cm" svg:x="1.016cm" svg:y="0.508cm">
          <draw:text-box>
            <text:p text:style-name="P1"><text:span text:style-name="T82">HOLY GOSPEL</text:span></text:p>
            <text:p text:style-name="P1"><text:span text:style-name="T77">Luke 5:1-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55" presentation:presentation-page-layout-name="AL1T0">
        <draw:frame draw:style-name="gr59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61" draw:text-style-name="P14" draw:layer="layout" svg:width="25.654cm" svg:height="4.76cm" svg:x="1.016cm" svg:y="0.508cm">
          <draw:text-box>
            <text:p text:style-name="P16"><text:span text:style-name="T83">1</text:span><text:span text:style-name="T84">On one occasion, while the crowd was pressing in on him to hear the word of God, he was standing by the lake of Gennesare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55" presentation:presentation-page-layout-name="AL1T0">
        <draw:frame draw:style-name="gr59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61" draw:text-style-name="P63" draw:layer="layout" svg:width="24.638cm" svg:height="4.76cm" svg:x="1.778cm" svg:y="0.508cm">
          <draw:text-box>
            <text:p text:style-name="P16"><text:span text:style-name="T83">2</text:span><text:span text:style-name="T84">and he saw two boats by the lake, but the fishermen had gone out of them and were washing their ne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55" presentation:presentation-page-layout-name="AL1T0">
        <draw:frame draw:style-name="gr59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62" draw:text-style-name="P63" draw:layer="layout" svg:width="25.908cm" svg:height="6.604cm" svg:x="1.016cm" svg:y="0.508cm">
          <draw:text-box>
            <text:p text:style-name="P16"><text:span text:style-name="T83">3</text:span><text:span text:style-name="T84">Getting into one of the boats, which was Simon's, he asked him to put out a little from the land. And he sat down and taught the people from the boa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55" presentation:presentation-page-layout-name="AL1T0">
        <draw:frame draw:style-name="gr59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63" draw:text-style-name="P63" draw:layer="layout" svg:width="25.908cm" svg:height="5.08cm" svg:x="1.016cm" svg:y="0.508cm">
          <draw:text-box>
            <text:p text:style-name="P16"><text:span text:style-name="T83">4</text:span><text:span text:style-name="T84">And when he had finished speaking, he said to Simon, “Put out into the deep and let down your nets for a catch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55" presentation:presentation-page-layout-name="AL1T0">
        <draw:frame draw:style-name="gr59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63" draw:text-style-name="P63" draw:layer="layout" svg:width="25.908cm" svg:height="5.08cm" svg:x="1.016cm" svg:y="0.508cm">
          <draw:text-box>
            <text:p text:style-name="P16"><text:span text:style-name="T80">5</text:span><text:span text:style-name="T79">And Simon answered, “Master, we toiled all night and took nothing! But at your word I will let down the net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55" presentation:presentation-page-layout-name="AL1T0">
        <draw:frame draw:style-name="gr56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64" draw:text-style-name="P63" draw:layer="layout" svg:width="25.146cm" svg:height="4.826cm" svg:x="1.27cm" svg:y="0.508cm">
          <draw:text-box>
            <text:p text:style-name="P16"><text:span text:style-name="T80">6</text:span><text:span text:style-name="T79">And when they had done this, they enclosed a large number of fish, and their nets were break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55" presentation:presentation-page-layout-name="AL1T0">
        <draw:frame draw:style-name="gr56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32" draw:text-style-name="P63" draw:layer="layout" svg:width="25.908cm" svg:height="5.08cm" svg:x="1.016cm" svg:y="0.508cm">
          <draw:text-box>
            <text:p text:style-name="P16"><text:span text:style-name="T83">7</text:span><text:span text:style-name="T84">They signaled to their partners in the other boat to come and help them. And they came and filled both the boats, so that they began to sin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55" presentation:presentation-page-layout-name="AL1T0">
        <draw:frame draw:style-name="gr56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64" draw:text-style-name="P63" draw:layer="layout" svg:width="25.908cm" svg:height="4.826cm" svg:x="1.016cm" svg:y="0.508cm">
          <draw:text-box>
            <text:p text:style-name="P16"><text:span text:style-name="T83">8</text:span><text:span text:style-name="T84">But when Simon Peter saw it, he fell down at Jesus' knees, saying, “Depart from me, for I am a sinful man, O Lor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55" presentation:presentation-page-layout-name="AL1T0">
        <draw:frame draw:style-name="gr56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65" draw:text-style-name="P64" draw:layer="layout" svg:width="25.908cm" svg:height="6.858cm" svg:x="1.016cm" svg:y="0.508cm">
          <draw:text-box>
            <text:p><text:span text:style-name="T83">9</text:span><text:span text:style-name="T84">For he and all who were with him were astonished at the catch of fish that they had taken, </text:span><text:span text:style-name="T83">10</text:span><text:span text:style-name="T84">and so also were James and John, sons of Zebedee, who were partners with Sim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55" presentation:presentation-page-layout-name="AL1T0">
        <draw:frame draw:style-name="gr56" draw:text-style-name="P61" draw:layer="layout" svg:width="24.384cm" svg:height="2.78cm" svg:x="1.778cm" svg:y="1.016cm">
          <draw:text-box>
            <text:p text:style-name="P1"><text:span text:style-name="T74"><text:s/></text:span></text:p>
            <text:p text:style-name="P1"><text:span text:style-name="T75"/></text:p>
          </draw:text-box>
        </draw:frame>
        <draw:frame draw:style-name="gr66" draw:text-style-name="P64" draw:layer="layout" svg:width="25.908cm" svg:height="6.604cm" svg:x="1.016cm" svg:y="0.508cm">
          <draw:text-box>
            <text:p><text:span text:style-name="T84">And Jesus said to Simon, “Do not be afraid; from now on you will be catching men.” </text:span></text:p>
            <text:p><text:span text:style-name="T83">11</text:span><text:span text:style-name="T84">And when they had brought their boats to land, they left everything and followed him.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2" draw:master-page-name="Default88">
        <draw:frame draw:style-name="gr67" draw:text-style-name="P59" draw:layer="layout" svg:width="22.86cm" svg:height="4.008cm" svg:x="2.099cm" svg:y="0.564cm">
          <draw:text-box>
            <text:p text:style-name="P58"><text:span text:style-name="T81">L: O Lord, have mercy upon us.</text:span></text:p>
            <text:p text:style-name="P58"><text:span text:style-name="T73">C: </text:span><text:span text:style-name="T11">Thanks be to God.</text:span></text:p>
          </draw:text-box>
        </draw:frame>
        <draw:frame draw:style-name="gr51" draw:text-style-name="P60" draw:layer="layout" svg:width="1.524cm" svg:height="3.807cm" svg:x="17.526cm" svg:y="6.096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4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4" draw:master-page-name="Default55" presentation:presentation-page-layout-name="AL1T0">
        <draw:frame draw:style-name="gr68" draw:text-style-name="P66" draw:layer="layout" svg:width="25.654cm" svg:height="3.063cm" svg:x="1.016cm" svg:y="0.508cm">
          <draw:text-box>
            <text:p text:style-name="P65"><text:span text:style-name="T85">HYMN #856</text:span></text:p>
            <text:p text:style-name="P65"><text:span text:style-name="T86">“</text:span><text:span text:style-name="T86">O Christ, Who Called the Twelve”</text:span><text:span text:style-name="T8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5" draw:master-page-name="Default55" presentation:presentation-page-layout-name="AL1T0">
        <draw:frame draw:style-name="gr69" draw:text-style-name="P67" draw:layer="layout" svg:width="25.654cm" svg:height="7.011cm" svg:x="1.085cm" svg:y="0.557cm">
          <draw:text-box>
            <text:p text:style-name="P65"><text:span text:style-name="T12">1.</text:span><text:span text:style-name="T11"> O Christ, who called the Twelve</text:span><text:span text:style-name="T11"><text:line-break/></text:span><text:span text:style-name="T11">To rise and follow You,</text:span><text:span text:style-name="T11"><text:line-break/></text:span><text:span text:style-name="T11">Forsaking old, familiar ways</text:span><text:span text:style-name="T11"><text:line-break/></text:span><text:span text:style-name="T11">For ventures bold and new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6" draw:master-page-name="Default55" presentation:presentation-page-layout-name="AL1T0">
        <draw:frame draw:style-name="gr69" draw:text-style-name="P68" draw:layer="layout" svg:width="25.654cm" svg:height="7.011cm" svg:x="1.016cm" svg:y="0.508cm">
          <draw:text-box>
            <text:p text:style-name="P65"><text:span text:style-name="T11">Grant us to hear Your call</text:span><text:span text:style-name="T11"><text:line-break/></text:span><text:span text:style-name="T11">To risk security</text:span><text:span text:style-name="T11"><text:line-break/></text:span><text:span text:style-name="T11">And, bound in heart and will to You,</text:span><text:span text:style-name="T11"><text:line-break/></text:span><text:span text:style-name="T11">Find perfect liberty.</text:span><text:span text:style-name="T8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7" draw:master-page-name="Default55" presentation:presentation-page-layout-name="AL1T0">
        <draw:frame draw:style-name="gr69" draw:text-style-name="P69" draw:layer="layout" svg:width="25.654cm" svg:height="7.011cm" svg:x="1.016cm" svg:y="0.609cm">
          <draw:text-box>
            <text:p text:style-name="P65"><text:span text:style-name="T12">2.</text:span><text:span text:style-name="T11"> O Christ, who taught the Twelve</text:span><text:span text:style-name="T11"><text:line-break/></text:span><text:span text:style-name="T11">The truth for ages sealed,</text:span><text:span text:style-name="T11"><text:line-break/></text:span><text:span text:style-name="T11">Whose words and works awakened faith,</text:span><text:span text:style-name="T11"><text:line-break/></text:span><text:span text:style-name="T11">The ways of God reveale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8" draw:master-page-name="Default55" presentation:presentation-page-layout-name="AL1T0">
        <draw:frame draw:style-name="gr69" draw:text-style-name="P69" draw:layer="layout" svg:width="25.654cm" svg:height="7.011cm" svg:x="1.016cm" svg:y="0.508cm">
          <draw:text-box>
            <text:p text:style-name="P65"><text:span text:style-name="T11">Instruct us now, we pray,</text:span><text:span text:style-name="T11"><text:line-break/></text:span><text:span text:style-name="T11">By Your empow’ring Word.</text:span><text:span text:style-name="T11"><text:line-break/></text:span><text:span text:style-name="T11">True teacher, be for all who seek</text:span><text:span text:style-name="T11"><text:line-break/></text:span><text:span text:style-name="T11">Their light, their life, their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9" draw:master-page-name="Default55" presentation:presentation-page-layout-name="AL1T0">
        <draw:frame draw:style-name="gr69" draw:text-style-name="P69" draw:layer="layout" svg:width="25.654cm" svg:height="7.011cm" svg:x="1.27cm" svg:y="0.609cm">
          <draw:text-box>
            <text:p text:style-name="P65"><text:span text:style-name="T12">3.</text:span><text:span text:style-name="T11"> O Christ, who led the Twelve</text:span><text:span text:style-name="T11"><text:line-break/></text:span><text:span text:style-name="T11">Among the desolate</text:span><text:span text:style-name="T11"><text:line-break/></text:span><text:span text:style-name="T11">And broke as bread of life for all</text:span><text:span text:style-name="T11"><text:line-break/></text:span><text:span text:style-name="T11">Your love compassionat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3" draw:master-page-name="Default55" presentation:presentation-page-layout-name="AL1T0">
        <draw:frame draw:style-name="gr20" draw:text-style-name="P69" draw:layer="layout" svg:width="25.654cm" svg:height="7.011cm" svg:x="1.27cm" svg:y="0.508cm">
          <draw:text-box>
            <text:p text:style-name="P65"><text:span text:style-name="T11">Lead us along the ways</text:span><text:span text:style-name="T11"><text:line-break/></text:span><text:span text:style-name="T11">Where hope has nearly died</text:span><text:span text:style-name="T11"><text:line-break/></text:span><text:span text:style-name="T11">And help us climb the lonely hills</text:span><text:span text:style-name="T11"><text:line-break/></text:span><text:span text:style-name="T11">Where love is crucif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4" draw:master-page-name="Default55" presentation:presentation-page-layout-name="AL1T0">
        <draw:frame draw:style-name="gr20" draw:text-style-name="P69" draw:layer="layout" svg:width="25.654cm" svg:height="7.011cm" svg:x="1.039cm" svg:y="0.648cm">
          <draw:text-box>
            <text:p text:style-name="P65"><text:span text:style-name="T12">4.</text:span><text:span text:style-name="T11"> O Christ, who sent the Twelve</text:span><text:span text:style-name="T11"><text:line-break/></text:span><text:span text:style-name="T11">On roads they’d never trod</text:span><text:span text:style-name="T11"><text:line-break/></text:span><text:span text:style-name="T11">To serve, to suffer, teach, proclaim</text:span><text:span text:style-name="T11"><text:line-break/></text:span><text:span text:style-name="T11">The nearer reign of Go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5" draw:master-page-name="Default55" presentation:presentation-page-layout-name="AL1T0">
        <draw:frame draw:style-name="gr20" draw:text-style-name="P69" draw:layer="layout" svg:width="25.654cm" svg:height="7.011cm" svg:x="1.016cm" svg:y="0.609cm">
          <draw:text-box>
            <text:p text:style-name="P65"><text:span text:style-name="T11">Send us on ways where faith</text:span><text:span text:style-name="T11"><text:line-break/></text:span><text:span text:style-name="T11">Transcends timidity,</text:span><text:span text:style-name="T11"><text:line-break/></text:span><text:span text:style-name="T11">Where love informs and hope sustains</text:span><text:span text:style-name="T11"><text:line-break/></text:span><text:span text:style-name="T11">Both life and minist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6" draw:master-page-name="Default55" presentation:presentation-page-layout-name="AL1T0">
        <draw:frame draw:style-name="gr20" draw:text-style-name="P69" draw:layer="layout" svg:width="25.654cm" svg:height="7.011cm" svg:x="1.27cm" svg:y="0.508cm">
          <draw:text-box>
            <text:p text:style-name="P65"><text:span text:style-name="T12">5.</text:span><text:span text:style-name="T11"> O Christ, the_apostles’ Lord,</text:span><text:span text:style-name="T11"><text:line-break/></text:span><text:span text:style-name="T11">The martyrs’ strength and song,</text:span><text:span text:style-name="T11"><text:line-break/></text:span><text:span text:style-name="T11">The crucified and risen King</text:span><text:span text:style-name="T11"><text:line-break/></text:span><text:span text:style-name="T11">To whom the saints belo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7" draw:master-page-name="Default55" presentation:presentation-page-layout-name="AL1T0">
        <draw:frame draw:style-name="gr70" draw:text-style-name="P68" draw:layer="layout" svg:width="25.654cm" svg:height="13.731cm" svg:x="1.27cm" svg:y="0.508cm">
          <draw:text-box>
            <text:p text:style-name="P65"><text:span text:style-name="T11">Though generations pass,</text:span><text:span text:style-name="T11"><text:line-break/></text:span><text:span text:style-name="T11">Our tribute still we bring,</text:span><text:span text:style-name="T11"><text:line-break/></text:span><text:span text:style-name="T11">Our hymns a sacrifice of praise,</text:span><text:span text:style-name="T11"><text:line-break/></text:span><text:span text:style-name="T11">Our lives an offering.</text:span></text:p>
            <text:p text:style-name="P70"><text:span text:style-name="T88"><text:line-break/></text:span><text:span text:style-name="T88"/></text:p>
            <text:p text:style-name="P70"><text:span text:style-name="T89">© 1993 GIA Publications, Inc.</text:span></text:p>
            <text:p text:style-name="P70"><text:span text:style-name="T89">Used by permission: LSB Hymn License </text:span></text:p>
            <text:p text:style-name="P70"><text:span text:style-name="T89">.NET, no. 100011038.</text:span></text:p>
            <text:p text:style-name="P70"><text:span text:style-name="T60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1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90" presentation:presentation-page-layout-name="AL1T0">
        <draw:frame draw:style-name="gr71" draw:text-style-name="P38" draw:layer="layout" svg:width="25.378cm" svg:height="6.858cm" svg:x="1.524cm" svg:y="0.508cm">
          <draw:text-box>
            <text:p text:style-name="P1"><text:span text:style-name="T90">SERMON</text:span></text:p>
            <text:p text:style-name="P1"><text:span text:style-name="T91"/></text:p>
            <text:p text:style-name="P1"><text:span text:style-name="T92">“</text:span><text:span text:style-name="T92">CATCHING MEN ALIVE”</text:span></text:p>
            <text:p text:style-name="P1"><text:span text:style-name="T93">LUKE 5:1-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4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59" presentation:presentation-page-layout-name="AL1T0">
        <draw:frame draw:style-name="gr72" draw:text-style-name="P71" draw:layer="layout" svg:width="24.638cm" svg:height="3.063cm" svg:x="1.524cm" svg:y="0.508cm">
          <draw:text-box>
            <text:p text:style-name="P37"><text:span text:style-name="T63">HYMN #826</text:span></text:p>
            <text:p text:style-name="P37"><text:span text:style-name="T94">“</text:span><text:span text:style-name="T94">Hark, the Voice of Jesus Cry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2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59" presentation:presentation-page-layout-name="AL1T0">
        <draw:frame draw:style-name="gr73" draw:text-style-name="P72" draw:layer="layout" svg:width="24.869cm" svg:height="7.011cm" svg:x="1.547cm" svg:y="0.508cm">
          <draw:text-box>
            <text:p text:style-name="P37"><text:span text:style-name="T95">1.</text:span><text:span text:style-name="T24"> Hark, the voice of Jesus crying,</text:span><text:span text:style-name="T24"><text:line-break/></text:span><text:span text:style-name="T24">“Who will go and work today?</text:span><text:span text:style-name="T24"><text:line-break/></text:span><text:span text:style-name="T24">Fields are white and harvests waiting—</text:span><text:span text:style-name="T24"><text:line-break/></text:span><text:span text:style-name="T24">Who will bear the sheaves away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2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59" presentation:presentation-page-layout-name="AL1T0">
        <draw:frame draw:style-name="gr73" draw:text-style-name="P73" draw:layer="layout" svg:width="24.384cm" svg:height="7.011cm" svg:x="1.778cm" svg:y="0.609cm">
          <draw:text-box>
            <text:p text:style-name="P37"><text:span text:style-name="T24">Loud and long the Master calleth;</text:span><text:span text:style-name="T24"><text:line-break/></text:span><text:span text:style-name="T24">Rich reward He offers thee.</text:span><text:span text:style-name="T24"><text:line-break/></text:span><text:span text:style-name="T24">Who will answer, gladly saying,</text:span><text:span text:style-name="T24"><text:line-break/></text:span><text:span text:style-name="T24">“Here am I, send me, send me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2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59" presentation:presentation-page-layout-name="AL1T0">
        <draw:frame draw:style-name="gr73" draw:text-style-name="P75" draw:layer="layout" svg:width="24.892cm" svg:height="7.011cm" svg:x="1.524cm" svg:y="0.609cm">
          <draw:text-box>
            <text:p text:style-name="P74"><text:span text:style-name="T96">2.</text:span><text:span text:style-name="T97"> If you cannot speak like angels,</text:span></text:p>
            <text:p text:style-name="P74"><text:span text:style-name="T97">If you cannot preach like Paul,</text:span></text:p>
            <text:p text:style-name="P74"><text:span text:style-name="T97">You can tell the love of Jesus,</text:span></text:p>
            <text:p text:style-name="P74"><text:span text:style-name="T97">You can say He died for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2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59" presentation:presentation-page-layout-name="AL1T0">
        <draw:frame draw:style-name="gr73" draw:text-style-name="P76" draw:layer="layout" svg:width="24.638cm" svg:height="7.011cm" svg:x="1.778cm" svg:y="0.508cm">
          <draw:text-box>
            <text:p text:style-name="P74"><text:span text:style-name="T97">If you cannot rouse the wicked</text:span></text:p>
            <text:p text:style-name="P74"><text:span text:style-name="T97">With the judgment’s dread alarms,</text:span></text:p>
            <text:p text:style-name="P74"><text:span text:style-name="T97">You can lead the little children</text:span></text:p>
            <text:p text:style-name="P74"><text:span text:style-name="T97">To the Savior’s waiting ar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2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59" presentation:presentation-page-layout-name="AL1T0">
        <draw:frame draw:style-name="gr20" draw:text-style-name="P78" draw:layer="layout" svg:width="24.384cm" svg:height="7.011cm" svg:x="1.778cm" svg:y="0.508cm">
          <draw:text-box>
            <text:p text:style-name="P77"><text:span text:style-name="T96">3.</text:span><text:span text:style-name="T97"> If you cannot be a watchman,</text:span><text:span text:style-name="T97"><text:line-break/></text:span><text:span text:style-name="T97">Standing high on Zion’s wall,</text:span><text:span text:style-name="T97"><text:line-break/></text:span><text:span text:style-name="T97">Pointing out the path to heaven,</text:span><text:span text:style-name="T97"><text:line-break/></text:span><text:span text:style-name="T97">Off’ring life and peace to all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2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59" presentation:presentation-page-layout-name="AL1T0">
        <draw:frame draw:style-name="gr20" draw:text-style-name="P79" draw:layer="layout" svg:width="25.654cm" svg:height="7.011cm" svg:x="1.27cm" svg:y="0.508cm">
          <draw:text-box>
            <text:p text:style-name="P77"><text:span text:style-name="T97">With your prayers and with your bounties</text:span><text:span text:style-name="T97"><text:line-break/></text:span><text:span text:style-name="T97">You can do what God commands;</text:span><text:span text:style-name="T97"><text:line-break/></text:span><text:span text:style-name="T97">You can be like faithful Aaron,</text:span><text:span text:style-name="T97"><text:line-break/></text:span><text:span text:style-name="T97">Holding up the prophet’s ha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2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59" presentation:presentation-page-layout-name="AL1T0">
        <draw:frame draw:style-name="gr20" draw:text-style-name="P75" draw:layer="layout" svg:width="24.638cm" svg:height="7.011cm" svg:x="1.524cm" svg:y="0.508cm">
          <draw:text-box>
            <text:p text:style-name="P74"><text:span text:style-name="T96">4.</text:span><text:span text:style-name="T97"> Let none hear you idly saying,</text:span></text:p>
            <text:p text:style-name="P74"><text:span text:style-name="T97">“</text:span><text:span text:style-name="T97">There is nothing I can do,”</text:span></text:p>
            <text:p text:style-name="P74"><text:span text:style-name="T97">While the multitudes are dying</text:span></text:p>
            <text:p text:style-name="P74"><text:span text:style-name="T97">And the Master calls fo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2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59" presentation:presentation-page-layout-name="AL1T0">
        <draw:frame draw:style-name="gr74" draw:text-style-name="P80" draw:layer="layout" svg:width="24.638cm" svg:height="12.46cm" svg:x="1.546cm" svg:y="0.536cm">
          <draw:text-box>
            <text:p text:style-name="P74"><text:span text:style-name="T97">Take the task He gives you gladly,</text:span></text:p>
            <text:p text:style-name="P74"><text:span text:style-name="T97">Let His work your pleasure be;</text:span></text:p>
            <text:p text:style-name="P74"><text:span text:style-name="T97">Answer quickly when He calleth,</text:span></text:p>
            <text:p text:style-name="P74"><text:span text:style-name="T97">“</text:span><text:span text:style-name="T97">Here am I, send me, send me!”</text:span></text:p>
            <text:p text:style-name="P39"><text:span text:style-name="T98"/></text:p>
            <text:p text:style-name="P39"><text:span text:style-name="T98"/></text:p>
            <text:p text:style-name="P39"><text:span text:style-name="T98"><text:s text:c="8"/></text:span><text:span text:style-name="T99"><text:s/></text:span><text:span text:style-name="T100">Public domain</text:span></text:p>
            <text:p text:style-name="P39"><text:span text:style-name="T10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2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8" draw:master-page-name="Default92">
        <draw:frame draw:style-name="gr75" draw:text-style-name="P81" draw:layer="layout" svg:width="19.05cm" svg:height="2.032cm" svg:x="4.064cm" svg:y="0.508cm">
          <draw:text-box>
            <text:p text:style-name="P1"><text:span text:style-name="T101">WE GATHER OUR OFFER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4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93">
        <draw:frame draw:style-name="gr76" draw:text-style-name="P82" draw:layer="layout" svg:width="24.13cm" svg:height="7.032cm" svg:x="1.778cm" svg:y="0.584cm">
          <draw:text-box>
            <text:p text:style-name="P18"><text:span text:style-name="T102">KYRIE</text:span></text:p>
            <text:p text:style-name="P19"><text:span text:style-name="T103">C:</text:span><text:span text:style-name="T24"> </text:span><text:span text:style-name="T104">♫</text:span><text:span text:style-name="T26"> </text:span><text:span text:style-name="T24">Lord, have mercy;</text:span></text:p>
            <text:p text:style-name="P28"><text:span text:style-name="T24"><text:s text:c="7"/></text:span><text:span text:style-name="T24">Christ, have mercy;</text:span></text:p>
            <text:p text:style-name="P28"><text:span text:style-name="T24"><text:s text:c="7"/></text:span><text:span text:style-name="T24">Lord, have mercy.</text:span></text:p>
            <text:p text:style-name="P39"><text:span text:style-name="T10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5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94">
        <draw:frame draw:style-name="gr10" draw:text-style-name="P84" draw:layer="layout" svg:width="26.416cm" svg:height="5.334cm" svg:x="0.74cm" svg:y="0.508cm">
          <draw:text-box>
            <text:p text:style-name="P18"><text:span text:style-name="T18">LORD'S PRAYER</text:span></text:p>
            <text:p text:style-name="P83"><text:span text:style-name="T20">C: </text:span><text:span text:style-name="T24">Our Father who art in heaven,</text:span></text:p>
            <text:p text:style-name="P18"><text:span text:style-name="T24">hallowed be Thy na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5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95">
        <draw:frame draw:style-name="gr77" draw:text-style-name="P84" draw:layer="layout" svg:width="26.416cm" svg:height="5.853cm" svg:x="0.782cm" svg:y="0.603cm">
          <draw:text-box>
            <text:p text:style-name="P18"><text:span text:style-name="T24">Thy kingdom come,</text:span></text:p>
            <text:p text:style-name="P18"><text:span text:style-name="T24">Thy will be done</text:span></text:p>
            <text:p text:style-name="P18"><text:span text:style-name="T24">on earth as it is in heave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5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96">
        <draw:frame draw:style-name="gr20" draw:text-style-name="P85" draw:layer="layout" svg:width="25.146cm" svg:height="7.011cm" svg:x="1.524cm" svg:y="0.508cm">
          <draw:text-box>
            <text:p text:style-name="P18"><text:span text:style-name="T24">give us this day our daily bread;</text:span></text:p>
            <text:p text:style-name="P18"><text:span text:style-name="T24">and forgive us our trespasses</text:span></text:p>
            <text:p text:style-name="P18"><text:span text:style-name="T24">as we forgive those</text:span></text:p>
            <text:p text:style-name="P18"><text:span text:style-name="T24">who trespass against u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5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97">
        <draw:frame draw:style-name="gr78" draw:text-style-name="P85" draw:layer="layout" svg:width="23.622cm" svg:height="4.166cm" svg:x="2.032cm" svg:y="0.508cm">
          <draw:text-box>
            <text:p text:style-name="P18"><text:span text:style-name="T24">and lead us not into temptation,</text:span></text:p>
            <text:p text:style-name="P18"><text:span text:style-name="T24">but deliver us from ev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5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98">
        <draw:frame draw:style-name="gr79" draw:text-style-name="P85" draw:layer="layout" svg:width="23.622cm" svg:height="7.554cm" svg:x="2.032cm" svg:y="0.508cm">
          <draw:text-box>
            <text:p text:style-name="P18"><text:span text:style-name="T24">For Thine is the kingdom</text:span></text:p>
            <text:p text:style-name="P18"><text:span text:style-name="T24">and the power </text:span></text:p>
            <text:p text:style-name="P18"><text:span text:style-name="T24">and the glory forever and ever. </text:span></text:p>
            <text:p text:style-name="P18"><text:span text:style-name="T24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5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99">
        <draw:frame draw:style-name="gr80" draw:text-style-name="P88" draw:layer="layout" svg:width="25.146cm" svg:height="7.946cm" svg:x="1.524cm" svg:y="0.508cm">
          <draw:text-box>
            <text:p text:style-name="P86"><text:span text:style-name="T106">COLLECTS</text:span></text:p>
            <text:p text:style-name="P87"><text:span text:style-name="T107">L: O Lord, hear <text:s text:c="17"/>P: The Lord be </text:span></text:p>
            <text:p text:style-name="P87"><text:span text:style-name="T107"><text:s text:c="4"/></text:span><text:span text:style-name="T107">my prayer. </text:span><text:span text:style-name="T108"><text:s text:c="28"/></text:span><text:span text:style-name="T107"><text:s/>with you.</text:span></text:p>
            <text:p text:style-name="P87"><text:span text:style-name="T15">C:</text:span><text:span text:style-name="T11"> </text:span><text:span text:style-name="T109">♫</text:span><text:span text:style-name="T26"> </text:span><text:span text:style-name="T11">And let my cry <text:s text:c="4"/></text:span><text:span text:style-name="T15">C:</text:span><text:span text:style-name="T11"> </text:span><text:span text:style-name="T109">♫</text:span><text:span text:style-name="T110"> </text:span><text:span text:style-name="T11">And with </text:span></text:p>
            <text:p text:style-name="P87"><text:span text:style-name="T11"><text:s text:c="4"/></text:span><text:span text:style-name="T11">come to You. <text:s text:c="14"/>your spirit.</text:span></text:p>
          </draw:text-box>
        </draw:frame>
        <draw:line draw:style-name="gr81" draw:text-style-name="P89" draw:layer="layout" svg:x1="13.97cm" svg:y1="2.54cm" svg:x2="13.97cm" svg:y2="8.128cm">
          <text:p/>
        </draw:line>
        <draw:line draw:style-name="gr82" draw:text-style-name="P89" draw:layer="layout" svg:x1="14.097cm" svg:y1="2.66cm" svg:x2="14.097cm" svg:y2="8.248cm">
          <text:p/>
        </draw:lin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5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100">
        <draw:frame draw:style-name="gr83" draw:text-style-name="P90" draw:layer="layout" svg:width="19.05cm" svg:height="2.132cm" svg:x="4.667cm" svg:y="0.508cm">
          <draw:text-box>
            <text:p text:style-name="P86"><text:span text:style-name="T101">COLLECT OF THE D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5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101">
        <draw:frame draw:style-name="gr84" draw:text-style-name="P91" draw:layer="layout" svg:width="24.638cm" svg:height="6.256cm" svg:x="1.778cm" svg:y="0.518cm">
          <draw:text-box>
            <text:p text:style-name="P86"><text:span text:style-name="T101">COLLECT FOR GRACE</text:span></text:p>
            <text:p text:style-name="P87"><text:span text:style-name="T111">L: O Lord, our heavenly Father, almighty…</text:span></text:p>
            <text:p text:style-name="P87"><text:span text:style-name="T111"><text:s text:c="30"/></text:span><text:span text:style-name="T111">...one God, now and forever.</text:span></text:p>
            <text:p text:style-name="P87"><text:span text:style-name="T112">C: </text:span><text:span text:style-name="T113">♫</text:span><text:span text:style-name="T114"> </text:span><text:span text:style-name="T115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5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102">
        <draw:frame draw:style-name="gr85" draw:text-style-name="P92" draw:layer="layout" svg:width="23.876cm" svg:height="4.753cm" svg:x="2.095cm" svg:y="0.462cm">
          <draw:text-box>
            <text:p text:style-name="P18"><text:span text:style-name="T102">BENEDICAMUS</text:span></text:p>
            <text:p text:style-name="P19"><text:span text:style-name="T23">L: Let us bless the Lord.</text:span></text:p>
            <text:p text:style-name="P39"><text:span text:style-name="T20">C: </text:span><text:span text:style-name="T24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5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103">
        <draw:frame draw:style-name="gr86" draw:text-style-name="P93" draw:layer="layout" svg:width="24.892cm" svg:height="7.759cm" svg:x="1.517cm" svg:y="0.544cm">
          <draw:text-box>
            <text:p text:style-name="P18"><text:span text:style-name="T102">BENEDICTION</text:span></text:p>
            <text:p text:style-name="P19"><text:span text:style-name="T23">P: The grace of our Lord </text:span><text:span text:style-name="T116">+</text:span><text:span text:style-name="T23"> Jesus Christ and the <text:s text:c="2"/></text:span></text:p>
            <text:p text:style-name="P19"><text:span text:style-name="T23"><text:s text:c="4"/></text:span><text:span text:style-name="T23">love of God and the communion of the Holy <text:s/></text:span></text:p>
            <text:p text:style-name="P19"><text:span text:style-name="T23"><text:s text:c="4"/></text:span><text:span text:style-name="T23">Spirit be with you all.</text:span></text:p>
            <text:p text:style-name="P28"><text:span text:style-name="T20">C: </text:span><text:span text:style-name="T117">♫ </text:span><text:span text:style-name="T24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6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104" presentation:presentation-page-layout-name="AL1T0">
        <draw:frame draw:style-name="gr87" draw:text-style-name="P94" draw:layer="layout" svg:width="24.384cm" svg:height="10.591cm" svg:x="1.778cm" svg:y="0.762cm">
          <draw:text-box>
            <text:p text:style-name="P65"><text:span text:style-name="T118">ACKNOWLEDGMENTS</text:span></text:p>
            <text:p text:style-name="P1"><text:span text:style-name="T119">Creative Worship for the Lutheran Parish, Series C, Quarter 1.</text:span></text:p>
            <text:p text:style-name="P1"><text:span text:style-name="T119">Copyright © 2018 Concordia Publishing House.</text:span></text:p>
            <text:p text:style-name="P1"><text:span text:style-name="T119">All rights reserved. Used by permission.</text:span></text:p>
            <text:p text:style-name="P1"><text:span text:style-name="T119"/></text:p>
            <text:p text:style-name="P1"><text:span text:style-name="T119">Unless otherwise indicated,</text:span></text:p>
            <text:p text:style-name="P1"><text:span text:style-name="T119">all scripture quotations are from </text:span><text:span text:style-name="T120">The Holy Bible, English Standard Version</text:span><text:span text:style-name="T119">, copyright © 2001 by Crossway Bibles, a division of Good News Publishers. Used by permission. All rights reserved.</text:span></text:p>
            <text:p text:style-name="P1"><text:span text:style-name="T119"/></text:p>
            <text:p text:style-name="P1"><text:span text:style-name="T119">Created by Lutheran Service Builder © 2006 Concordia Publishing Hou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8" presentation:class="page"/>
          <draw:frame presentation:style-name="pr6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105">
        <presentation:notes draw:style-name="dp2">
          <draw:page-thumbnail draw:style-name="gr2" draw:layer="layout" svg:width="13.968cm" svg:height="10.476cm" svg:x="3.81cm" svg:y="2.123cm" draw:page-number="119" presentation:class="page"/>
          <draw:frame presentation:style-name="pr6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3" svg:font-family="'Segoe UI'" style:font-adornments="Regular"/>
    <style:font-face style:name="Arial2" svg:font-family="Arial" style:font-adornments="Regular" style:font-family-generic="swiss"/>
    <style:font-face style:name="Segoe UI2" svg:font-family="'Segoe UI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34" draw:display-name="Bitmap 34" xlink:href="Pictures/1000000000000600000003606B332E6CEF1541E5.bmp" xlink:type="simple" xlink:show="embed" xlink:actuate="onLoad"/>
    <draw:fill-image draw:name="Bitmap_20_35" draw:display-name="Bitmap 35" xlink:href="Pictures/1000000000000600000003606B332E6CEF1541E5.bmp" xlink:type="simple" xlink:show="embed" xlink:actuate="onLoad"/>
    <draw:fill-image draw:name="Bitmap_20_36" draw:display-name="Bitmap 36" xlink:href="Pictures/1000000000000600000003606B332E6CEF1541E5.bmp" xlink:type="simple" xlink:show="embed" xlink:actuate="onLoad"/>
    <draw:fill-image draw:name="Bitmap_20_37" draw:display-name="Bitmap 37" xlink:href="Pictures/1000000000000600000003606B332E6CEF1541E5.bmp" xlink:type="simple" xlink:show="embed" xlink:actuate="onLoad"/>
    <draw:fill-image draw:name="Bitmap_20_39" draw:display-name="Bitmap 39" xlink:href="Pictures/10000000000004880000028D257B9C4997F2BB3B.jpg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ins_25_20Template1-background" style:display-name="Matins%20Template1-background" style:family="presentation">
      <style:graphic-properties draw:stroke="none" draw:fill="bitmap" draw:fill-image-name="Bitmap_20_39" style:repeat="stretch"/>
      <style:text-properties style:letter-kerning="true"/>
    </style:style>
    <style:style style:name="Matins_25_20Template1-backgroundobjects" style:display-name="Matins%20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ins_25_20Template1-notes" style:display-name="Matins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tins_25_20Template1-outline1" style:display-name="Matins%20Template1-outline1" style:family="presentation">
      <style:graphic-properties draw:stroke="none" draw:fill="none" draw:auto-grow-height="false" draw:fit-to-size="shrink-to-fit" style:shrink-to-fit="true">
        <text:list-style style:name="Matins_25_20Template1-outline1" style:display-name="Matins%20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ins_25_20Template1-outline2" style:display-name="Matins%20Template1-outline2" style:family="presentation" style:parent-style-name="Matins_25_20Template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tins_25_20Template1-outline3" style:display-name="Matins%20Template1-outline3" style:family="presentation" style:parent-style-name="Matins_25_20Template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tins_25_20Template1-outline4" style:display-name="Matins%20Template1-outline4" style:family="presentation" style:parent-style-name="Matins_25_20Template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tins_25_20Template1-outline5" style:display-name="Matins%20Template1-outline5" style:family="presentation" style:parent-style-name="Matins_25_20Template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ins_25_20Template1-outline6" style:display-name="Matins%20Template1-outline6" style:family="presentation" style:parent-style-name="Matins_25_20Template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ins_25_20Template1-outline7" style:display-name="Matins%20Template1-outline7" style:family="presentation" style:parent-style-name="Matins_25_20Template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ins_25_20Template1-outline8" style:display-name="Matins%20Template1-outline8" style:family="presentation" style:parent-style-name="Matins_25_20Template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ins_25_20Template1-outline9" style:display-name="Matins%20Template1-outline9" style:family="presentation" style:parent-style-name="Matins_25_20Template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ins_25_20Template1-subtitle" style:display-name="Matins%20Template1-subtitle" style:family="presentation">
      <style:graphic-properties draw:stroke="none" draw:fill="none" draw:textarea-vertical-align="middle">
        <text:list-style style:name="Matins_25_20Template1-subtitle" style:display-name="Matins%20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ins_25_20Template1-title" style:display-name="Matins%20Template1-title" style:family="presentation">
      <style:graphic-properties draw:stroke="none" draw:fill="none" draw:textarea-vertical-align="middle">
        <text:list-style style:name="Matins_25_20Template1-title" style:display-name="Matins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_5f_-background" style:display-name="Default1_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_5f_-backgroundobjects" style:display-name="Default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_5f_-notes" style:display-name="Default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_5f_-outline1" style:display-name="Default1_-outline1" style:family="presentation">
      <style:graphic-properties draw:stroke="none" draw:fill="none" draw:auto-grow-height="false" draw:fit-to-size="shrink-to-fit" style:shrink-to-fit="true">
        <text:list-style style:name="Default1_5f_-outline1" style:display-name="Default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_5f_-outline2" style:display-name="Default1_-outline2" style:family="presentation" style:parent-style-name="Default1_5f_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_5f_-outline3" style:display-name="Default1_-outline3" style:family="presentation" style:parent-style-name="Default1_5f_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_5f_-outline4" style:display-name="Default1_-outline4" style:family="presentation" style:parent-style-name="Default1_5f_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_5f_-outline5" style:display-name="Default1_-outline5" style:family="presentation" style:parent-style-name="Default1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6" style:display-name="Default1_-outline6" style:family="presentation" style:parent-style-name="Default1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7" style:display-name="Default1_-outline7" style:family="presentation" style:parent-style-name="Default1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8" style:display-name="Default1_-outline8" style:family="presentation" style:parent-style-name="Default1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9" style:display-name="Default1_-outline9" style:family="presentation" style:parent-style-name="Default1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subtitle" style:display-name="Default1_-subtitle" style:family="presentation">
      <style:graphic-properties draw:stroke="none" draw:fill="none" draw:textarea-vertical-align="middle">
        <text:list-style style:name="Default1_5f_-subtitle" style:display-name="Default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_5f_-title" style:display-name="Default1_-title" style:family="presentation">
      <style:graphic-properties draw:stroke="none" draw:fill="none" draw:textarea-vertical-align="middle">
        <text:list-style style:name="Default1_5f_-title" style:display-name="Default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 draw:fit-to-size="shrink-to-fit" style:shrink-to-fit="tru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 draw:fit-to-size="shrink-to-fit" style:shrink-to-fit="tru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 draw:fit-to-size="shrink-to-fit" style:shrink-to-fit="tru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 draw:fit-to-size="shrink-to-fit" style:shrink-to-fit="tru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 draw:fit-to-size="shrink-to-fit" style:shrink-to-fit="tru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 draw:fit-to-size="shrink-to-fit" style:shrink-to-fit="tru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 draw:fit-to-size="shrink-to-fit" style:shrink-to-fit="tru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6-outline1" style:family="presentation">
      <style:graphic-properties draw:stroke="none" draw:fill="none" draw:auto-grow-height="false" draw:fit-to-size="shrink-to-fit" style:shrink-to-fit="true">
        <text:list-style style:name="Default7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outline2" style:family="presentation" style:parent-style-name="Default7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6-outline3" style:family="presentation" style:parent-style-name="Default7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6-outline4" style:family="presentation" style:parent-style-name="Default7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6-outline5" style:family="presentation" style:parent-style-name="Default7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6" style:family="presentation" style:parent-style-name="Default7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7" style:family="presentation" style:parent-style-name="Default7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8" style:family="presentation" style:parent-style-name="Default7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9" style:family="presentation" style:parent-style-name="Default7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subtitle" style:family="presentation">
      <style:graphic-properties draw:stroke="none" draw:fill="none" draw:textarea-vertical-align="middle">
        <text:list-style style:name="Default7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title" style:family="presentation">
      <style:graphic-properties draw:stroke="none" draw:fill="none" draw:textarea-vertical-align="middle">
        <text:list-style style:name="Default7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7-outline1" style:family="presentation">
      <style:graphic-properties draw:stroke="none" draw:fill="none" draw:auto-grow-height="false" draw:fit-to-size="shrink-to-fit" style:shrink-to-fit="true">
        <text:list-style style:name="Default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outline2" style:family="presentation" style:parent-style-name="Default7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7-outline3" style:family="presentation" style:parent-style-name="Default7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7-outline4" style:family="presentation" style:parent-style-name="Default7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7-outline5" style:family="presentation" style:parent-style-name="Default7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6" style:family="presentation" style:parent-style-name="Default7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7" style:family="presentation" style:parent-style-name="Default7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8" style:family="presentation" style:parent-style-name="Default7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9" style:family="presentation" style:parent-style-name="Default7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subtitle" style:family="presentation">
      <style:graphic-properties draw:stroke="none" draw:fill="none" draw:textarea-vertical-align="middle">
        <text:list-style style:name="Default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title" style:family="presentation">
      <style:graphic-properties draw:stroke="none" draw:fill="none" draw:textarea-vertical-align="middle">
        <text:list-style style:name="Default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8-outline1" style:family="presentation">
      <style:graphic-properties draw:stroke="none" draw:fill="none" draw:auto-grow-height="false" draw:fit-to-size="shrink-to-fit" style:shrink-to-fit="true">
        <text:list-style style:name="Default7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outline2" style:family="presentation" style:parent-style-name="Default7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8-outline3" style:family="presentation" style:parent-style-name="Default7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8-outline4" style:family="presentation" style:parent-style-name="Default7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8-outline5" style:family="presentation" style:parent-style-name="Default7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6" style:family="presentation" style:parent-style-name="Default7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7" style:family="presentation" style:parent-style-name="Default7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8" style:family="presentation" style:parent-style-name="Default7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9" style:family="presentation" style:parent-style-name="Default7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subtitle" style:family="presentation">
      <style:graphic-properties draw:stroke="none" draw:fill="none" draw:textarea-vertical-align="middle">
        <text:list-style style:name="Default7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title" style:family="presentation">
      <style:graphic-properties draw:stroke="none" draw:fill="none" draw:textarea-vertical-align="middle">
        <text:list-style style:name="Default7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9-outline1" style:family="presentation">
      <style:graphic-properties draw:stroke="none" draw:fill="none" draw:auto-grow-height="false" draw:fit-to-size="shrink-to-fit" style:shrink-to-fit="true">
        <text:list-style style:name="Default7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outline2" style:family="presentation" style:parent-style-name="Default7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9-outline3" style:family="presentation" style:parent-style-name="Default7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9-outline4" style:family="presentation" style:parent-style-name="Default7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9-outline5" style:family="presentation" style:parent-style-name="Default7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6" style:family="presentation" style:parent-style-name="Default7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7" style:family="presentation" style:parent-style-name="Default7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8" style:family="presentation" style:parent-style-name="Default7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9" style:family="presentation" style:parent-style-name="Default7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subtitle" style:family="presentation">
      <style:graphic-properties draw:stroke="none" draw:fill="none" draw:textarea-vertical-align="middle">
        <text:list-style style:name="Default7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title" style:family="presentation">
      <style:graphic-properties draw:stroke="none" draw:fill="none" draw:textarea-vertical-align="middle">
        <text:list-style style:name="Default7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0-outline1" style:family="presentation">
      <style:graphic-properties draw:stroke="none" draw:fill="none" draw:auto-grow-height="false" draw:fit-to-size="shrink-to-fit" style:shrink-to-fit="true">
        <text:list-style style:name="Default8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outline2" style:family="presentation" style:parent-style-name="Default8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0-outline3" style:family="presentation" style:parent-style-name="Default8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0-outline4" style:family="presentation" style:parent-style-name="Default8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0-outline5" style:family="presentation" style:parent-style-name="Default8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6" style:family="presentation" style:parent-style-name="Default8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7" style:family="presentation" style:parent-style-name="Default8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8" style:family="presentation" style:parent-style-name="Default8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9" style:family="presentation" style:parent-style-name="Default8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subtitle" style:family="presentation">
      <style:graphic-properties draw:stroke="none" draw:fill="none" draw:textarea-vertical-align="middle">
        <text:list-style style:name="Default8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title" style:family="presentation">
      <style:graphic-properties draw:stroke="none" draw:fill="none" draw:textarea-vertical-align="middle">
        <text:list-style style:name="Default8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1-outline1" style:family="presentation">
      <style:graphic-properties draw:stroke="none" draw:fill="none" draw:auto-grow-height="false" draw:fit-to-size="shrink-to-fit" style:shrink-to-fit="true">
        <text:list-style style:name="Default8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outline2" style:family="presentation" style:parent-style-name="Default8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1-outline3" style:family="presentation" style:parent-style-name="Default8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1-outline4" style:family="presentation" style:parent-style-name="Default8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1-outline5" style:family="presentation" style:parent-style-name="Default8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6" style:family="presentation" style:parent-style-name="Default8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7" style:family="presentation" style:parent-style-name="Default8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8" style:family="presentation" style:parent-style-name="Default8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9" style:family="presentation" style:parent-style-name="Default8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subtitle" style:family="presentation">
      <style:graphic-properties draw:stroke="none" draw:fill="none" draw:textarea-vertical-align="middle">
        <text:list-style style:name="Default8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title" style:family="presentation">
      <style:graphic-properties draw:stroke="none" draw:fill="none" draw:textarea-vertical-align="middle">
        <text:list-style style:name="Default8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2-outline1" style:family="presentation">
      <style:graphic-properties draw:stroke="none" draw:fill="none" draw:auto-grow-height="false" draw:fit-to-size="shrink-to-fit" style:shrink-to-fit="true">
        <text:list-style style:name="Default8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outline2" style:family="presentation" style:parent-style-name="Default8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2-outline3" style:family="presentation" style:parent-style-name="Default8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2-outline4" style:family="presentation" style:parent-style-name="Default8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2-outline5" style:family="presentation" style:parent-style-name="Default8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6" style:family="presentation" style:parent-style-name="Default8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7" style:family="presentation" style:parent-style-name="Default8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8" style:family="presentation" style:parent-style-name="Default8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9" style:family="presentation" style:parent-style-name="Default8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subtitle" style:family="presentation">
      <style:graphic-properties draw:stroke="none" draw:fill="none" draw:textarea-vertical-align="middle">
        <text:list-style style:name="Default8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title" style:family="presentation">
      <style:graphic-properties draw:stroke="none" draw:fill="none" draw:textarea-vertical-align="middle">
        <text:list-style style:name="Default8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3-outline1" style:family="presentation">
      <style:graphic-properties draw:stroke="none" draw:fill="none" draw:auto-grow-height="false" draw:fit-to-size="shrink-to-fit" style:shrink-to-fit="true">
        <text:list-style style:name="Default8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outline2" style:family="presentation" style:parent-style-name="Default8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3-outline3" style:family="presentation" style:parent-style-name="Default8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3-outline4" style:family="presentation" style:parent-style-name="Default8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3-outline5" style:family="presentation" style:parent-style-name="Default8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6" style:family="presentation" style:parent-style-name="Default8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7" style:family="presentation" style:parent-style-name="Default8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8" style:family="presentation" style:parent-style-name="Default8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9" style:family="presentation" style:parent-style-name="Default8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subtitle" style:family="presentation">
      <style:graphic-properties draw:stroke="none" draw:fill="none" draw:textarea-vertical-align="middle">
        <text:list-style style:name="Default8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title" style:family="presentation">
      <style:graphic-properties draw:stroke="none" draw:fill="none" draw:textarea-vertical-align="middle">
        <text:list-style style:name="Default8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4-outline1" style:family="presentation">
      <style:graphic-properties draw:stroke="none" draw:fill="none" draw:auto-grow-height="false" draw:fit-to-size="shrink-to-fit" style:shrink-to-fit="true">
        <text:list-style style:name="Default8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outline2" style:family="presentation" style:parent-style-name="Default8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4-outline3" style:family="presentation" style:parent-style-name="Default8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4-outline4" style:family="presentation" style:parent-style-name="Default8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4-outline5" style:family="presentation" style:parent-style-name="Default8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6" style:family="presentation" style:parent-style-name="Default8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7" style:family="presentation" style:parent-style-name="Default8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8" style:family="presentation" style:parent-style-name="Default8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9" style:family="presentation" style:parent-style-name="Default8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subtitle" style:family="presentation">
      <style:graphic-properties draw:stroke="none" draw:fill="none" draw:textarea-vertical-align="middle">
        <text:list-style style:name="Default8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title" style:family="presentation">
      <style:graphic-properties draw:stroke="none" draw:fill="none" draw:textarea-vertical-align="middle">
        <text:list-style style:name="Default8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5-outline1" style:family="presentation">
      <style:graphic-properties draw:stroke="none" draw:fill="none" draw:auto-grow-height="false" draw:fit-to-size="shrink-to-fit" style:shrink-to-fit="true">
        <text:list-style style:name="Default8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outline2" style:family="presentation" style:parent-style-name="Default8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5-outline3" style:family="presentation" style:parent-style-name="Default8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5-outline4" style:family="presentation" style:parent-style-name="Default8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5-outline5" style:family="presentation" style:parent-style-name="Default8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6" style:family="presentation" style:parent-style-name="Default8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7" style:family="presentation" style:parent-style-name="Default8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8" style:family="presentation" style:parent-style-name="Default8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9" style:family="presentation" style:parent-style-name="Default8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subtitle" style:family="presentation">
      <style:graphic-properties draw:stroke="none" draw:fill="none" draw:textarea-vertical-align="middle">
        <text:list-style style:name="Default8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title" style:family="presentation">
      <style:graphic-properties draw:stroke="none" draw:fill="none" draw:textarea-vertical-align="middle">
        <text:list-style style:name="Default8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6-outline1" style:family="presentation">
      <style:graphic-properties draw:stroke="none" draw:fill="none" draw:auto-grow-height="false" draw:fit-to-size="shrink-to-fit" style:shrink-to-fit="true">
        <text:list-style style:name="Default8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outline2" style:family="presentation" style:parent-style-name="Default8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6-outline3" style:family="presentation" style:parent-style-name="Default8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6-outline4" style:family="presentation" style:parent-style-name="Default8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6-outline5" style:family="presentation" style:parent-style-name="Default8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6" style:family="presentation" style:parent-style-name="Default8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7" style:family="presentation" style:parent-style-name="Default8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8" style:family="presentation" style:parent-style-name="Default8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9" style:family="presentation" style:parent-style-name="Default8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subtitle" style:family="presentation">
      <style:graphic-properties draw:stroke="none" draw:fill="none" draw:textarea-vertical-align="middle">
        <text:list-style style:name="Default8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title" style:family="presentation">
      <style:graphic-properties draw:stroke="none" draw:fill="none" draw:textarea-vertical-align="middle">
        <text:list-style style:name="Default8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7-outline1" style:family="presentation">
      <style:graphic-properties draw:stroke="none" draw:fill="none" draw:auto-grow-height="false" draw:fit-to-size="shrink-to-fit" style:shrink-to-fit="true">
        <text:list-style style:name="Default8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outline2" style:family="presentation" style:parent-style-name="Default8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7-outline3" style:family="presentation" style:parent-style-name="Default8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7-outline4" style:family="presentation" style:parent-style-name="Default8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7-outline5" style:family="presentation" style:parent-style-name="Default8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6" style:family="presentation" style:parent-style-name="Default8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7" style:family="presentation" style:parent-style-name="Default8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8" style:family="presentation" style:parent-style-name="Default8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9" style:family="presentation" style:parent-style-name="Default8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subtitle" style:family="presentation">
      <style:graphic-properties draw:stroke="none" draw:fill="none" draw:textarea-vertical-align="middle">
        <text:list-style style:name="Default8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title" style:family="presentation">
      <style:graphic-properties draw:stroke="none" draw:fill="none" draw:textarea-vertical-align="middle">
        <text:list-style style:name="Default8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8-outline1" style:family="presentation">
      <style:graphic-properties draw:stroke="none" draw:fill="none" draw:auto-grow-height="false" draw:fit-to-size="shrink-to-fit" style:shrink-to-fit="true">
        <text:list-style style:name="Default8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outline2" style:family="presentation" style:parent-style-name="Default8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8-outline3" style:family="presentation" style:parent-style-name="Default8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8-outline4" style:family="presentation" style:parent-style-name="Default8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8-outline5" style:family="presentation" style:parent-style-name="Default8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6" style:family="presentation" style:parent-style-name="Default8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7" style:family="presentation" style:parent-style-name="Default8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8" style:family="presentation" style:parent-style-name="Default8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9" style:family="presentation" style:parent-style-name="Default8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subtitle" style:family="presentation">
      <style:graphic-properties draw:stroke="none" draw:fill="none" draw:textarea-vertical-align="middle">
        <text:list-style style:name="Default8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title" style:family="presentation">
      <style:graphic-properties draw:stroke="none" draw:fill="none" draw:textarea-vertical-align="middle">
        <text:list-style style:name="Default8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9-outline1" style:family="presentation">
      <style:graphic-properties draw:stroke="none" draw:fill="none" draw:auto-grow-height="false" draw:fit-to-size="shrink-to-fit" style:shrink-to-fit="true">
        <text:list-style style:name="Default8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outline2" style:family="presentation" style:parent-style-name="Default8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9-outline3" style:family="presentation" style:parent-style-name="Default8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9-outline4" style:family="presentation" style:parent-style-name="Default8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9-outline5" style:family="presentation" style:parent-style-name="Default8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6" style:family="presentation" style:parent-style-name="Default8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7" style:family="presentation" style:parent-style-name="Default8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8" style:family="presentation" style:parent-style-name="Default8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9" style:family="presentation" style:parent-style-name="Default8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subtitle" style:family="presentation">
      <style:graphic-properties draw:stroke="none" draw:fill="none" draw:textarea-vertical-align="middle">
        <text:list-style style:name="Default8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title" style:family="presentation">
      <style:graphic-properties draw:stroke="none" draw:fill="none" draw:textarea-vertical-align="middle">
        <text:list-style style:name="Default8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0-outline1" style:family="presentation">
      <style:graphic-properties draw:stroke="none" draw:fill="none" draw:auto-grow-height="false" draw:fit-to-size="shrink-to-fit" style:shrink-to-fit="true">
        <text:list-style style:name="Default9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outline2" style:family="presentation" style:parent-style-name="Default9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0-outline3" style:family="presentation" style:parent-style-name="Default9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0-outline4" style:family="presentation" style:parent-style-name="Default9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0-outline5" style:family="presentation" style:parent-style-name="Default9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6" style:family="presentation" style:parent-style-name="Default9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7" style:family="presentation" style:parent-style-name="Default9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8" style:family="presentation" style:parent-style-name="Default9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9" style:family="presentation" style:parent-style-name="Default9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subtitle" style:family="presentation">
      <style:graphic-properties draw:stroke="none" draw:fill="none" draw:textarea-vertical-align="middle">
        <text:list-style style:name="Default9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title" style:family="presentation">
      <style:graphic-properties draw:stroke="none" draw:fill="none" draw:textarea-vertical-align="middle">
        <text:list-style style:name="Default9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1-outline1" style:family="presentation">
      <style:graphic-properties draw:stroke="none" draw:fill="none" draw:auto-grow-height="false" draw:fit-to-size="shrink-to-fit" style:shrink-to-fit="true">
        <text:list-style style:name="Default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outline2" style:family="presentation" style:parent-style-name="Default9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1-outline3" style:family="presentation" style:parent-style-name="Default9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1-outline4" style:family="presentation" style:parent-style-name="Default9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1-outline5" style:family="presentation" style:parent-style-name="Default9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6" style:family="presentation" style:parent-style-name="Default9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7" style:family="presentation" style:parent-style-name="Default9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8" style:family="presentation" style:parent-style-name="Default9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9" style:family="presentation" style:parent-style-name="Default9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subtitle" style:family="presentation">
      <style:graphic-properties draw:stroke="none" draw:fill="none" draw:textarea-vertical-align="middle">
        <text:list-style style:name="Default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title" style:family="presentation">
      <style:graphic-properties draw:stroke="none" draw:fill="none" draw:textarea-vertical-align="middle">
        <text:list-style style:name="Default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2-outline1" style:family="presentation">
      <style:graphic-properties draw:stroke="none" draw:fill="none" draw:auto-grow-height="false" draw:fit-to-size="shrink-to-fit" style:shrink-to-fit="true">
        <text:list-style style:name="Default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outline2" style:family="presentation" style:parent-style-name="Default9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2-outline3" style:family="presentation" style:parent-style-name="Default9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2-outline4" style:family="presentation" style:parent-style-name="Default9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2-outline5" style:family="presentation" style:parent-style-name="Default9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6" style:family="presentation" style:parent-style-name="Default9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7" style:family="presentation" style:parent-style-name="Default9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8" style:family="presentation" style:parent-style-name="Default9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9" style:family="presentation" style:parent-style-name="Default9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subtitle" style:family="presentation">
      <style:graphic-properties draw:stroke="none" draw:fill="none" draw:textarea-vertical-align="middle">
        <text:list-style style:name="Default9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title" style:family="presentation">
      <style:graphic-properties draw:stroke="none" draw:fill="none" draw:textarea-vertical-align="middle">
        <text:list-style style:name="Default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3-outline1" style:family="presentation">
      <style:graphic-properties draw:stroke="none" draw:fill="none" draw:auto-grow-height="false" draw:fit-to-size="shrink-to-fit" style:shrink-to-fit="true">
        <text:list-style style:name="Default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outline2" style:family="presentation" style:parent-style-name="Default9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3-outline3" style:family="presentation" style:parent-style-name="Default9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3-outline4" style:family="presentation" style:parent-style-name="Default9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3-outline5" style:family="presentation" style:parent-style-name="Default9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6" style:family="presentation" style:parent-style-name="Default9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7" style:family="presentation" style:parent-style-name="Default9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8" style:family="presentation" style:parent-style-name="Default9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9" style:family="presentation" style:parent-style-name="Default9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subtitle" style:family="presentation">
      <style:graphic-properties draw:stroke="none" draw:fill="none" draw:textarea-vertical-align="middle">
        <text:list-style style:name="Default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title" style:family="presentation">
      <style:graphic-properties draw:stroke="none" draw:fill="none" draw:textarea-vertical-align="middle">
        <text:list-style style:name="Default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5-outline1" style:family="presentation">
      <style:graphic-properties draw:stroke="none" draw:fill="none" draw:auto-grow-height="false" draw:fit-to-size="shrink-to-fit" style:shrink-to-fit="true">
        <text:list-style style:name="Default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outline2" style:family="presentation" style:parent-style-name="Default9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5-outline3" style:family="presentation" style:parent-style-name="Default9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5-outline4" style:family="presentation" style:parent-style-name="Default9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5-outline5" style:family="presentation" style:parent-style-name="Default9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6" style:family="presentation" style:parent-style-name="Default9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7" style:family="presentation" style:parent-style-name="Default9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8" style:family="presentation" style:parent-style-name="Default9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9" style:family="presentation" style:parent-style-name="Default9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subtitle" style:family="presentation">
      <style:graphic-properties draw:stroke="none" draw:fill="none" draw:textarea-vertical-align="middle">
        <text:list-style style:name="Default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title" style:family="presentation">
      <style:graphic-properties draw:stroke="none" draw:fill="none" draw:textarea-vertical-align="middle">
        <text:list-style style:name="Default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6-outline1" style:family="presentation">
      <style:graphic-properties draw:stroke="none" draw:fill="none" draw:auto-grow-height="false" draw:fit-to-size="shrink-to-fit" style:shrink-to-fit="true">
        <text:list-style style:name="Default9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outline2" style:family="presentation" style:parent-style-name="Default9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6-outline3" style:family="presentation" style:parent-style-name="Default9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6-outline4" style:family="presentation" style:parent-style-name="Default9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6-outline5" style:family="presentation" style:parent-style-name="Default9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6" style:family="presentation" style:parent-style-name="Default9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7" style:family="presentation" style:parent-style-name="Default9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8" style:family="presentation" style:parent-style-name="Default9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9" style:family="presentation" style:parent-style-name="Default9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subtitle" style:family="presentation">
      <style:graphic-properties draw:stroke="none" draw:fill="none" draw:textarea-vertical-align="middle">
        <text:list-style style:name="Default9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title" style:family="presentation">
      <style:graphic-properties draw:stroke="none" draw:fill="none" draw:textarea-vertical-align="middle">
        <text:list-style style:name="Default9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7-outline1" style:family="presentation">
      <style:graphic-properties draw:stroke="none" draw:fill="none" draw:auto-grow-height="false" draw:fit-to-size="shrink-to-fit" style:shrink-to-fit="true">
        <text:list-style style:name="Default9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outline2" style:family="presentation" style:parent-style-name="Default9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7-outline3" style:family="presentation" style:parent-style-name="Default9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7-outline4" style:family="presentation" style:parent-style-name="Default9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7-outline5" style:family="presentation" style:parent-style-name="Default9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6" style:family="presentation" style:parent-style-name="Default9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7" style:family="presentation" style:parent-style-name="Default9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8" style:family="presentation" style:parent-style-name="Default9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9" style:family="presentation" style:parent-style-name="Default9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subtitle" style:family="presentation">
      <style:graphic-properties draw:stroke="none" draw:fill="none" draw:textarea-vertical-align="middle">
        <text:list-style style:name="Default9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title" style:family="presentation">
      <style:graphic-properties draw:stroke="none" draw:fill="none" draw:textarea-vertical-align="middle">
        <text:list-style style:name="Default9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8-outline1" style:family="presentation">
      <style:graphic-properties draw:stroke="none" draw:fill="none" draw:auto-grow-height="false" draw:fit-to-size="shrink-to-fit" style:shrink-to-fit="true">
        <text:list-style style:name="Default9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outline2" style:family="presentation" style:parent-style-name="Default9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8-outline3" style:family="presentation" style:parent-style-name="Default9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8-outline4" style:family="presentation" style:parent-style-name="Default9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8-outline5" style:family="presentation" style:parent-style-name="Default9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6" style:family="presentation" style:parent-style-name="Default9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7" style:family="presentation" style:parent-style-name="Default9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8" style:family="presentation" style:parent-style-name="Default9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9" style:family="presentation" style:parent-style-name="Default9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subtitle" style:family="presentation">
      <style:graphic-properties draw:stroke="none" draw:fill="none" draw:textarea-vertical-align="middle">
        <text:list-style style:name="Default9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title" style:family="presentation">
      <style:graphic-properties draw:stroke="none" draw:fill="none" draw:textarea-vertical-align="middle">
        <text:list-style style:name="Default9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9-outline1" style:family="presentation">
      <style:graphic-properties draw:stroke="none" draw:fill="none" draw:auto-grow-height="false" draw:fit-to-size="shrink-to-fit" style:shrink-to-fit="true">
        <text:list-style style:name="Default9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outline2" style:family="presentation" style:parent-style-name="Default9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9-outline3" style:family="presentation" style:parent-style-name="Default9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9-outline4" style:family="presentation" style:parent-style-name="Default9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9-outline5" style:family="presentation" style:parent-style-name="Default9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6" style:family="presentation" style:parent-style-name="Default9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7" style:family="presentation" style:parent-style-name="Default9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8" style:family="presentation" style:parent-style-name="Default9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9" style:family="presentation" style:parent-style-name="Default9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subtitle" style:family="presentation">
      <style:graphic-properties draw:stroke="none" draw:fill="none" draw:textarea-vertical-align="middle">
        <text:list-style style:name="Default9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title" style:family="presentation">
      <style:graphic-properties draw:stroke="none" draw:fill="none" draw:textarea-vertical-align="middle">
        <text:list-style style:name="Default9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0-outline1" style:family="presentation">
      <style:graphic-properties draw:stroke="none" draw:fill="none" draw:auto-grow-height="false" draw:fit-to-size="shrink-to-fit" style:shrink-to-fit="true">
        <text:list-style style:name="Default10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outline2" style:family="presentation" style:parent-style-name="Default10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0-outline3" style:family="presentation" style:parent-style-name="Default10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0-outline4" style:family="presentation" style:parent-style-name="Default10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0-outline5" style:family="presentation" style:parent-style-name="Default10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6" style:family="presentation" style:parent-style-name="Default10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7" style:family="presentation" style:parent-style-name="Default10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8" style:family="presentation" style:parent-style-name="Default10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9" style:family="presentation" style:parent-style-name="Default10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subtitle" style:family="presentation">
      <style:graphic-properties draw:stroke="none" draw:fill="none" draw:textarea-vertical-align="middle">
        <text:list-style style:name="Default10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title" style:family="presentation">
      <style:graphic-properties draw:stroke="none" draw:fill="none" draw:textarea-vertical-align="middle">
        <text:list-style style:name="Default10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1-outline1" style:family="presentation">
      <style:graphic-properties draw:stroke="none" draw:fill="none" draw:auto-grow-height="false" draw:fit-to-size="shrink-to-fit" style:shrink-to-fit="true">
        <text:list-style style:name="Default1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outline2" style:family="presentation" style:parent-style-name="Default10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1-outline3" style:family="presentation" style:parent-style-name="Default10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1-outline4" style:family="presentation" style:parent-style-name="Default10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1-outline5" style:family="presentation" style:parent-style-name="Default10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6" style:family="presentation" style:parent-style-name="Default10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7" style:family="presentation" style:parent-style-name="Default10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8" style:family="presentation" style:parent-style-name="Default10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9" style:family="presentation" style:parent-style-name="Default10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subtitle" style:family="presentation">
      <style:graphic-properties draw:stroke="none" draw:fill="none" draw:textarea-vertical-align="middle">
        <text:list-style style:name="Default1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title" style:family="presentation">
      <style:graphic-properties draw:stroke="none" draw:fill="none" draw:textarea-vertical-align="middle">
        <text:list-style style:name="Default1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2-outline1" style:family="presentation">
      <style:graphic-properties draw:stroke="none" draw:fill="none" draw:auto-grow-height="false" draw:fit-to-size="shrink-to-fit" style:shrink-to-fit="true">
        <text:list-style style:name="Default10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outline2" style:family="presentation" style:parent-style-name="Default10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2-outline3" style:family="presentation" style:parent-style-name="Default10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2-outline4" style:family="presentation" style:parent-style-name="Default10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2-outline5" style:family="presentation" style:parent-style-name="Default10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6" style:family="presentation" style:parent-style-name="Default10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7" style:family="presentation" style:parent-style-name="Default10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8" style:family="presentation" style:parent-style-name="Default10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9" style:family="presentation" style:parent-style-name="Default10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subtitle" style:family="presentation">
      <style:graphic-properties draw:stroke="none" draw:fill="none" draw:textarea-vertical-align="middle">
        <text:list-style style:name="Default1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title" style:family="presentation">
      <style:graphic-properties draw:stroke="none" draw:fill="none" draw:textarea-vertical-align="middle">
        <text:list-style style:name="Default1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3-outline1" style:family="presentation">
      <style:graphic-properties draw:stroke="none" draw:fill="none" draw:auto-grow-height="false" draw:fit-to-size="shrink-to-fit" style:shrink-to-fit="true">
        <text:list-style style:name="Default1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outline2" style:family="presentation" style:parent-style-name="Default10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3-outline3" style:family="presentation" style:parent-style-name="Default10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3-outline4" style:family="presentation" style:parent-style-name="Default10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3-outline5" style:family="presentation" style:parent-style-name="Default10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6" style:family="presentation" style:parent-style-name="Default10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7" style:family="presentation" style:parent-style-name="Default10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8" style:family="presentation" style:parent-style-name="Default10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9" style:family="presentation" style:parent-style-name="Default10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subtitle" style:family="presentation">
      <style:graphic-properties draw:stroke="none" draw:fill="none" draw:textarea-vertical-align="middle">
        <text:list-style style:name="Default1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title" style:family="presentation">
      <style:graphic-properties draw:stroke="none" draw:fill="none" draw:textarea-vertical-align="middle">
        <text:list-style style:name="Default1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4-outline1" style:family="presentation">
      <style:graphic-properties draw:stroke="none" draw:fill="none" draw:auto-grow-height="false" draw:fit-to-size="shrink-to-fit" style:shrink-to-fit="true">
        <text:list-style style:name="Default10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outline2" style:family="presentation" style:parent-style-name="Default10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4-outline3" style:family="presentation" style:parent-style-name="Default10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4-outline4" style:family="presentation" style:parent-style-name="Default10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4-outline5" style:family="presentation" style:parent-style-name="Default10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6" style:family="presentation" style:parent-style-name="Default10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7" style:family="presentation" style:parent-style-name="Default10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8" style:family="presentation" style:parent-style-name="Default10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9" style:family="presentation" style:parent-style-name="Default10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subtitle" style:family="presentation">
      <style:graphic-properties draw:stroke="none" draw:fill="none" draw:textarea-vertical-align="middle">
        <text:list-style style:name="Default10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title" style:family="presentation">
      <style:graphic-properties draw:stroke="none" draw:fill="none" draw:textarea-vertical-align="middle">
        <text:list-style style:name="Default10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5-outline1" style:family="presentation">
      <style:graphic-properties draw:stroke="none" draw:fill="none" draw:auto-grow-height="false" draw:fit-to-size="shrink-to-fit" style:shrink-to-fit="true">
        <text:list-style style:name="Default10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5-outline2" style:family="presentation" style:parent-style-name="Default10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5-outline3" style:family="presentation" style:parent-style-name="Default10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5-outline4" style:family="presentation" style:parent-style-name="Default10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5-outline5" style:family="presentation" style:parent-style-name="Default10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6" style:family="presentation" style:parent-style-name="Default10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7" style:family="presentation" style:parent-style-name="Default10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8" style:family="presentation" style:parent-style-name="Default10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9" style:family="presentation" style:parent-style-name="Default10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subtitle" style:family="presentation">
      <style:graphic-properties draw:stroke="none" draw:fill="none" draw:textarea-vertical-align="middle">
        <text:list-style style:name="Default10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5-title" style:family="presentation">
      <style:graphic-properties draw:stroke="none" draw:fill="none" draw:textarea-vertical-align="middle">
        <text:list-style style:name="Default10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39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tins_25_20Templat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Matins_25_20Template1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tins_25_20Template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1_5f_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1_5f_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1_5f_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206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9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12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13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14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15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16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17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18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9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20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21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22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23" style:family="presentation" style:parent-style-name="Default71-backgroundobjects">
      <style:graphic-properties draw:stroke="none" draw:fill="none" draw:fill-color="#ffffff" draw:auto-grow-height="false" fo:min-height="1.449cm"/>
    </style:style>
    <style:style style:name="Mpr224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25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26" style:family="presentation" style:parent-style-name="Default72-backgroundobjects">
      <style:graphic-properties draw:stroke="none" draw:fill="none" draw:fill-color="#ffffff" draw:auto-grow-height="false" fo:min-height="1.449cm"/>
    </style:style>
    <style:style style:name="Mpr227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28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9" style:family="presentation" style:parent-style-name="Default73-backgroundobjects">
      <style:graphic-properties draw:stroke="none" draw:fill="none" draw:fill-color="#ffffff" draw:auto-grow-height="false" fo:min-height="1.449cm"/>
    </style:style>
    <style:style style:name="Mpr230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31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32" style:family="presentation" style:parent-style-name="Default74-backgroundobjects">
      <style:graphic-properties draw:stroke="none" draw:fill="none" draw:fill-color="#ffffff" draw:auto-grow-height="false" fo:min-height="1.449cm"/>
    </style:style>
    <style:style style:name="Mpr233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34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35" style:family="presentation" style:parent-style-name="Default75-backgroundobjects">
      <style:graphic-properties draw:stroke="none" draw:fill="none" draw:fill-color="#ffffff" draw:auto-grow-height="false" fo:min-height="1.449cm"/>
    </style:style>
    <style:style style:name="Mpr236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37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r238" style:family="presentation" style:parent-style-name="Default76-backgroundobjects">
      <style:graphic-properties draw:stroke="none" draw:fill="none" draw:fill-color="#ffffff" draw:auto-grow-height="false" fo:min-height="1.449cm"/>
    </style:style>
    <style:style style:name="Mpr239" style:family="presentation" style:parent-style-name="Default76-backgroundobjects">
      <style:graphic-properties draw:stroke="none" draw:fill="none" draw:fill-color="#ffffff" draw:auto-grow-height="false" fo:min-height="1.397cm"/>
    </style:style>
    <style:style style:name="Mpr240" style:family="presentation" style:parent-style-name="Default76-backgroundobjects">
      <style:graphic-properties draw:stroke="none" draw:fill="none" draw:fill-color="#ffffff" draw:textarea-vertical-align="bottom" draw:auto-grow-height="false" fo:min-height="1.397cm"/>
    </style:style>
    <style:style style:name="Mpr241" style:family="presentation" style:parent-style-name="Default77-backgroundobjects">
      <style:graphic-properties draw:stroke="none" draw:fill="none" draw:fill-color="#ffffff" draw:auto-grow-height="false" fo:min-height="1.449cm"/>
    </style:style>
    <style:style style:name="Mpr242" style:family="presentation" style:parent-style-name="Default77-backgroundobjects">
      <style:graphic-properties draw:stroke="none" draw:fill="none" draw:fill-color="#ffffff" draw:auto-grow-height="false" fo:min-height="1.397cm"/>
    </style:style>
    <style:style style:name="Mpr243" style:family="presentation" style:parent-style-name="Default77-backgroundobjects">
      <style:graphic-properties draw:stroke="none" draw:fill="none" draw:fill-color="#ffffff" draw:textarea-vertical-align="bottom" draw:auto-grow-height="false" fo:min-height="1.397cm"/>
    </style:style>
    <style:style style:name="Mpr244" style:family="presentation" style:parent-style-name="Default78-backgroundobjects">
      <style:graphic-properties draw:stroke="none" draw:fill="none" draw:fill-color="#ffffff" draw:auto-grow-height="false" fo:min-height="1.449cm"/>
    </style:style>
    <style:style style:name="Mpr245" style:family="presentation" style:parent-style-name="Default78-backgroundobjects">
      <style:graphic-properties draw:stroke="none" draw:fill="none" draw:fill-color="#ffffff" draw:auto-grow-height="false" fo:min-height="1.397cm"/>
    </style:style>
    <style:style style:name="Mpr246" style:family="presentation" style:parent-style-name="Default78-backgroundobjects">
      <style:graphic-properties draw:stroke="none" draw:fill="none" draw:fill-color="#ffffff" draw:textarea-vertical-align="bottom" draw:auto-grow-height="false" fo:min-height="1.397cm"/>
    </style:style>
    <style:style style:name="Mpr247" style:family="presentation" style:parent-style-name="Default79-backgroundobjects">
      <style:graphic-properties draw:stroke="none" draw:fill="none" draw:fill-color="#ffffff" draw:auto-grow-height="false" fo:min-height="1.449cm"/>
    </style:style>
    <style:style style:name="Mpr248" style:family="presentation" style:parent-style-name="Default79-backgroundobjects">
      <style:graphic-properties draw:stroke="none" draw:fill="none" draw:fill-color="#ffffff" draw:auto-grow-height="false" fo:min-height="1.397cm"/>
    </style:style>
    <style:style style:name="Mpr249" style:family="presentation" style:parent-style-name="Default79-backgroundobjects">
      <style:graphic-properties draw:stroke="none" draw:fill="none" draw:fill-color="#ffffff" draw:textarea-vertical-align="bottom" draw:auto-grow-height="false" fo:min-height="1.397cm"/>
    </style:style>
    <style:style style:name="Mpr250" style:family="presentation" style:parent-style-name="Default80-backgroundobjects">
      <style:graphic-properties draw:stroke="none" draw:fill="none" draw:fill-color="#ffffff" draw:auto-grow-height="false" fo:min-height="1.449cm"/>
    </style:style>
    <style:style style:name="Mpr251" style:family="presentation" style:parent-style-name="Default80-backgroundobjects">
      <style:graphic-properties draw:stroke="none" draw:fill="none" draw:fill-color="#ffffff" draw:auto-grow-height="false" fo:min-height="1.397cm"/>
    </style:style>
    <style:style style:name="Mpr252" style:family="presentation" style:parent-style-name="Default80-backgroundobjects">
      <style:graphic-properties draw:stroke="none" draw:fill="none" draw:fill-color="#ffffff" draw:textarea-vertical-align="bottom" draw:auto-grow-height="false" fo:min-height="1.397cm"/>
    </style:style>
    <style:style style:name="Mpr253" style:family="presentation" style:parent-style-name="Default81-backgroundobjects">
      <style:graphic-properties draw:stroke="none" draw:fill="none" draw:fill-color="#ffffff" draw:auto-grow-height="false" fo:min-height="1.449cm"/>
    </style:style>
    <style:style style:name="Mpr254" style:family="presentation" style:parent-style-name="Default81-backgroundobjects">
      <style:graphic-properties draw:stroke="none" draw:fill="none" draw:fill-color="#ffffff" draw:auto-grow-height="false" fo:min-height="1.397cm"/>
    </style:style>
    <style:style style:name="Mpr255" style:family="presentation" style:parent-style-name="Default81-backgroundobjects">
      <style:graphic-properties draw:stroke="none" draw:fill="none" draw:fill-color="#ffffff" draw:textarea-vertical-align="bottom" draw:auto-grow-height="false" fo:min-height="1.397cm"/>
    </style:style>
    <style:style style:name="Mpr256" style:family="presentation" style:parent-style-name="Default82-backgroundobjects">
      <style:graphic-properties draw:stroke="none" draw:fill="none" draw:fill-color="#ffffff" draw:auto-grow-height="false" fo:min-height="1.449cm"/>
    </style:style>
    <style:style style:name="Mpr257" style:family="presentation" style:parent-style-name="Default82-backgroundobjects">
      <style:graphic-properties draw:stroke="none" draw:fill="none" draw:fill-color="#ffffff" draw:auto-grow-height="false" fo:min-height="1.397cm"/>
    </style:style>
    <style:style style:name="Mpr258" style:family="presentation" style:parent-style-name="Default82-backgroundobjects">
      <style:graphic-properties draw:stroke="none" draw:fill="none" draw:fill-color="#ffffff" draw:textarea-vertical-align="bottom" draw:auto-grow-height="false" fo:min-height="1.397cm"/>
    </style:style>
    <style:style style:name="Mpr259" style:family="presentation" style:parent-style-name="Default83-backgroundobjects">
      <style:graphic-properties draw:stroke="none" draw:fill="none" draw:fill-color="#ffffff" draw:auto-grow-height="false" fo:min-height="1.449cm"/>
    </style:style>
    <style:style style:name="Mpr260" style:family="presentation" style:parent-style-name="Default83-backgroundobjects">
      <style:graphic-properties draw:stroke="none" draw:fill="none" draw:fill-color="#ffffff" draw:auto-grow-height="false" fo:min-height="1.397cm"/>
    </style:style>
    <style:style style:name="Mpr261" style:family="presentation" style:parent-style-name="Default83-backgroundobjects">
      <style:graphic-properties draw:stroke="none" draw:fill="none" draw:fill-color="#ffffff" draw:textarea-vertical-align="bottom" draw:auto-grow-height="false" fo:min-height="1.397cm"/>
    </style:style>
    <style:style style:name="Mpr262" style:family="presentation" style:parent-style-name="Default84-backgroundobjects">
      <style:graphic-properties draw:stroke="none" draw:fill="none" draw:fill-color="#ffffff" draw:auto-grow-height="false" fo:min-height="1.449cm"/>
    </style:style>
    <style:style style:name="Mpr263" style:family="presentation" style:parent-style-name="Default84-backgroundobjects">
      <style:graphic-properties draw:stroke="none" draw:fill="none" draw:fill-color="#ffffff" draw:auto-grow-height="false" fo:min-height="1.397cm"/>
    </style:style>
    <style:style style:name="Mpr264" style:family="presentation" style:parent-style-name="Default84-backgroundobjects">
      <style:graphic-properties draw:stroke="none" draw:fill="none" draw:fill-color="#ffffff" draw:textarea-vertical-align="bottom" draw:auto-grow-height="false" fo:min-height="1.397cm"/>
    </style:style>
    <style:style style:name="Mpr265" style:family="presentation" style:parent-style-name="Default85-backgroundobjects">
      <style:graphic-properties draw:stroke="none" draw:fill="none" draw:fill-color="#ffffff" draw:auto-grow-height="false" fo:min-height="1.449cm"/>
    </style:style>
    <style:style style:name="Mpr266" style:family="presentation" style:parent-style-name="Default85-backgroundobjects">
      <style:graphic-properties draw:stroke="none" draw:fill="none" draw:fill-color="#ffffff" draw:auto-grow-height="false" fo:min-height="1.397cm"/>
    </style:style>
    <style:style style:name="Mpr267" style:family="presentation" style:parent-style-name="Default85-backgroundobjects">
      <style:graphic-properties draw:stroke="none" draw:fill="none" draw:fill-color="#ffffff" draw:textarea-vertical-align="bottom" draw:auto-grow-height="false" fo:min-height="1.397cm"/>
    </style:style>
    <style:style style:name="Mpr268" style:family="presentation" style:parent-style-name="Default86-backgroundobjects">
      <style:graphic-properties draw:stroke="none" draw:fill="none" draw:fill-color="#ffffff" draw:auto-grow-height="false" fo:min-height="1.449cm"/>
    </style:style>
    <style:style style:name="Mpr269" style:family="presentation" style:parent-style-name="Default86-backgroundobjects">
      <style:graphic-properties draw:stroke="none" draw:fill="none" draw:fill-color="#ffffff" draw:auto-grow-height="false" fo:min-height="1.397cm"/>
    </style:style>
    <style:style style:name="Mpr270" style:family="presentation" style:parent-style-name="Default86-backgroundobjects">
      <style:graphic-properties draw:stroke="none" draw:fill="none" draw:fill-color="#ffffff" draw:textarea-vertical-align="bottom" draw:auto-grow-height="false" fo:min-height="1.397cm"/>
    </style:style>
    <style:style style:name="Mpr271" style:family="presentation" style:parent-style-name="Default87-backgroundobjects">
      <style:graphic-properties draw:stroke="none" draw:fill="none" draw:fill-color="#ffffff" draw:auto-grow-height="false" fo:min-height="1.449cm"/>
    </style:style>
    <style:style style:name="Mpr272" style:family="presentation" style:parent-style-name="Default87-backgroundobjects">
      <style:graphic-properties draw:stroke="none" draw:fill="none" draw:fill-color="#ffffff" draw:auto-grow-height="false" fo:min-height="1.397cm"/>
    </style:style>
    <style:style style:name="Mpr273" style:family="presentation" style:parent-style-name="Default87-backgroundobjects">
      <style:graphic-properties draw:stroke="none" draw:fill="none" draw:fill-color="#ffffff" draw:textarea-vertical-align="bottom" draw:auto-grow-height="false" fo:min-height="1.397cm"/>
    </style:style>
    <style:style style:name="Mpr274" style:family="presentation" style:parent-style-name="Default88-backgroundobjects">
      <style:graphic-properties draw:stroke="none" draw:fill="none" draw:fill-color="#ffffff" draw:auto-grow-height="false" fo:min-height="1.449cm"/>
    </style:style>
    <style:style style:name="Mpr275" style:family="presentation" style:parent-style-name="Default88-backgroundobjects">
      <style:graphic-properties draw:stroke="none" draw:fill="none" draw:fill-color="#ffffff" draw:auto-grow-height="false" fo:min-height="1.397cm"/>
    </style:style>
    <style:style style:name="Mpr276" style:family="presentation" style:parent-style-name="Default88-backgroundobjects">
      <style:graphic-properties draw:stroke="none" draw:fill="none" draw:fill-color="#ffffff" draw:textarea-vertical-align="bottom" draw:auto-grow-height="false" fo:min-height="1.397cm"/>
    </style:style>
    <style:style style:name="Mpr277" style:family="presentation" style:parent-style-name="Default89-backgroundobjects">
      <style:graphic-properties draw:stroke="none" draw:fill="none" draw:fill-color="#ffffff" draw:auto-grow-height="false" fo:min-height="1.449cm"/>
    </style:style>
    <style:style style:name="Mpr278" style:family="presentation" style:parent-style-name="Default89-backgroundobjects">
      <style:graphic-properties draw:stroke="none" draw:fill="none" draw:fill-color="#ffffff" draw:auto-grow-height="false" fo:min-height="1.397cm"/>
    </style:style>
    <style:style style:name="Mpr279" style:family="presentation" style:parent-style-name="Default89-backgroundobjects">
      <style:graphic-properties draw:stroke="none" draw:fill="none" draw:fill-color="#ffffff" draw:textarea-vertical-align="bottom" draw:auto-grow-height="false" fo:min-height="1.397cm"/>
    </style:style>
    <style:style style:name="Mpr280" style:family="presentation" style:parent-style-name="Default90-backgroundobjects">
      <style:graphic-properties draw:stroke="none" draw:fill="none" draw:fill-color="#ffffff" draw:auto-grow-height="false" fo:min-height="1.449cm"/>
    </style:style>
    <style:style style:name="Mpr281" style:family="presentation" style:parent-style-name="Default90-backgroundobjects">
      <style:graphic-properties draw:stroke="none" draw:fill="none" draw:fill-color="#ffffff" draw:auto-grow-height="false" fo:min-height="1.397cm"/>
    </style:style>
    <style:style style:name="Mpr282" style:family="presentation" style:parent-style-name="Default90-backgroundobjects">
      <style:graphic-properties draw:stroke="none" draw:fill="none" draw:fill-color="#ffffff" draw:textarea-vertical-align="bottom" draw:auto-grow-height="false" fo:min-height="1.397cm"/>
    </style:style>
    <style:style style:name="Mpr283" style:family="presentation" style:parent-style-name="Default91-backgroundobjects">
      <style:graphic-properties draw:stroke="none" draw:fill="none" draw:fill-color="#ffffff" draw:auto-grow-height="false" fo:min-height="1.449cm"/>
    </style:style>
    <style:style style:name="Mpr284" style:family="presentation" style:parent-style-name="Default91-backgroundobjects">
      <style:graphic-properties draw:stroke="none" draw:fill="none" draw:fill-color="#ffffff" draw:auto-grow-height="false" fo:min-height="1.397cm"/>
    </style:style>
    <style:style style:name="Mpr285" style:family="presentation" style:parent-style-name="Default91-backgroundobjects">
      <style:graphic-properties draw:stroke="none" draw:fill="none" draw:fill-color="#ffffff" draw:textarea-vertical-align="bottom" draw:auto-grow-height="false" fo:min-height="1.397cm"/>
    </style:style>
    <style:style style:name="Mpr286" style:family="presentation" style:parent-style-name="Default92-backgroundobjects">
      <style:graphic-properties draw:stroke="none" draw:fill="none" draw:fill-color="#ffffff" draw:auto-grow-height="false" fo:min-height="1.449cm"/>
    </style:style>
    <style:style style:name="Mpr287" style:family="presentation" style:parent-style-name="Default92-backgroundobjects">
      <style:graphic-properties draw:stroke="none" draw:fill="none" draw:fill-color="#ffffff" draw:auto-grow-height="false" fo:min-height="1.397cm"/>
    </style:style>
    <style:style style:name="Mpr288" style:family="presentation" style:parent-style-name="Default92-backgroundobjects">
      <style:graphic-properties draw:stroke="none" draw:fill="none" draw:fill-color="#ffffff" draw:textarea-vertical-align="bottom" draw:auto-grow-height="false" fo:min-height="1.397cm"/>
    </style:style>
    <style:style style:name="Mpr289" style:family="presentation" style:parent-style-name="Default93-backgroundobjects">
      <style:graphic-properties draw:stroke="none" draw:fill="none" draw:fill-color="#ffffff" draw:auto-grow-height="false" fo:min-height="1.449cm"/>
    </style:style>
    <style:style style:name="Mpr290" style:family="presentation" style:parent-style-name="Default93-backgroundobjects">
      <style:graphic-properties draw:stroke="none" draw:fill="none" draw:fill-color="#ffffff" draw:auto-grow-height="false" fo:min-height="1.397cm"/>
    </style:style>
    <style:style style:name="Mpr291" style:family="presentation" style:parent-style-name="Default93-backgroundobjects">
      <style:graphic-properties draw:stroke="none" draw:fill="none" draw:fill-color="#ffffff" draw:textarea-vertical-align="bottom" draw:auto-grow-height="false" fo:min-height="1.397cm"/>
    </style:style>
    <style:style style:name="Mpr292" style:family="presentation" style:parent-style-name="Default94-backgroundobjects">
      <style:graphic-properties draw:stroke="none" draw:fill="none" draw:fill-color="#ffffff" draw:auto-grow-height="false" fo:min-height="1.449cm"/>
    </style:style>
    <style:style style:name="Mpr293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294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295" style:family="presentation" style:parent-style-name="Default95-backgroundobjects">
      <style:graphic-properties draw:stroke="none" draw:fill="none" draw:fill-color="#ffffff" draw:auto-grow-height="false" fo:min-height="1.449cm"/>
    </style:style>
    <style:style style:name="Mpr296" style:family="presentation" style:parent-style-name="Default95-backgroundobjects">
      <style:graphic-properties draw:stroke="none" draw:fill="none" draw:fill-color="#ffffff" draw:auto-grow-height="false" fo:min-height="1.397cm"/>
    </style:style>
    <style:style style:name="Mpr297" style:family="presentation" style:parent-style-name="Default95-backgroundobjects">
      <style:graphic-properties draw:stroke="none" draw:fill="none" draw:fill-color="#ffffff" draw:textarea-vertical-align="bottom" draw:auto-grow-height="false" fo:min-height="1.397cm"/>
    </style:style>
    <style:style style:name="Mpr298" style:family="presentation" style:parent-style-name="Default96-backgroundobjects">
      <style:graphic-properties draw:stroke="none" draw:fill="none" draw:fill-color="#ffffff" draw:auto-grow-height="false" fo:min-height="1.449cm"/>
    </style:style>
    <style:style style:name="Mpr299" style:family="presentation" style:parent-style-name="Default96-backgroundobjects">
      <style:graphic-properties draw:stroke="none" draw:fill="none" draw:fill-color="#ffffff" draw:auto-grow-height="false" fo:min-height="1.397cm"/>
    </style:style>
    <style:style style:name="Mpr300" style:family="presentation" style:parent-style-name="Default96-backgroundobjects">
      <style:graphic-properties draw:stroke="none" draw:fill="none" draw:fill-color="#ffffff" draw:textarea-vertical-align="bottom" draw:auto-grow-height="false" fo:min-height="1.397cm"/>
    </style:style>
    <style:style style:name="Mpr301" style:family="presentation" style:parent-style-name="Default97-backgroundobjects">
      <style:graphic-properties draw:stroke="none" draw:fill="none" draw:fill-color="#ffffff" draw:auto-grow-height="false" fo:min-height="1.449cm"/>
    </style:style>
    <style:style style:name="Mpr302" style:family="presentation" style:parent-style-name="Default97-backgroundobjects">
      <style:graphic-properties draw:stroke="none" draw:fill="none" draw:fill-color="#ffffff" draw:auto-grow-height="false" fo:min-height="1.397cm"/>
    </style:style>
    <style:style style:name="Mpr303" style:family="presentation" style:parent-style-name="Default97-backgroundobjects">
      <style:graphic-properties draw:stroke="none" draw:fill="none" draw:fill-color="#ffffff" draw:textarea-vertical-align="bottom" draw:auto-grow-height="false" fo:min-height="1.397cm"/>
    </style:style>
    <style:style style:name="Mpr304" style:family="presentation" style:parent-style-name="Default98-backgroundobjects">
      <style:graphic-properties draw:stroke="none" draw:fill="none" draw:fill-color="#ffffff" draw:auto-grow-height="false" fo:min-height="1.449cm"/>
    </style:style>
    <style:style style:name="Mpr305" style:family="presentation" style:parent-style-name="Default98-backgroundobjects">
      <style:graphic-properties draw:stroke="none" draw:fill="none" draw:fill-color="#ffffff" draw:auto-grow-height="false" fo:min-height="1.397cm"/>
    </style:style>
    <style:style style:name="Mpr306" style:family="presentation" style:parent-style-name="Default98-backgroundobjects">
      <style:graphic-properties draw:stroke="none" draw:fill="none" draw:fill-color="#ffffff" draw:textarea-vertical-align="bottom" draw:auto-grow-height="false" fo:min-height="1.397cm"/>
    </style:style>
    <style:style style:name="Mpr307" style:family="presentation" style:parent-style-name="Default99-backgroundobjects">
      <style:graphic-properties draw:stroke="none" draw:fill="none" draw:fill-color="#ffffff" draw:auto-grow-height="false" fo:min-height="1.449cm"/>
    </style:style>
    <style:style style:name="Mpr308" style:family="presentation" style:parent-style-name="Default99-backgroundobjects">
      <style:graphic-properties draw:stroke="none" draw:fill="none" draw:fill-color="#ffffff" draw:auto-grow-height="false" fo:min-height="1.397cm"/>
    </style:style>
    <style:style style:name="Mpr309" style:family="presentation" style:parent-style-name="Default99-backgroundobjects">
      <style:graphic-properties draw:stroke="none" draw:fill="none" draw:fill-color="#ffffff" draw:textarea-vertical-align="bottom" draw:auto-grow-height="false" fo:min-height="1.397cm"/>
    </style:style>
    <style:style style:name="Mpr310" style:family="presentation" style:parent-style-name="Default100-backgroundobjects">
      <style:graphic-properties draw:stroke="none" draw:fill="none" draw:fill-color="#ffffff" draw:auto-grow-height="false" fo:min-height="1.449cm"/>
    </style:style>
    <style:style style:name="Mpr311" style:family="presentation" style:parent-style-name="Default100-backgroundobjects">
      <style:graphic-properties draw:stroke="none" draw:fill="none" draw:fill-color="#ffffff" draw:auto-grow-height="false" fo:min-height="1.397cm"/>
    </style:style>
    <style:style style:name="Mpr312" style:family="presentation" style:parent-style-name="Default100-backgroundobjects">
      <style:graphic-properties draw:stroke="none" draw:fill="none" draw:fill-color="#ffffff" draw:textarea-vertical-align="bottom" draw:auto-grow-height="false" fo:min-height="1.397cm"/>
    </style:style>
    <style:style style:name="Mpr313" style:family="presentation" style:parent-style-name="Default101-backgroundobjects">
      <style:graphic-properties draw:stroke="none" draw:fill="none" draw:fill-color="#ffffff" draw:auto-grow-height="false" fo:min-height="1.449cm"/>
    </style:style>
    <style:style style:name="Mpr314" style:family="presentation" style:parent-style-name="Default101-backgroundobjects">
      <style:graphic-properties draw:stroke="none" draw:fill="none" draw:fill-color="#ffffff" draw:auto-grow-height="false" fo:min-height="1.397cm"/>
    </style:style>
    <style:style style:name="Mpr315" style:family="presentation" style:parent-style-name="Default101-backgroundobjects">
      <style:graphic-properties draw:stroke="none" draw:fill="none" draw:fill-color="#ffffff" draw:textarea-vertical-align="bottom" draw:auto-grow-height="false" fo:min-height="1.397cm"/>
    </style:style>
    <style:style style:name="Mpr316" style:family="presentation" style:parent-style-name="Default102-backgroundobjects">
      <style:graphic-properties draw:stroke="none" draw:fill="none" draw:fill-color="#ffffff" draw:auto-grow-height="false" fo:min-height="1.449cm"/>
    </style:style>
    <style:style style:name="Mpr317" style:family="presentation" style:parent-style-name="Default102-backgroundobjects">
      <style:graphic-properties draw:stroke="none" draw:fill="none" draw:fill-color="#ffffff" draw:auto-grow-height="false" fo:min-height="1.397cm"/>
    </style:style>
    <style:style style:name="Mpr318" style:family="presentation" style:parent-style-name="Default102-backgroundobjects">
      <style:graphic-properties draw:stroke="none" draw:fill="none" draw:fill-color="#ffffff" draw:textarea-vertical-align="bottom" draw:auto-grow-height="false" fo:min-height="1.397cm"/>
    </style:style>
    <style:style style:name="Mpr319" style:family="presentation" style:parent-style-name="Default103-backgroundobjects">
      <style:graphic-properties draw:stroke="none" draw:fill="none" draw:fill-color="#ffffff" draw:auto-grow-height="false" fo:min-height="1.449cm"/>
    </style:style>
    <style:style style:name="Mpr320" style:family="presentation" style:parent-style-name="Default103-backgroundobjects">
      <style:graphic-properties draw:stroke="none" draw:fill="none" draw:fill-color="#ffffff" draw:auto-grow-height="false" fo:min-height="1.397cm"/>
    </style:style>
    <style:style style:name="Mpr321" style:family="presentation" style:parent-style-name="Default103-backgroundobjects">
      <style:graphic-properties draw:stroke="none" draw:fill="none" draw:fill-color="#ffffff" draw:textarea-vertical-align="bottom" draw:auto-grow-height="false" fo:min-height="1.397cm"/>
    </style:style>
    <style:style style:name="Mpr322" style:family="presentation" style:parent-style-name="Default104-backgroundobjects">
      <style:graphic-properties draw:stroke="none" draw:fill="none" draw:fill-color="#ffffff" draw:auto-grow-height="false" fo:min-height="1.449cm"/>
    </style:style>
    <style:style style:name="Mpr323" style:family="presentation" style:parent-style-name="Default104-backgroundobjects">
      <style:graphic-properties draw:stroke="none" draw:fill="none" draw:fill-color="#ffffff" draw:auto-grow-height="false" fo:min-height="1.397cm"/>
    </style:style>
    <style:style style:name="Mpr324" style:family="presentation" style:parent-style-name="Default104-backgroundobjects">
      <style:graphic-properties draw:stroke="none" draw:fill="none" draw:fill-color="#ffffff" draw:textarea-vertical-align="bottom" draw:auto-grow-height="false" fo:min-height="1.397cm"/>
    </style:style>
    <style:style style:name="Mpr325" style:family="presentation" style:parent-style-name="Default105-backgroundobjects">
      <style:graphic-properties draw:stroke="none" draw:fill="none" draw:fill-color="#ffffff" draw:auto-grow-height="false" fo:min-height="1.449cm"/>
    </style:style>
    <style:style style:name="Mpr326" style:family="presentation" style:parent-style-name="Default105-backgroundobjects">
      <style:graphic-properties draw:stroke="none" draw:fill="none" draw:fill-color="#ffffff" draw:auto-grow-height="false" fo:min-height="1.397cm"/>
    </style:style>
    <style:style style:name="Mpr327" style:family="presentation" style:parent-style-name="Default10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tins_25_20Template1" style:display-name="Matins%20Template1" style:page-layout-name="PM1" draw:style-name="Mdp2">
      <draw:frame presentation:style-name="Matins_25_20Template1-title" draw:layer="backgroundobjects" svg:width="25.199cm" svg:height="2.63cm" svg:x="1.4cm" svg:y="0.627cm" presentation:class="title" presentation:placeholder="true">
        <draw:text-box/>
      </draw:frame>
      <draw:frame presentation:style-name="Matins_25_20Template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atins_25_20Template1-title" draw:layer="backgroundobjects" svg:width="13.968cm" svg:height="10.476cm" svg:x="3.81cm" svg:y="2.123cm" presentation:class="page"/>
        <draw:frame presentation:style-name="Matins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3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3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3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3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3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3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3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3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3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3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3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3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3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3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3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3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3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3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3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3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3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3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3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3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3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3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3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3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3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3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3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3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3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_5f_" style:display-name="Default1_" style:page-layout-name="PM1" draw:style-name="Mdp3">
      <draw:frame presentation:style-name="Default1_5f_-title" draw:layer="backgroundobjects" svg:width="25.199cm" svg:height="2.63cm" svg:x="1.4cm" svg:y="0.627cm" presentation:class="title" presentation:placeholder="true">
        <draw:text-box/>
      </draw:frame>
      <draw:frame presentation:style-name="Default1_5f_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_5f_-title" draw:layer="backgroundobjects" svg:width="13.968cm" svg:height="10.476cm" svg:x="3.81cm" svg:y="2.123cm" presentation:class="page"/>
        <draw:frame presentation:style-name="Default1_5f_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3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3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3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3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3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3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3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3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3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3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3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3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3"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3"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3"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3"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3"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3"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3"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3"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3"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3"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3"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3"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3"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3"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3"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3"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3"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3"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3"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3"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3"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1" style:page-layout-name="PM1" draw:style-name="Mdp3">
      <draw:frame presentation:style-name="Default71-title" draw:layer="backgroundobjects" svg:width="25.199cm" svg:height="2.63cm" svg:x="1.4cm" svg:y="0.627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71-title" draw:layer="backgroundobjects" svg:width="13.968cm" svg:height="10.476cm" svg:x="3.81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2" style:page-layout-name="PM1" draw:style-name="Mdp3">
      <draw:frame presentation:style-name="Default72-title" draw:layer="backgroundobjects" svg:width="25.199cm" svg:height="2.63cm" svg:x="1.4cm" svg:y="0.627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72-title" draw:layer="backgroundobjects" svg:width="13.968cm" svg:height="10.476cm" svg:x="3.81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3" style:page-layout-name="PM1" draw:style-name="Mdp3">
      <draw:frame presentation:style-name="Default73-title" draw:layer="backgroundobjects" svg:width="25.199cm" svg:height="2.63cm" svg:x="1.4cm" svg:y="0.627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73-title" draw:layer="backgroundobjects" svg:width="13.968cm" svg:height="10.476cm" svg:x="3.81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4" style:page-layout-name="PM1" draw:style-name="Mdp3">
      <draw:frame presentation:style-name="Default74-title" draw:layer="backgroundobjects" svg:width="25.199cm" svg:height="2.63cm" svg:x="1.4cm" svg:y="0.627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74-title" draw:layer="backgroundobjects" svg:width="13.968cm" svg:height="10.476cm" svg:x="3.81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5" style:page-layout-name="PM1" draw:style-name="Mdp3">
      <draw:frame presentation:style-name="Default75-title" draw:layer="backgroundobjects" svg:width="25.199cm" svg:height="2.63cm" svg:x="1.4cm" svg:y="0.627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75-title" draw:layer="backgroundobjects" svg:width="13.968cm" svg:height="10.476cm" svg:x="3.81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6" style:page-layout-name="PM1" draw:style-name="Mdp3">
      <draw:frame presentation:style-name="Default76-title" draw:layer="backgroundobjects" svg:width="25.199cm" svg:height="2.63cm" svg:x="1.4cm" svg:y="0.627cm" presentation:class="title" presentation:placeholder="true">
        <draw:text-box/>
      </draw:frame>
      <draw:frame presentation:style-name="Default76-outline1" draw:layer="backgroundobjects" svg:width="25.199cm" svg:height="9.134cm" svg:x="1.4cm" svg:y="3.685cm" presentation:class="outline" presentation:placeholder="true">
        <draw:text-box/>
      </draw:frame>
      <draw:frame presentation:style-name="Mpr2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76-title" draw:layer="backgroundobjects" svg:width="13.968cm" svg:height="10.476cm" svg:x="3.81cm" svg:y="2.123cm" presentation:class="page"/>
        <draw:frame presentation:style-name="Default76-notes" draw:layer="backgroundobjects" svg:width="17.271cm" svg:height="12.572cm" svg:x="2.159cm" svg:y="13.271cm" presentation:class="notes" presentation:placeholder="true">
          <draw:text-box/>
        </draw:frame>
        <draw:frame presentation:style-name="Mpr2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7" style:page-layout-name="PM1" draw:style-name="Mdp3">
      <draw:frame presentation:style-name="Default77-title" draw:layer="backgroundobjects" svg:width="25.199cm" svg:height="2.63cm" svg:x="1.4cm" svg:y="0.627cm" presentation:class="title" presentation:placeholder="true">
        <draw:text-box/>
      </draw:frame>
      <draw:frame presentation:style-name="Default77-outline1" draw:layer="backgroundobjects" svg:width="25.199cm" svg:height="9.134cm" svg:x="1.4cm" svg:y="3.685cm" presentation:class="outline" presentation:placeholder="true">
        <draw:text-box/>
      </draw:frame>
      <draw:frame presentation:style-name="Mpr2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77-title" draw:layer="backgroundobjects" svg:width="13.968cm" svg:height="10.476cm" svg:x="3.81cm" svg:y="2.123cm" presentation:class="page"/>
        <draw:frame presentation:style-name="Default77-notes" draw:layer="backgroundobjects" svg:width="17.271cm" svg:height="12.572cm" svg:x="2.159cm" svg:y="13.271cm" presentation:class="notes" presentation:placeholder="true">
          <draw:text-box/>
        </draw:frame>
        <draw:frame presentation:style-name="Mpr2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8" style:page-layout-name="PM1" draw:style-name="Mdp3">
      <draw:frame presentation:style-name="Default78-title" draw:layer="backgroundobjects" svg:width="25.199cm" svg:height="2.63cm" svg:x="1.4cm" svg:y="0.627cm" presentation:class="title" presentation:placeholder="true">
        <draw:text-box/>
      </draw:frame>
      <draw:frame presentation:style-name="Default78-outline1" draw:layer="backgroundobjects" svg:width="25.199cm" svg:height="9.134cm" svg:x="1.4cm" svg:y="3.685cm" presentation:class="outline" presentation:placeholder="true">
        <draw:text-box/>
      </draw:frame>
      <draw:frame presentation:style-name="Mpr2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78-title" draw:layer="backgroundobjects" svg:width="13.968cm" svg:height="10.476cm" svg:x="3.81cm" svg:y="2.123cm" presentation:class="page"/>
        <draw:frame presentation:style-name="Default78-notes" draw:layer="backgroundobjects" svg:width="17.271cm" svg:height="12.572cm" svg:x="2.159cm" svg:y="13.271cm" presentation:class="notes" presentation:placeholder="true">
          <draw:text-box/>
        </draw:frame>
        <draw:frame presentation:style-name="Mpr2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9" style:page-layout-name="PM1" draw:style-name="Mdp3">
      <draw:frame presentation:style-name="Default79-title" draw:layer="backgroundobjects" svg:width="25.199cm" svg:height="2.63cm" svg:x="1.4cm" svg:y="0.627cm" presentation:class="title" presentation:placeholder="true">
        <draw:text-box/>
      </draw:frame>
      <draw:frame presentation:style-name="Default79-outline1" draw:layer="backgroundobjects" svg:width="25.199cm" svg:height="9.134cm" svg:x="1.4cm" svg:y="3.685cm" presentation:class="outline" presentation:placeholder="true">
        <draw:text-box/>
      </draw:frame>
      <draw:frame presentation:style-name="Mpr24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79-title" draw:layer="backgroundobjects" svg:width="13.968cm" svg:height="10.476cm" svg:x="3.81cm" svg:y="2.123cm" presentation:class="page"/>
        <draw:frame presentation:style-name="Default79-notes" draw:layer="backgroundobjects" svg:width="17.271cm" svg:height="12.572cm" svg:x="2.159cm" svg:y="13.271cm" presentation:class="notes" presentation:placeholder="true">
          <draw:text-box/>
        </draw:frame>
        <draw:frame presentation:style-name="Mpr2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0" style:page-layout-name="PM1" draw:style-name="Mdp3">
      <draw:frame presentation:style-name="Default80-title" draw:layer="backgroundobjects" svg:width="25.199cm" svg:height="2.63cm" svg:x="1.4cm" svg:y="0.627cm" presentation:class="title" presentation:placeholder="true">
        <draw:text-box/>
      </draw:frame>
      <draw:frame presentation:style-name="Default80-outline1" draw:layer="backgroundobjects" svg:width="25.199cm" svg:height="9.134cm" svg:x="1.4cm" svg:y="3.685cm" presentation:class="outline" presentation:placeholder="true">
        <draw:text-box/>
      </draw:frame>
      <draw:frame presentation:style-name="Mpr25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80-title" draw:layer="backgroundobjects" svg:width="13.968cm" svg:height="10.476cm" svg:x="3.81cm" svg:y="2.123cm" presentation:class="page"/>
        <draw:frame presentation:style-name="Default80-notes" draw:layer="backgroundobjects" svg:width="17.271cm" svg:height="12.572cm" svg:x="2.159cm" svg:y="13.271cm" presentation:class="notes" presentation:placeholder="true">
          <draw:text-box/>
        </draw:frame>
        <draw:frame presentation:style-name="Mpr2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1" style:page-layout-name="PM1" draw:style-name="Mdp3">
      <draw:frame presentation:style-name="Default81-title" draw:layer="backgroundobjects" svg:width="25.199cm" svg:height="2.63cm" svg:x="1.4cm" svg:y="0.627cm" presentation:class="title" presentation:placeholder="true">
        <draw:text-box/>
      </draw:frame>
      <draw:frame presentation:style-name="Default81-outline1" draw:layer="backgroundobjects" svg:width="25.199cm" svg:height="9.134cm" svg:x="1.4cm" svg:y="3.685cm" presentation:class="outline" presentation:placeholder="true">
        <draw:text-box/>
      </draw:frame>
      <draw:frame presentation:style-name="Mpr25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81-title" draw:layer="backgroundobjects" svg:width="13.968cm" svg:height="10.476cm" svg:x="3.81cm" svg:y="2.123cm" presentation:class="page"/>
        <draw:frame presentation:style-name="Default81-notes" draw:layer="backgroundobjects" svg:width="17.271cm" svg:height="12.572cm" svg:x="2.159cm" svg:y="13.271cm" presentation:class="notes" presentation:placeholder="true">
          <draw:text-box/>
        </draw:frame>
        <draw:frame presentation:style-name="Mpr2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2" style:page-layout-name="PM1" draw:style-name="Mdp3">
      <draw:frame presentation:style-name="Default82-title" draw:layer="backgroundobjects" svg:width="25.199cm" svg:height="2.63cm" svg:x="1.4cm" svg:y="0.627cm" presentation:class="title" presentation:placeholder="true">
        <draw:text-box/>
      </draw:frame>
      <draw:frame presentation:style-name="Default82-outline1" draw:layer="backgroundobjects" svg:width="25.199cm" svg:height="9.134cm" svg:x="1.4cm" svg:y="3.685cm" presentation:class="outline" presentation:placeholder="true">
        <draw:text-box/>
      </draw:frame>
      <draw:frame presentation:style-name="Mpr25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82-title" draw:layer="backgroundobjects" svg:width="13.968cm" svg:height="10.476cm" svg:x="3.81cm" svg:y="2.123cm" presentation:class="page"/>
        <draw:frame presentation:style-name="Default82-notes" draw:layer="backgroundobjects" svg:width="17.271cm" svg:height="12.572cm" svg:x="2.159cm" svg:y="13.271cm" presentation:class="notes" presentation:placeholder="true">
          <draw:text-box/>
        </draw:frame>
        <draw:frame presentation:style-name="Mpr2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3" style:page-layout-name="PM1" draw:style-name="Mdp3">
      <draw:frame presentation:style-name="Default83-title" draw:layer="backgroundobjects" svg:width="25.199cm" svg:height="2.63cm" svg:x="1.4cm" svg:y="0.627cm" presentation:class="title" presentation:placeholder="true">
        <draw:text-box/>
      </draw:frame>
      <draw:frame presentation:style-name="Default83-outline1" draw:layer="backgroundobjects" svg:width="25.199cm" svg:height="9.134cm" svg:x="1.4cm" svg:y="3.685cm" presentation:class="outline" presentation:placeholder="true">
        <draw:text-box/>
      </draw:frame>
      <draw:frame presentation:style-name="Mpr25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83-title" draw:layer="backgroundobjects" svg:width="13.968cm" svg:height="10.476cm" svg:x="3.81cm" svg:y="2.123cm" presentation:class="page"/>
        <draw:frame presentation:style-name="Default83-notes" draw:layer="backgroundobjects" svg:width="17.271cm" svg:height="12.572cm" svg:x="2.159cm" svg:y="13.271cm" presentation:class="notes" presentation:placeholder="true">
          <draw:text-box/>
        </draw:frame>
        <draw:frame presentation:style-name="Mpr2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4" style:page-layout-name="PM1" draw:style-name="Mdp3">
      <draw:frame presentation:style-name="Default84-title" draw:layer="backgroundobjects" svg:width="25.199cm" svg:height="2.63cm" svg:x="1.4cm" svg:y="0.627cm" presentation:class="title" presentation:placeholder="true">
        <draw:text-box/>
      </draw:frame>
      <draw:frame presentation:style-name="Default84-outline1" draw:layer="backgroundobjects" svg:width="25.199cm" svg:height="9.134cm" svg:x="1.4cm" svg:y="3.685cm" presentation:class="outline" presentation:placeholder="true">
        <draw:text-box/>
      </draw:frame>
      <draw:frame presentation:style-name="Mpr26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84-title" draw:layer="backgroundobjects" svg:width="13.968cm" svg:height="10.476cm" svg:x="3.81cm" svg:y="2.123cm" presentation:class="page"/>
        <draw:frame presentation:style-name="Default84-notes" draw:layer="backgroundobjects" svg:width="17.271cm" svg:height="12.572cm" svg:x="2.159cm" svg:y="13.271cm" presentation:class="notes" presentation:placeholder="true">
          <draw:text-box/>
        </draw:frame>
        <draw:frame presentation:style-name="Mpr2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5" style:page-layout-name="PM1" draw:style-name="Mdp3">
      <draw:frame presentation:style-name="Default85-title" draw:layer="backgroundobjects" svg:width="25.199cm" svg:height="2.63cm" svg:x="1.4cm" svg:y="0.627cm" presentation:class="title" presentation:placeholder="true">
        <draw:text-box/>
      </draw:frame>
      <draw:frame presentation:style-name="Default85-outline1" draw:layer="backgroundobjects" svg:width="25.199cm" svg:height="9.134cm" svg:x="1.4cm" svg:y="3.685cm" presentation:class="outline" presentation:placeholder="true">
        <draw:text-box/>
      </draw:frame>
      <draw:frame presentation:style-name="Mpr26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85-title" draw:layer="backgroundobjects" svg:width="13.968cm" svg:height="10.476cm" svg:x="3.81cm" svg:y="2.123cm" presentation:class="page"/>
        <draw:frame presentation:style-name="Default85-notes" draw:layer="backgroundobjects" svg:width="17.271cm" svg:height="12.572cm" svg:x="2.159cm" svg:y="13.271cm" presentation:class="notes" presentation:placeholder="true">
          <draw:text-box/>
        </draw:frame>
        <draw:frame presentation:style-name="Mpr2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6" style:page-layout-name="PM1" draw:style-name="Mdp3">
      <draw:frame presentation:style-name="Default86-title" draw:layer="backgroundobjects" svg:width="25.199cm" svg:height="2.63cm" svg:x="1.4cm" svg:y="0.627cm" presentation:class="title" presentation:placeholder="true">
        <draw:text-box/>
      </draw:frame>
      <draw:frame presentation:style-name="Default86-outline1" draw:layer="backgroundobjects" svg:width="25.199cm" svg:height="9.134cm" svg:x="1.4cm" svg:y="3.685cm" presentation:class="outline" presentation:placeholder="true">
        <draw:text-box/>
      </draw:frame>
      <draw:frame presentation:style-name="Mpr26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86-title" draw:layer="backgroundobjects" svg:width="13.968cm" svg:height="10.476cm" svg:x="3.81cm" svg:y="2.123cm" presentation:class="page"/>
        <draw:frame presentation:style-name="Default86-notes" draw:layer="backgroundobjects" svg:width="17.271cm" svg:height="12.572cm" svg:x="2.159cm" svg:y="13.271cm" presentation:class="notes" presentation:placeholder="true">
          <draw:text-box/>
        </draw:frame>
        <draw:frame presentation:style-name="Mpr2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7" style:page-layout-name="PM1" draw:style-name="Mdp3">
      <draw:frame presentation:style-name="Default87-title" draw:layer="backgroundobjects" svg:width="25.199cm" svg:height="2.63cm" svg:x="1.4cm" svg:y="0.627cm" presentation:class="title" presentation:placeholder="true">
        <draw:text-box/>
      </draw:frame>
      <draw:frame presentation:style-name="Default87-outline1" draw:layer="backgroundobjects" svg:width="25.199cm" svg:height="9.134cm" svg:x="1.4cm" svg:y="3.685cm" presentation:class="outline" presentation:placeholder="true">
        <draw:text-box/>
      </draw:frame>
      <draw:frame presentation:style-name="Mpr27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87-title" draw:layer="backgroundobjects" svg:width="13.968cm" svg:height="10.476cm" svg:x="3.81cm" svg:y="2.123cm" presentation:class="page"/>
        <draw:frame presentation:style-name="Default87-notes" draw:layer="backgroundobjects" svg:width="17.271cm" svg:height="12.572cm" svg:x="2.159cm" svg:y="13.271cm" presentation:class="notes" presentation:placeholder="true">
          <draw:text-box/>
        </draw:frame>
        <draw:frame presentation:style-name="Mpr2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8" style:page-layout-name="PM1" draw:style-name="Mdp3">
      <draw:frame presentation:style-name="Default88-title" draw:layer="backgroundobjects" svg:width="25.199cm" svg:height="2.63cm" svg:x="1.4cm" svg:y="0.627cm" presentation:class="title" presentation:placeholder="true">
        <draw:text-box/>
      </draw:frame>
      <draw:frame presentation:style-name="Default88-outline1" draw:layer="backgroundobjects" svg:width="25.199cm" svg:height="9.134cm" svg:x="1.4cm" svg:y="3.685cm" presentation:class="outline" presentation:placeholder="true">
        <draw:text-box/>
      </draw:frame>
      <draw:frame presentation:style-name="Mpr27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88-title" draw:layer="backgroundobjects" svg:width="13.968cm" svg:height="10.476cm" svg:x="3.81cm" svg:y="2.123cm" presentation:class="page"/>
        <draw:frame presentation:style-name="Default88-notes" draw:layer="backgroundobjects" svg:width="17.271cm" svg:height="12.572cm" svg:x="2.159cm" svg:y="13.271cm" presentation:class="notes" presentation:placeholder="true">
          <draw:text-box/>
        </draw:frame>
        <draw:frame presentation:style-name="Mpr2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9" style:page-layout-name="PM1" draw:style-name="Mdp3">
      <draw:frame presentation:style-name="Default89-title" draw:layer="backgroundobjects" svg:width="25.199cm" svg:height="2.63cm" svg:x="1.4cm" svg:y="0.627cm" presentation:class="title" presentation:placeholder="true">
        <draw:text-box/>
      </draw:frame>
      <draw:frame presentation:style-name="Default89-outline1" draw:layer="backgroundobjects" svg:width="25.199cm" svg:height="9.134cm" svg:x="1.4cm" svg:y="3.685cm" presentation:class="outline" presentation:placeholder="true">
        <draw:text-box/>
      </draw:frame>
      <draw:frame presentation:style-name="Mpr27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89-title" draw:layer="backgroundobjects" svg:width="13.968cm" svg:height="10.476cm" svg:x="3.81cm" svg:y="2.123cm" presentation:class="page"/>
        <draw:frame presentation:style-name="Default89-notes" draw:layer="backgroundobjects" svg:width="17.271cm" svg:height="12.572cm" svg:x="2.159cm" svg:y="13.271cm" presentation:class="notes" presentation:placeholder="true">
          <draw:text-box/>
        </draw:frame>
        <draw:frame presentation:style-name="Mpr2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0" style:page-layout-name="PM1" draw:style-name="Mdp3">
      <draw:frame presentation:style-name="Default90-title" draw:layer="backgroundobjects" svg:width="25.199cm" svg:height="2.63cm" svg:x="1.4cm" svg:y="0.627cm" presentation:class="title" presentation:placeholder="true">
        <draw:text-box/>
      </draw:frame>
      <draw:frame presentation:style-name="Default90-outline1" draw:layer="backgroundobjects" svg:width="25.199cm" svg:height="9.134cm" svg:x="1.4cm" svg:y="3.685cm" presentation:class="outline" presentation:placeholder="true">
        <draw:text-box/>
      </draw:frame>
      <draw:frame presentation:style-name="Mpr28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90-title" draw:layer="backgroundobjects" svg:width="13.968cm" svg:height="10.476cm" svg:x="3.81cm" svg:y="2.123cm" presentation:class="page"/>
        <draw:frame presentation:style-name="Default90-notes" draw:layer="backgroundobjects" svg:width="17.271cm" svg:height="12.572cm" svg:x="2.159cm" svg:y="13.271cm" presentation:class="notes" presentation:placeholder="true">
          <draw:text-box/>
        </draw:frame>
        <draw:frame presentation:style-name="Mpr28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1" style:page-layout-name="PM1" draw:style-name="Mdp3">
      <draw:frame presentation:style-name="Default91-title" draw:layer="backgroundobjects" svg:width="25.199cm" svg:height="2.63cm" svg:x="1.4cm" svg:y="0.627cm" presentation:class="title" presentation:placeholder="true">
        <draw:text-box/>
      </draw:frame>
      <draw:frame presentation:style-name="Default91-outline1" draw:layer="backgroundobjects" svg:width="25.199cm" svg:height="9.134cm" svg:x="1.4cm" svg:y="3.685cm" presentation:class="outline" presentation:placeholder="true">
        <draw:text-box/>
      </draw:frame>
      <draw:frame presentation:style-name="Mpr28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91-title" draw:layer="backgroundobjects" svg:width="13.968cm" svg:height="10.476cm" svg:x="3.81cm" svg:y="2.123cm" presentation:class="page"/>
        <draw:frame presentation:style-name="Default91-notes" draw:layer="backgroundobjects" svg:width="17.271cm" svg:height="12.572cm" svg:x="2.159cm" svg:y="13.271cm" presentation:class="notes" presentation:placeholder="true">
          <draw:text-box/>
        </draw:frame>
        <draw:frame presentation:style-name="Mpr2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2" style:page-layout-name="PM1" draw:style-name="Mdp3">
      <draw:frame presentation:style-name="Default92-title" draw:layer="backgroundobjects" svg:width="25.199cm" svg:height="2.63cm" svg:x="1.4cm" svg:y="0.627cm" presentation:class="title" presentation:placeholder="true">
        <draw:text-box/>
      </draw:frame>
      <draw:frame presentation:style-name="Default92-outline1" draw:layer="backgroundobjects" svg:width="25.199cm" svg:height="9.134cm" svg:x="1.4cm" svg:y="3.685cm" presentation:class="outline" presentation:placeholder="true">
        <draw:text-box/>
      </draw:frame>
      <draw:frame presentation:style-name="Mpr28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92-title" draw:layer="backgroundobjects" svg:width="13.968cm" svg:height="10.476cm" svg:x="3.81cm" svg:y="2.123cm" presentation:class="page"/>
        <draw:frame presentation:style-name="Default92-notes" draw:layer="backgroundobjects" svg:width="17.271cm" svg:height="12.572cm" svg:x="2.159cm" svg:y="13.271cm" presentation:class="notes" presentation:placeholder="true">
          <draw:text-box/>
        </draw:frame>
        <draw:frame presentation:style-name="Mpr2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3" style:page-layout-name="PM1" draw:style-name="Mdp3">
      <draw:frame presentation:style-name="Default93-title" draw:layer="backgroundobjects" svg:width="25.199cm" svg:height="2.63cm" svg:x="1.4cm" svg:y="0.627cm" presentation:class="title" presentation:placeholder="true">
        <draw:text-box/>
      </draw:frame>
      <draw:frame presentation:style-name="Default93-outline1" draw:layer="backgroundobjects" svg:width="25.199cm" svg:height="9.134cm" svg:x="1.4cm" svg:y="3.685cm" presentation:class="outline" presentation:placeholder="true">
        <draw:text-box/>
      </draw:frame>
      <draw:frame presentation:style-name="Mpr28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93-title" draw:layer="backgroundobjects" svg:width="13.968cm" svg:height="10.476cm" svg:x="3.81cm" svg:y="2.123cm" presentation:class="page"/>
        <draw:frame presentation:style-name="Default93-notes" draw:layer="backgroundobjects" svg:width="17.271cm" svg:height="12.572cm" svg:x="2.159cm" svg:y="13.271cm" presentation:class="notes" presentation:placeholder="true">
          <draw:text-box/>
        </draw:frame>
        <draw:frame presentation:style-name="Mpr2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3">
      <draw:frame presentation:style-name="Default94-title" draw:layer="backgroundobjects" svg:width="25.199cm" svg:height="2.63cm" svg:x="1.4cm" svg:y="0.627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29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94-title" draw:layer="backgroundobjects" svg:width="13.968cm" svg:height="10.476cm" svg:x="3.81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2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5" style:page-layout-name="PM1" draw:style-name="Mdp3">
      <draw:frame presentation:style-name="Default95-title" draw:layer="backgroundobjects" svg:width="25.199cm" svg:height="2.63cm" svg:x="1.4cm" svg:y="0.627cm" presentation:class="title" presentation:placeholder="true">
        <draw:text-box/>
      </draw:frame>
      <draw:frame presentation:style-name="Default95-outline1" draw:layer="backgroundobjects" svg:width="25.199cm" svg:height="9.134cm" svg:x="1.4cm" svg:y="3.685cm" presentation:class="outline" presentation:placeholder="true">
        <draw:text-box/>
      </draw:frame>
      <draw:frame presentation:style-name="Mpr29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95-title" draw:layer="backgroundobjects" svg:width="13.968cm" svg:height="10.476cm" svg:x="3.81cm" svg:y="2.123cm" presentation:class="page"/>
        <draw:frame presentation:style-name="Default95-notes" draw:layer="backgroundobjects" svg:width="17.271cm" svg:height="12.572cm" svg:x="2.159cm" svg:y="13.271cm" presentation:class="notes" presentation:placeholder="true">
          <draw:text-box/>
        </draw:frame>
        <draw:frame presentation:style-name="Mpr2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6" style:page-layout-name="PM1" draw:style-name="Mdp3">
      <draw:frame presentation:style-name="Default96-title" draw:layer="backgroundobjects" svg:width="25.199cm" svg:height="2.63cm" svg:x="1.4cm" svg:y="0.627cm" presentation:class="title" presentation:placeholder="true">
        <draw:text-box/>
      </draw:frame>
      <draw:frame presentation:style-name="Default96-outline1" draw:layer="backgroundobjects" svg:width="25.199cm" svg:height="9.134cm" svg:x="1.4cm" svg:y="3.685cm" presentation:class="outline" presentation:placeholder="true">
        <draw:text-box/>
      </draw:frame>
      <draw:frame presentation:style-name="Mpr29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96-title" draw:layer="backgroundobjects" svg:width="13.968cm" svg:height="10.476cm" svg:x="3.81cm" svg:y="2.123cm" presentation:class="page"/>
        <draw:frame presentation:style-name="Default96-notes" draw:layer="backgroundobjects" svg:width="17.271cm" svg:height="12.572cm" svg:x="2.159cm" svg:y="13.271cm" presentation:class="notes" presentation:placeholder="true">
          <draw:text-box/>
        </draw:frame>
        <draw:frame presentation:style-name="Mpr2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7" style:page-layout-name="PM1" draw:style-name="Mdp3">
      <draw:frame presentation:style-name="Default97-title" draw:layer="backgroundobjects" svg:width="25.199cm" svg:height="2.63cm" svg:x="1.4cm" svg:y="0.627cm" presentation:class="title" presentation:placeholder="true">
        <draw:text-box/>
      </draw:frame>
      <draw:frame presentation:style-name="Default97-outline1" draw:layer="backgroundobjects" svg:width="25.199cm" svg:height="9.134cm" svg:x="1.4cm" svg:y="3.685cm" presentation:class="outline" presentation:placeholder="true">
        <draw:text-box/>
      </draw:frame>
      <draw:frame presentation:style-name="Mpr30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97-title" draw:layer="backgroundobjects" svg:width="13.968cm" svg:height="10.476cm" svg:x="3.81cm" svg:y="2.123cm" presentation:class="page"/>
        <draw:frame presentation:style-name="Default97-notes" draw:layer="backgroundobjects" svg:width="17.271cm" svg:height="12.572cm" svg:x="2.159cm" svg:y="13.271cm" presentation:class="notes" presentation:placeholder="true">
          <draw:text-box/>
        </draw:frame>
        <draw:frame presentation:style-name="Mpr30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8" style:page-layout-name="PM1" draw:style-name="Mdp3">
      <draw:frame presentation:style-name="Default98-title" draw:layer="backgroundobjects" svg:width="25.199cm" svg:height="2.63cm" svg:x="1.4cm" svg:y="0.627cm" presentation:class="title" presentation:placeholder="true">
        <draw:text-box/>
      </draw:frame>
      <draw:frame presentation:style-name="Default98-outline1" draw:layer="backgroundobjects" svg:width="25.199cm" svg:height="9.134cm" svg:x="1.4cm" svg:y="3.685cm" presentation:class="outline" presentation:placeholder="true">
        <draw:text-box/>
      </draw:frame>
      <draw:frame presentation:style-name="Mpr30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98-title" draw:layer="backgroundobjects" svg:width="13.968cm" svg:height="10.476cm" svg:x="3.81cm" svg:y="2.123cm" presentation:class="page"/>
        <draw:frame presentation:style-name="Default98-notes" draw:layer="backgroundobjects" svg:width="17.271cm" svg:height="12.572cm" svg:x="2.159cm" svg:y="13.271cm" presentation:class="notes" presentation:placeholder="true">
          <draw:text-box/>
        </draw:frame>
        <draw:frame presentation:style-name="Mpr3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9" style:page-layout-name="PM1" draw:style-name="Mdp3">
      <draw:frame presentation:style-name="Default99-title" draw:layer="backgroundobjects" svg:width="25.199cm" svg:height="2.63cm" svg:x="1.4cm" svg:y="0.627cm" presentation:class="title" presentation:placeholder="true">
        <draw:text-box/>
      </draw:frame>
      <draw:frame presentation:style-name="Default99-outline1" draw:layer="backgroundobjects" svg:width="25.199cm" svg:height="9.134cm" svg:x="1.4cm" svg:y="3.685cm" presentation:class="outline" presentation:placeholder="true">
        <draw:text-box/>
      </draw:frame>
      <draw:frame presentation:style-name="Mpr30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99-title" draw:layer="backgroundobjects" svg:width="13.968cm" svg:height="10.476cm" svg:x="3.81cm" svg:y="2.123cm" presentation:class="page"/>
        <draw:frame presentation:style-name="Default99-notes" draw:layer="backgroundobjects" svg:width="17.271cm" svg:height="12.572cm" svg:x="2.159cm" svg:y="13.271cm" presentation:class="notes" presentation:placeholder="true">
          <draw:text-box/>
        </draw:frame>
        <draw:frame presentation:style-name="Mpr3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0" style:page-layout-name="PM1" draw:style-name="Mdp3">
      <draw:frame presentation:style-name="Default100-title" draw:layer="backgroundobjects" svg:width="25.199cm" svg:height="2.63cm" svg:x="1.4cm" svg:y="0.627cm" presentation:class="title" presentation:placeholder="true">
        <draw:text-box/>
      </draw:frame>
      <draw:frame presentation:style-name="Default100-outline1" draw:layer="backgroundobjects" svg:width="25.199cm" svg:height="9.134cm" svg:x="1.4cm" svg:y="3.685cm" presentation:class="outline" presentation:placeholder="true">
        <draw:text-box/>
      </draw:frame>
      <draw:frame presentation:style-name="Mpr3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100-title" draw:layer="backgroundobjects" svg:width="13.968cm" svg:height="10.476cm" svg:x="3.81cm" svg:y="2.123cm" presentation:class="page"/>
        <draw:frame presentation:style-name="Default100-notes" draw:layer="backgroundobjects" svg:width="17.271cm" svg:height="12.572cm" svg:x="2.159cm" svg:y="13.271cm" presentation:class="notes" presentation:placeholder="true">
          <draw:text-box/>
        </draw:frame>
        <draw:frame presentation:style-name="Mpr3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1" style:page-layout-name="PM1" draw:style-name="Mdp3">
      <draw:frame presentation:style-name="Default101-title" draw:layer="backgroundobjects" svg:width="25.199cm" svg:height="2.63cm" svg:x="1.4cm" svg:y="0.627cm" presentation:class="title" presentation:placeholder="true">
        <draw:text-box/>
      </draw:frame>
      <draw:frame presentation:style-name="Default101-outline1" draw:layer="backgroundobjects" svg:width="25.199cm" svg:height="9.134cm" svg:x="1.4cm" svg:y="3.685cm" presentation:class="outline" presentation:placeholder="true">
        <draw:text-box/>
      </draw:frame>
      <draw:frame presentation:style-name="Mpr3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101-title" draw:layer="backgroundobjects" svg:width="13.968cm" svg:height="10.476cm" svg:x="3.81cm" svg:y="2.123cm" presentation:class="page"/>
        <draw:frame presentation:style-name="Default101-notes" draw:layer="backgroundobjects" svg:width="17.271cm" svg:height="12.572cm" svg:x="2.159cm" svg:y="13.271cm" presentation:class="notes" presentation:placeholder="true">
          <draw:text-box/>
        </draw:frame>
        <draw:frame presentation:style-name="Mpr3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2" style:page-layout-name="PM1" draw:style-name="Mdp3">
      <draw:frame presentation:style-name="Default102-title" draw:layer="backgroundobjects" svg:width="25.199cm" svg:height="2.63cm" svg:x="1.4cm" svg:y="0.627cm" presentation:class="title" presentation:placeholder="true">
        <draw:text-box/>
      </draw:frame>
      <draw:frame presentation:style-name="Default102-outline1" draw:layer="backgroundobjects" svg:width="25.199cm" svg:height="9.134cm" svg:x="1.4cm" svg:y="3.685cm" presentation:class="outline" presentation:placeholder="true">
        <draw:text-box/>
      </draw:frame>
      <draw:frame presentation:style-name="Mpr3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102-title" draw:layer="backgroundobjects" svg:width="13.968cm" svg:height="10.476cm" svg:x="3.81cm" svg:y="2.123cm" presentation:class="page"/>
        <draw:frame presentation:style-name="Default102-notes" draw:layer="backgroundobjects" svg:width="17.271cm" svg:height="12.572cm" svg:x="2.159cm" svg:y="13.271cm" presentation:class="notes" presentation:placeholder="true">
          <draw:text-box/>
        </draw:frame>
        <draw:frame presentation:style-name="Mpr3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3" style:page-layout-name="PM1" draw:style-name="Mdp3">
      <draw:frame presentation:style-name="Default103-title" draw:layer="backgroundobjects" svg:width="25.199cm" svg:height="2.63cm" svg:x="1.4cm" svg:y="0.627cm" presentation:class="title" presentation:placeholder="true">
        <draw:text-box/>
      </draw:frame>
      <draw:frame presentation:style-name="Default103-outline1" draw:layer="backgroundobjects" svg:width="25.199cm" svg:height="9.134cm" svg:x="1.4cm" svg:y="3.685cm" presentation:class="outline" presentation:placeholder="true">
        <draw:text-box/>
      </draw:frame>
      <draw:frame presentation:style-name="Mpr3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103-title" draw:layer="backgroundobjects" svg:width="13.968cm" svg:height="10.476cm" svg:x="3.81cm" svg:y="2.123cm" presentation:class="page"/>
        <draw:frame presentation:style-name="Default103-notes" draw:layer="backgroundobjects" svg:width="17.271cm" svg:height="12.572cm" svg:x="2.159cm" svg:y="13.271cm" presentation:class="notes" presentation:placeholder="true">
          <draw:text-box/>
        </draw:frame>
        <draw:frame presentation:style-name="Mpr3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4" style:page-layout-name="PM1" draw:style-name="Mdp3">
      <draw:frame presentation:style-name="Default104-title" draw:layer="backgroundobjects" svg:width="25.199cm" svg:height="2.63cm" svg:x="1.4cm" svg:y="0.627cm" presentation:class="title" presentation:placeholder="true">
        <draw:text-box/>
      </draw:frame>
      <draw:frame presentation:style-name="Default104-outline1" draw:layer="backgroundobjects" svg:width="25.199cm" svg:height="9.134cm" svg:x="1.4cm" svg:y="3.685cm" presentation:class="outline" presentation:placeholder="true">
        <draw:text-box/>
      </draw:frame>
      <draw:frame presentation:style-name="Mpr3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104-title" draw:layer="backgroundobjects" svg:width="13.968cm" svg:height="10.476cm" svg:x="3.81cm" svg:y="2.123cm" presentation:class="page"/>
        <draw:frame presentation:style-name="Default104-notes" draw:layer="backgroundobjects" svg:width="17.271cm" svg:height="12.572cm" svg:x="2.159cm" svg:y="13.271cm" presentation:class="notes" presentation:placeholder="true">
          <draw:text-box/>
        </draw:frame>
        <draw:frame presentation:style-name="Mpr3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5" style:page-layout-name="PM1" draw:style-name="Mdp3">
      <draw:frame presentation:style-name="Default105-title" draw:layer="backgroundobjects" svg:width="25.199cm" svg:height="2.63cm" svg:x="1.4cm" svg:y="0.627cm" presentation:class="title" presentation:placeholder="true">
        <draw:text-box/>
      </draw:frame>
      <draw:frame presentation:style-name="Default105-outline1" draw:layer="backgroundobjects" svg:width="25.199cm" svg:height="9.134cm" svg:x="1.4cm" svg:y="3.685cm" presentation:class="outline" presentation:placeholder="true">
        <draw:text-box/>
      </draw:frame>
      <draw:frame presentation:style-name="Mpr3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105-title" draw:layer="backgroundobjects" svg:width="13.968cm" svg:height="10.476cm" svg:x="3.81cm" svg:y="2.123cm" presentation:class="page"/>
        <draw:frame presentation:style-name="Default105-notes" draw:layer="backgroundobjects" svg:width="17.271cm" svg:height="12.572cm" svg:x="2.159cm" svg:y="13.271cm" presentation:class="notes" presentation:placeholder="true">
          <draw:text-box/>
        </draw:frame>
        <draw:frame presentation:style-name="Mpr3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22:24:37.29</meta:creation-date>
    <dc:date>2019-02-05T23:17:21.567000000</dc:date>
    <meta:editing-duration>PT8H10S</meta:editing-duration>
    <meta:editing-cycles>81</meta:editing-cycles>
    <meta:generator>LibreOffice/6.1.3.2$Windows_X86_64 LibreOffice_project/86daf60bf00efa86ad547e59e09d6bb77c699acb</meta:generator>
    <meta:document-statistic meta:object-count="1695"/>
  </office:meta>
</office:document-meta>
</file>